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3" style:family="table">
      <style:table-properties style:width="15.901cm" table:align="left"/>
    </style:style>
    <style:style style:name="Table3.A" style:family="table-column">
      <style:table-column-properties style:column-width="1.296cm"/>
    </style:style>
    <style:style style:name="Table3.B" style:family="table-column">
      <style:table-column-properties style:column-width="6.8cm"/>
    </style:style>
    <style:style style:name="Table3.C" style:family="table-column">
      <style:table-column-properties style:column-width="7.805cm"/>
    </style:style>
    <style:style style:name="Table3.A1" style:family="table-cell">
      <style:table-cell-properties fo:padding="0.097cm" fo:border-left="0.5pt solid #000000" fo:border-right="none" fo:border-top="0.5pt solid #000000" fo:border-bottom="0.5pt solid #000000"/>
    </style:style>
    <style:style style:name="Table3.C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C2" style:family="table-cell">
      <style:table-cell-properties fo:padding="0.097cm" fo:border-left="0.5pt solid #000000" fo:border-right="0.5pt solid #000000" fo:border-top="none" fo:border-bottom="0.5pt solid #000000"/>
    </style:style>
    <style:style style:name="Table3.5" style:family="table-row">
      <style:table-row-properties style:min-row-height="1.972cm"/>
    </style:style>
    <style:style style:name="Table3.9" style:family="table-row">
      <style:table-row-properties style:min-row-height="4.002cm"/>
    </style:style>
    <style:style style:name="Table3.10" style:family="table-row">
      <style:table-row-properties style:min-row-height="0.748cm"/>
    </style:style>
    <style:style style:name="Table3.12" style:family="table-row">
      <style:table-row-properties style:min-row-height="1.736cm"/>
    </style:style>
    <style:style style:name="Table1" style:family="table">
      <style:table-properties style:width="16.484cm" fo:margin-left="0.079cm" table:align="left"/>
    </style:style>
    <style:style style:name="Table1.A" style:family="table-column">
      <style:table-column-properties style:column-width="1.085cm"/>
    </style:style>
    <style:style style:name="Table1.B" style:family="table-column">
      <style:table-column-properties style:column-width="6.006cm"/>
    </style:style>
    <style:style style:name="Table1.C" style:family="table-column">
      <style:table-column-properties style:column-width="9.393cm"/>
    </style:style>
    <style:style style:name="Table1.A1" style:family="table-cell">
      <style:table-cell-properties fo:padding="0cm" fo:border="none" style:writing-mode="page"/>
    </style:style>
    <style:style style:name="Table1.4" style:family="table-row">
      <style:table-row-properties style:min-row-height="1.773cm"/>
    </style:style>
    <style:style style:name="Table1.13" style:family="table-row">
      <style:table-row-properties style:min-row-height="3.126cm"/>
    </style:style>
    <style:style style:name="Table1.22" style:family="table-row">
      <style:table-row-properties style:min-row-height="1.476cm"/>
    </style:style>
    <style:style style:name="Table2" style:family="table">
      <style:table-properties style:width="15.921cm" table:align="margins"/>
    </style:style>
    <style:style style:name="Table2.A" style:family="table-column">
      <style:table-column-properties style:column-width="2.196cm" style:rel-column-width="9039*"/>
    </style:style>
    <style:style style:name="Table2.B" style:family="table-column">
      <style:table-column-properties style:column-width="6.906cm" style:rel-column-width="28425*"/>
    </style:style>
    <style:style style:name="Table2.C" style:family="table-column">
      <style:table-column-properties style:column-width="6.819cm" style:rel-column-width="28071*"/>
    </style:style>
    <style:style style:name="Table2.A1" style:family="table-cell">
      <style:table-cell-properties fo:padding="0.097cm" fo:border-left="0.5pt solid #000000" fo:border-right="none" fo:border-top="0.5pt solid #000000" fo:border-bottom="0.5pt solid #000000"/>
    </style:style>
    <style:style style:name="Table2.C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C2" style:family="table-cell">
      <style:table-cell-properties fo:padding="0.097cm" fo:border-left="0.5pt solid #000000" fo:border-right="0.5pt solid #000000" fo:border-top="none" fo:border-bottom="0.5pt solid #000000"/>
    </style:style>
    <style:style style:name="P1" style:family="paragraph" style:parent-style-name="Contents_20_Heading" style:master-page-name="MP0">
      <style:paragraph-properties style:page-number="auto" fo:break-before="page"/>
    </style:style>
    <style:style style:name="P2" style:family="paragraph" style:parent-style-name="Contents_20_1">
      <style:paragraph-properties>
        <style:tab-stops>
          <style:tab-stop style:position="15.919cm" style:type="right" style:leader-style="dotted" style:leader-text="."/>
        </style:tab-stops>
      </style:paragraph-properties>
    </style:style>
    <style:style style:name="P3" style:family="paragraph" style:parent-style-name="Contents_20_2">
      <style:paragraph-properties>
        <style:tab-stops>
          <style:tab-stop style:position="15.42cm" style:type="right" style:leader-style="dotted" style:leader-text="."/>
        </style:tab-stops>
      </style:paragraph-properties>
    </style:style>
    <style:style style:name="P4" style:family="paragraph" style:parent-style-name="Heading_20_1">
      <style:text-properties officeooo:rsid="00139b43" officeooo:paragraph-rsid="00139b43"/>
    </style:style>
    <style:style style:name="P5" style:family="paragraph" style:parent-style-name="Normal">
      <style:text-properties officeooo:rsid="0013cc20" officeooo:paragraph-rsid="0013cc20"/>
    </style:style>
    <style:style style:name="P6" style:family="paragraph" style:parent-style-name="Normal">
      <style:text-properties officeooo:rsid="0013cc20" officeooo:paragraph-rsid="00156136"/>
    </style:style>
    <style:style style:name="P7" style:family="paragraph" style:parent-style-name="Normal">
      <style:text-properties officeooo:rsid="00242805" officeooo:paragraph-rsid="00de58d7"/>
    </style:style>
    <style:style style:name="P8" style:family="paragraph" style:parent-style-name="Normal">
      <style:text-properties officeooo:rsid="00242805" officeooo:paragraph-rsid="00250281"/>
    </style:style>
    <style:style style:name="P9" style:family="paragraph" style:parent-style-name="Normal">
      <style:text-properties officeooo:rsid="00250281" officeooo:paragraph-rsid="0053c465"/>
    </style:style>
    <style:style style:name="P10" style:family="paragraph" style:parent-style-name="Normal">
      <style:text-properties officeooo:rsid="0053c465" officeooo:paragraph-rsid="00de5bb8"/>
    </style:style>
    <style:style style:name="P11" style:family="paragraph" style:parent-style-name="Normal">
      <style:text-properties officeooo:rsid="0053c465" officeooo:paragraph-rsid="00de58d7"/>
    </style:style>
    <style:style style:name="P12" style:family="paragraph" style:parent-style-name="Normal">
      <style:text-properties officeooo:rsid="00de58d7" officeooo:paragraph-rsid="00de58d7"/>
    </style:style>
    <style:style style:name="P13" style:family="paragraph" style:parent-style-name="Normal">
      <style:text-properties officeooo:rsid="00545112" officeooo:paragraph-rsid="00545112"/>
    </style:style>
    <style:style style:name="P14" style:family="paragraph" style:parent-style-name="Normal">
      <style:text-properties officeooo:rsid="0055f0ff" officeooo:paragraph-rsid="0055f0ff"/>
    </style:style>
    <style:style style:name="P15" style:family="paragraph" style:parent-style-name="Heading_20_2">
      <style:paragraph-properties fo:break-before="page"/>
    </style:style>
    <style:style style:name="P16" style:family="paragraph" style:parent-style-name="Normal">
      <style:text-properties officeooo:rsid="0013cc20" officeooo:paragraph-rsid="00872876"/>
    </style:style>
    <style:style style:name="P17" style:family="paragraph" style:parent-style-name="Normal">
      <style:text-properties officeooo:rsid="0013cc20" officeooo:paragraph-rsid="00d9a241"/>
    </style:style>
    <style:style style:name="P18" style:family="paragraph" style:parent-style-name="Normal">
      <style:text-properties officeooo:rsid="00d9a241" officeooo:paragraph-rsid="00d9a241"/>
    </style:style>
    <style:style style:name="P19" style:family="paragraph" style:parent-style-name="Normal">
      <style:text-properties officeooo:rsid="00853dd3" officeooo:paragraph-rsid="00de5bb8"/>
    </style:style>
    <style:style style:name="P20" style:family="paragraph" style:parent-style-name="Normal">
      <style:text-properties officeooo:rsid="00872876" officeooo:paragraph-rsid="00de5bb8"/>
    </style:style>
    <style:style style:name="P21" style:family="paragraph" style:parent-style-name="Normal">
      <style:text-properties officeooo:rsid="0013cc20" officeooo:paragraph-rsid="001470cd"/>
    </style:style>
    <style:style style:name="P22" style:family="paragraph" style:parent-style-name="Normal">
      <style:text-properties officeooo:rsid="001470cd" officeooo:paragraph-rsid="001470cd"/>
    </style:style>
    <style:style style:name="P23" style:family="paragraph" style:parent-style-name="Normal">
      <style:text-properties officeooo:rsid="001470cd" officeooo:paragraph-rsid="00156136"/>
    </style:style>
    <style:style style:name="P24" style:family="paragraph" style:parent-style-name="Normal">
      <style:text-properties officeooo:paragraph-rsid="00156136"/>
    </style:style>
    <style:style style:name="P25" style:family="paragraph" style:parent-style-name="Normal">
      <style:text-properties officeooo:paragraph-rsid="0088ef72"/>
    </style:style>
    <style:style style:name="P26" style:family="paragraph" style:parent-style-name="Heading_20_2" style:list-style-name="">
      <style:paragraph-properties fo:margin-top="0cm" fo:margin-bottom="0cm" style:contextual-spacing="false"/>
      <style:text-properties officeooo:paragraph-rsid="008a9925"/>
    </style:style>
    <style:style style:name="P27" style:family="paragraph" style:parent-style-name="Normal">
      <style:text-properties officeooo:rsid="00f00c19" officeooo:paragraph-rsid="00f00c19"/>
    </style:style>
    <style:style style:name="P28" style:family="paragraph" style:parent-style-name="Normal">
      <style:text-properties officeooo:rsid="00f0cba1" officeooo:paragraph-rsid="00f0cba1"/>
    </style:style>
    <style:style style:name="P29" style:family="paragraph" style:parent-style-name="Heading_20_1">
      <style:paragraph-properties fo:break-before="page"/>
      <style:text-properties officeooo:paragraph-rsid="0026308f"/>
    </style:style>
    <style:style style:name="P30" style:family="paragraph" style:parent-style-name="Normal">
      <style:text-properties officeooo:paragraph-rsid="008a9925"/>
    </style:style>
    <style:style style:name="P31" style:family="paragraph" style:parent-style-name="Normal">
      <style:text-properties officeooo:paragraph-rsid="008bfa19"/>
    </style:style>
    <style:style style:name="P32" style:family="paragraph" style:parent-style-name="Normal">
      <style:text-properties officeooo:rsid="0058eb2f" officeooo:paragraph-rsid="0058eb2f"/>
    </style:style>
    <style:style style:name="P33" style:family="paragraph" style:parent-style-name="Normal">
      <style:text-properties officeooo:paragraph-rsid="0016f1e3"/>
    </style:style>
    <style:style style:name="P34" style:family="paragraph" style:parent-style-name="Heading_20_2">
      <style:paragraph-properties fo:margin-top="0cm" fo:margin-bottom="0cm" style:contextual-spacing="false"/>
    </style:style>
    <style:style style:name="P35" style:family="paragraph" style:parent-style-name="Normal">
      <style:text-properties officeooo:rsid="00338523" officeooo:paragraph-rsid="00338523"/>
    </style:style>
    <style:style style:name="P36" style:family="paragraph" style:parent-style-name="Normal">
      <style:text-properties officeooo:paragraph-rsid="00e9ad71"/>
    </style:style>
    <style:style style:name="P37" style:family="paragraph" style:parent-style-name="Normal">
      <style:text-properties officeooo:rsid="00e7cb80" officeooo:paragraph-rsid="00e9ad71"/>
    </style:style>
    <style:style style:name="P38" style:family="paragraph" style:parent-style-name="No_20_Spacing">
      <style:paragraph-properties fo:margin-left="0cm" fo:text-indent="0cm" style:auto-text-indent="false"/>
    </style:style>
    <style:style style:name="P39" style:family="paragraph" style:parent-style-name="No_20_Spacing">
      <style:text-properties officeooo:paragraph-rsid="00e7cb80"/>
    </style:style>
    <style:style style:name="P40" style:family="paragraph" style:parent-style-name="Normal">
      <style:text-properties officeooo:rsid="00297767" officeooo:paragraph-rsid="00297767"/>
    </style:style>
    <style:style style:name="P41" style:family="paragraph" style:parent-style-name="No_20_Spacing">
      <style:text-properties officeooo:paragraph-rsid="003b18e1"/>
    </style:style>
    <style:style style:name="P42" style:family="paragraph" style:parent-style-name="No_20_Spacing">
      <style:text-properties officeooo:paragraph-rsid="003bd5c9"/>
    </style:style>
    <style:style style:name="P43" style:family="paragraph" style:parent-style-name="Normal">
      <style:text-properties officeooo:rsid="0022db3b" officeooo:paragraph-rsid="00242805"/>
    </style:style>
    <style:style style:name="P44" style:family="paragraph" style:parent-style-name="Normal">
      <style:text-properties officeooo:rsid="0022db3b" officeooo:paragraph-rsid="00297767"/>
    </style:style>
    <style:style style:name="P45" style:family="paragraph" style:parent-style-name="Normal">
      <style:text-properties officeooo:rsid="0022db3b" officeooo:paragraph-rsid="005c8f0d"/>
    </style:style>
    <style:style style:name="P46" style:family="paragraph" style:parent-style-name="Normal">
      <style:text-properties officeooo:rsid="005c8f0d" officeooo:paragraph-rsid="005c8f0d"/>
    </style:style>
    <style:style style:name="P47" style:family="paragraph" style:parent-style-name="No_20_Spacing">
      <style:text-properties officeooo:paragraph-rsid="0016f1e3"/>
    </style:style>
    <style:style style:name="P48" style:family="paragraph" style:parent-style-name="Normal">
      <style:text-properties fo:font-weight="normal" officeooo:rsid="0061c6ce" officeooo:paragraph-rsid="0061c6ce" style:font-weight-asian="normal" style:font-weight-complex="normal"/>
    </style:style>
    <style:style style:name="P49" style:family="paragraph" style:parent-style-name="Normal">
      <style:text-properties fo:font-weight="normal" officeooo:rsid="005e4a6e" officeooo:paragraph-rsid="009da94b" style:font-weight-asian="normal" style:font-weight-complex="normal"/>
    </style:style>
    <style:style style:name="P50" style:family="paragraph" style:parent-style-name="Normal">
      <style:text-properties fo:font-weight="normal" officeooo:rsid="00b249e0" officeooo:paragraph-rsid="00b249e0" style:font-weight-asian="normal" style:font-weight-complex="normal"/>
    </style:style>
    <style:style style:name="P51" style:family="paragraph" style:parent-style-name="Heading_20_1">
      <style:paragraph-properties fo:break-before="page"/>
      <style:text-properties officeooo:paragraph-rsid="00b9d799"/>
    </style:style>
    <style:style style:name="P52" style:family="paragraph" style:parent-style-name="Normal">
      <style:text-properties officeooo:rsid="00b9d799" officeooo:paragraph-rsid="00b9d799"/>
    </style:style>
    <style:style style:name="P53" style:family="paragraph" style:parent-style-name="Normal">
      <style:text-properties officeooo:rsid="00853dd3" officeooo:paragraph-rsid="00b9d799"/>
    </style:style>
    <style:style style:name="P54" style:family="paragraph" style:parent-style-name="Normal">
      <style:text-properties officeooo:paragraph-rsid="00ebe669"/>
    </style:style>
    <style:style style:name="P55" style:family="paragraph" style:parent-style-name="No_20_Spacing">
      <style:text-properties officeooo:paragraph-rsid="00ebe669"/>
    </style:style>
    <style:style style:name="P56" style:family="paragraph" style:parent-style-name="No_20_Spacing">
      <style:text-properties officeooo:paragraph-rsid="00b9d799"/>
    </style:style>
    <style:style style:name="P57" style:family="paragraph" style:parent-style-name="Normal">
      <style:text-properties officeooo:paragraph-rsid="00b9d799"/>
    </style:style>
    <style:style style:name="P58" style:family="paragraph" style:parent-style-name="Normal">
      <style:text-properties officeooo:rsid="00b249e0" officeooo:paragraph-rsid="00b249e0"/>
    </style:style>
    <style:style style:name="P59" style:family="paragraph" style:parent-style-name="Heading_20_1">
      <style:paragraph-properties fo:break-before="page"/>
    </style:style>
    <style:style style:name="P60" style:family="paragraph" style:parent-style-name="Normal">
      <style:text-properties officeooo:rsid="009da94b" officeooo:paragraph-rsid="009da94b"/>
    </style:style>
    <style:style style:name="P61" style:family="paragraph" style:parent-style-name="Heading_20_1">
      <style:paragraph-properties fo:break-before="page"/>
      <style:text-properties officeooo:paragraph-rsid="00ab91ed"/>
    </style:style>
    <style:style style:name="P62" style:family="paragraph" style:parent-style-name="Normal">
      <style:text-properties officeooo:paragraph-rsid="00ab91ed"/>
    </style:style>
    <style:style style:name="P63" style:family="paragraph" style:parent-style-name="Normal">
      <style:text-properties officeooo:paragraph-rsid="00bc1bb2"/>
    </style:style>
    <style:style style:name="P64" style:family="paragraph" style:parent-style-name="Normal">
      <style:text-properties officeooo:paragraph-rsid="00bb4c6b"/>
    </style:style>
    <style:style style:name="P65" style:family="paragraph" style:parent-style-name="Normal">
      <style:text-properties officeooo:rsid="009c57d2" officeooo:paragraph-rsid="00bc1bb2"/>
    </style:style>
    <style:style style:name="P66" style:family="paragraph" style:parent-style-name="Normal">
      <style:text-properties officeooo:rsid="009da94b" officeooo:paragraph-rsid="00ab91ed"/>
    </style:style>
    <style:style style:name="P67" style:family="paragraph" style:parent-style-name="Normal">
      <style:text-properties officeooo:rsid="004e4b61" officeooo:paragraph-rsid="00ab91ed"/>
    </style:style>
    <style:style style:name="P68" style:family="paragraph" style:parent-style-name="No_20_Spacing">
      <style:text-properties officeooo:paragraph-rsid="00ab91ed"/>
    </style:style>
    <style:style style:name="P69" style:family="paragraph" style:parent-style-name="Normal">
      <style:text-properties officeooo:rsid="00bc8dcf" officeooo:paragraph-rsid="00bc8dcf"/>
    </style:style>
    <style:style style:name="P70" style:family="paragraph" style:parent-style-name="Heading_20_2">
      <style:text-properties officeooo:paragraph-rsid="00aeb623"/>
    </style:style>
    <style:style style:name="P71" style:family="paragraph" style:parent-style-name="Normal">
      <style:text-properties officeooo:paragraph-rsid="00aeb623"/>
    </style:style>
    <style:style style:name="P72" style:family="paragraph" style:parent-style-name="Normal">
      <style:text-properties officeooo:paragraph-rsid="00bc8dcf"/>
    </style:style>
    <style:style style:name="P73" style:family="paragraph" style:parent-style-name="Normal">
      <style:text-properties officeooo:rsid="00ed4d4b" officeooo:paragraph-rsid="00ed4d4b"/>
    </style:style>
    <style:style style:name="P74" style:family="paragraph" style:parent-style-name="Table_20_Contents">
      <style:text-properties officeooo:rsid="00814846" officeooo:paragraph-rsid="00aeb623"/>
    </style:style>
    <style:style style:name="P75" style:family="paragraph" style:parent-style-name="Table_20_Contents">
      <style:text-properties fo:font-weight="bold" officeooo:rsid="00cdc8d9" officeooo:paragraph-rsid="00cdc8d9" style:font-weight-asian="bold" style:font-weight-complex="bold"/>
    </style:style>
    <style:style style:name="P76" style:family="paragraph" style:parent-style-name="List_20_Paragraph">
      <loext:graphic-properties draw:fill="none"/>
      <style:paragraph-properties fo:margin-left="0cm" fo:margin-right="0cm" fo:hyphenation-ladder-count="no-limit" fo:hyphenation-keep="auto" loext:hyphenation-keep-type="column" loext:hyphenation-keep-line="false" fo:text-indent="0cm" style:auto-text-indent="false" fo:background-color="transparent">
        <style:tab-stops/>
      </style:paragraph-properties>
      <style:text-properties fo:font-weight="bold" officeooo:rsid="00cdc8d9" officeooo:paragraph-rsid="00cdc8d9" style:font-weight-asian="bold" style:font-weight-complex="bold" fo:hyphenate="false" loext:hyphenation-no-caps="false" loext:hyphenation-no-last-word="false" loext:hyphenation-word-char-count="no-limit" loext:hyphenation-zone="no-limit"/>
    </style:style>
    <style:style style:name="P77" style:family="paragraph" style:parent-style-name="List_20_Paragraph">
      <loext:graphic-properties draw:fill="none"/>
      <style:paragraph-properties fo:margin-left="0cm" fo:margin-right="0cm" fo:hyphenation-ladder-count="no-limit" fo:hyphenation-keep="auto" loext:hyphenation-keep-type="column" loext:hyphenation-keep-line="false" fo:text-indent="0cm" style:auto-text-indent="false" fo:background-color="transparent">
        <style:tab-stops/>
      </style:paragraph-properties>
      <style:text-properties officeooo:paragraph-rsid="00aeb623" fo:hyphenate="false" loext:hyphenation-no-caps="false" loext:hyphenation-no-last-word="false" loext:hyphenation-word-char-count="no-limit" loext:hyphenation-zone="no-limit"/>
    </style:style>
    <style:style style:name="P78" style:family="paragraph" style:parent-style-name="List_20_Paragraph">
      <loext:graphic-properties draw:fill="none"/>
      <style:paragraph-properties fo:margin-left="0cm" fo:margin-right="0cm" fo:hyphenation-ladder-count="no-limit" fo:hyphenation-keep="auto" loext:hyphenation-keep-type="column" loext:hyphenation-keep-line="false" fo:text-indent="0cm" style:auto-text-indent="false" fo:background-color="transparent">
        <style:tab-stops/>
      </style:paragraph-properties>
      <style:text-properties officeooo:rsid="00ed4d4b" officeooo:paragraph-rsid="00ed4d4b" fo:hyphenate="false" loext:hyphenation-no-caps="false" loext:hyphenation-no-last-word="false" loext:hyphenation-word-char-count="no-limit" loext:hyphenation-zone="no-limit"/>
    </style:style>
    <style:style style:name="P79" style:family="paragraph" style:parent-style-name="Table_20_Contents">
      <style:text-properties officeooo:rsid="00bd966d" officeooo:paragraph-rsid="00bd966d"/>
    </style:style>
    <style:style style:name="P80" style:family="paragraph" style:parent-style-name="Table_20_Contents">
      <style:text-properties officeooo:rsid="00bd966d" officeooo:paragraph-rsid="00be294f"/>
    </style:style>
    <style:style style:name="P81" style:family="paragraph" style:parent-style-name="List_20_Paragraph">
      <loext:graphic-properties draw:fill="none"/>
      <style:paragraph-properties fo:margin-left="0cm" fo:margin-right="0cm" fo:hyphenation-ladder-count="no-limit" fo:hyphenation-keep="auto" loext:hyphenation-keep-type="column" loext:hyphenation-keep-line="false" fo:text-indent="0cm" style:auto-text-indent="false" fo:background-color="transparent">
        <style:tab-stops/>
      </style:paragraph-properties>
      <style:text-properties officeooo:rsid="00bd966d" officeooo:paragraph-rsid="00bd966d" fo:hyphenate="false" loext:hyphenation-no-caps="false" loext:hyphenation-no-last-word="false" loext:hyphenation-word-char-count="no-limit" loext:hyphenation-zone="no-limit"/>
    </style:style>
    <style:style style:name="P82" style:family="paragraph" style:parent-style-name="List_20_Paragraph">
      <loext:graphic-properties draw:fill="none"/>
      <style:paragraph-properties fo:margin-left="0cm" fo:margin-right="0cm" fo:hyphenation-ladder-count="no-limit" fo:hyphenation-keep="auto" loext:hyphenation-keep-type="column" loext:hyphenation-keep-line="false" fo:text-indent="0cm" style:auto-text-indent="false" fo:background-color="transparent">
        <style:tab-stops/>
      </style:paragraph-properties>
      <style:text-properties officeooo:rsid="004cb871" officeooo:paragraph-rsid="00bc8dcf" fo:hyphenate="false" loext:hyphenation-no-caps="false" loext:hyphenation-no-last-word="false" loext:hyphenation-word-char-count="no-limit" loext:hyphenation-zone="no-limit"/>
    </style:style>
    <style:style style:name="P83" style:family="paragraph" style:parent-style-name="List_20_Paragraph">
      <loext:graphic-properties draw:fill="none"/>
      <style:paragraph-properties fo:margin-left="0cm" fo:margin-right="0cm" fo:hyphenation-ladder-count="no-limit" fo:hyphenation-keep="auto" loext:hyphenation-keep-type="column" loext:hyphenation-keep-line="false" fo:text-indent="0cm" style:auto-text-indent="false" fo:background-color="transparent">
        <style:tab-stops/>
      </style:paragraph-properties>
      <style:text-properties officeooo:rsid="004cb871" officeooo:paragraph-rsid="00aeb623" fo:hyphenate="false" loext:hyphenation-no-caps="false" loext:hyphenation-no-last-word="false" loext:hyphenation-word-char-count="no-limit" loext:hyphenation-zone="no-limit"/>
    </style:style>
    <style:style style:name="P84" style:family="paragraph" style:parent-style-name="Table_20_Contents">
      <style:text-properties officeooo:rsid="00814846" officeooo:paragraph-rsid="00bc8dcf"/>
    </style:style>
    <style:style style:name="P85" style:family="paragraph" style:parent-style-name="Table_20_Contents">
      <style:text-properties officeooo:rsid="0095c506" officeooo:paragraph-rsid="00be294f"/>
    </style:style>
    <style:style style:name="P86" style:family="paragraph" style:parent-style-name="List_20_Paragraph">
      <loext:graphic-properties draw:fill="none"/>
      <style:paragraph-properties fo:margin-left="0cm" fo:margin-right="0cm" fo:hyphenation-ladder-count="no-limit" fo:hyphenation-keep="auto" loext:hyphenation-keep-type="column" loext:hyphenation-keep-line="false" fo:text-indent="0cm" style:auto-text-indent="false" fo:background-color="transparent">
        <style:tab-stops/>
      </style:paragraph-properties>
      <style:text-properties officeooo:rsid="0095c506" officeooo:paragraph-rsid="00aeb623" fo:hyphenate="false" loext:hyphenation-no-caps="false" loext:hyphenation-no-last-word="false" loext:hyphenation-word-char-count="no-limit" loext:hyphenation-zone="no-limit"/>
    </style:style>
    <style:style style:name="P87" style:family="paragraph" style:parent-style-name="List_20_Paragraph">
      <loext:graphic-properties draw:fill="none"/>
      <style:paragraph-properties fo:margin-left="0cm" fo:margin-right="0cm" fo:hyphenation-ladder-count="no-limit" fo:hyphenation-keep="auto" loext:hyphenation-keep-type="column" loext:hyphenation-keep-line="false" fo:text-indent="0cm" style:auto-text-indent="false" fo:background-color="transparent">
        <style:tab-stops/>
      </style:paragraph-properties>
      <style:text-properties officeooo:rsid="00353cd6" officeooo:paragraph-rsid="00aeb623" fo:hyphenate="false" loext:hyphenation-no-caps="false" loext:hyphenation-no-last-word="false" loext:hyphenation-word-char-count="no-limit" loext:hyphenation-zone="no-limit"/>
    </style:style>
    <style:style style:name="P88" style:family="paragraph" style:parent-style-name="List_20_Paragraph">
      <loext:graphic-properties draw:fill="none"/>
      <style:paragraph-properties fo:margin-left="0cm" fo:margin-right="0cm" fo:hyphenation-ladder-count="no-limit" fo:hyphenation-keep="auto" loext:hyphenation-keep-type="column" loext:hyphenation-keep-line="false" fo:text-indent="0cm" style:auto-text-indent="false" fo:background-color="transparent">
        <style:tab-stops/>
      </style:paragraph-properties>
      <style:text-properties officeooo:rsid="009319b3" officeooo:paragraph-rsid="00be294f" fo:hyphenate="false" loext:hyphenation-no-caps="false" loext:hyphenation-no-last-word="false" loext:hyphenation-word-char-count="no-limit" loext:hyphenation-zone="no-limit"/>
    </style:style>
    <style:style style:name="P89" style:family="paragraph" style:parent-style-name="List_20_Paragraph">
      <loext:graphic-properties draw:fill="none"/>
      <style:paragraph-properties fo:margin-left="0cm" fo:margin-right="0cm" fo:hyphenation-ladder-count="no-limit" fo:hyphenation-keep="auto" loext:hyphenation-keep-type="column" loext:hyphenation-keep-line="false" fo:text-indent="0cm" style:auto-text-indent="false" fo:background-color="transparent">
        <style:tab-stops/>
      </style:paragraph-properties>
      <style:text-properties officeooo:rsid="009319b3" officeooo:paragraph-rsid="00aeb623" fo:hyphenate="false" loext:hyphenation-no-caps="false" loext:hyphenation-no-last-word="false" loext:hyphenation-word-char-count="no-limit" loext:hyphenation-zone="no-limit"/>
    </style:style>
    <style:style style:name="P90" style:family="paragraph" style:parent-style-name="List_20_Paragraph">
      <loext:graphic-properties draw:fill="none"/>
      <style:paragraph-properties fo:margin-left="0cm" fo:margin-right="0cm" fo:hyphenation-ladder-count="no-limit" fo:hyphenation-keep="auto" loext:hyphenation-keep-type="column" loext:hyphenation-keep-line="false" fo:text-indent="0cm" style:auto-text-indent="false" fo:background-color="transparent">
        <style:tab-stops/>
      </style:paragraph-properties>
      <style:text-properties officeooo:rsid="0095c506" officeooo:paragraph-rsid="00be294f" fo:hyphenate="false" loext:hyphenation-no-caps="false" loext:hyphenation-no-last-word="false" loext:hyphenation-word-char-count="no-limit" loext:hyphenation-zone="no-limit"/>
    </style:style>
    <style:style style:name="P91" style:family="paragraph" style:parent-style-name="List_20_Paragraph">
      <loext:graphic-properties draw:fill="none"/>
      <style:paragraph-properties fo:margin-left="0cm" fo:margin-right="0cm" fo:hyphenation-ladder-count="no-limit" fo:hyphenation-keep="auto" loext:hyphenation-keep-type="column" loext:hyphenation-keep-line="false" fo:text-indent="0cm" style:auto-text-indent="false" fo:background-color="transparent">
        <style:tab-stops/>
      </style:paragraph-properties>
      <style:text-properties officeooo:rsid="00962849" officeooo:paragraph-rsid="00aeb623" fo:hyphenate="false" loext:hyphenation-no-caps="false" loext:hyphenation-no-last-word="false" loext:hyphenation-word-char-count="no-limit" loext:hyphenation-zone="no-limit"/>
    </style:style>
    <style:style style:name="P92" style:family="paragraph" style:parent-style-name="Table_20_Contents">
      <style:text-properties officeooo:rsid="00962849" officeooo:paragraph-rsid="00aeb623"/>
    </style:style>
    <style:style style:name="P93" style:family="paragraph" style:parent-style-name="List_20_Paragraph">
      <loext:graphic-properties draw:fill="none"/>
      <style:paragraph-properties fo:margin-left="0cm" fo:margin-right="0cm" fo:hyphenation-ladder-count="no-limit" fo:hyphenation-keep="auto" loext:hyphenation-keep-type="column" loext:hyphenation-keep-line="false" fo:text-indent="0cm" style:auto-text-indent="false" fo:background-color="transparent">
        <style:tab-stops/>
      </style:paragraph-properties>
      <style:text-properties officeooo:rsid="00962849" officeooo:paragraph-rsid="00bd966d" fo:hyphenate="false" loext:hyphenation-no-caps="false" loext:hyphenation-no-last-word="false" loext:hyphenation-word-char-count="no-limit" loext:hyphenation-zone="no-limit"/>
    </style:style>
    <style:style style:name="P94" style:family="paragraph" style:parent-style-name="List_20_Paragraph">
      <loext:graphic-properties draw:fill="none"/>
      <style:paragraph-properties fo:margin-left="0cm" fo:margin-right="0cm" fo:hyphenation-ladder-count="no-limit" fo:hyphenation-keep="auto" loext:hyphenation-keep-type="column" loext:hyphenation-keep-line="false" fo:text-indent="0cm" style:auto-text-indent="false" fo:background-color="transparent">
        <style:tab-stops/>
      </style:paragraph-properties>
      <style:text-properties officeooo:rsid="00962849" officeooo:paragraph-rsid="00be294f" fo:hyphenate="false" loext:hyphenation-no-caps="false" loext:hyphenation-no-last-word="false" loext:hyphenation-word-char-count="no-limit" loext:hyphenation-zone="no-limit"/>
    </style:style>
    <style:style style:name="P95" style:family="paragraph" style:parent-style-name="Normal">
      <style:text-properties officeooo:rsid="00c74357" officeooo:paragraph-rsid="00e6da4d"/>
    </style:style>
    <style:style style:name="P96" style:family="paragraph" style:parent-style-name="Heading_20_2">
      <style:paragraph-properties fo:break-before="page"/>
      <style:text-properties officeooo:paragraph-rsid="00b333b3"/>
    </style:style>
    <style:style style:name="P97" style:family="paragraph" style:parent-style-name="Normal">
      <style:text-properties officeooo:paragraph-rsid="00b333b3"/>
    </style:style>
    <style:style style:name="P98" style:family="paragraph" style:parent-style-name="No_20_Spacing">
      <style:text-properties officeooo:paragraph-rsid="00b333b3"/>
    </style:style>
    <style:style style:name="P99" style:family="paragraph" style:parent-style-name="Normal">
      <style:text-properties officeooo:rsid="009855e5" officeooo:paragraph-rsid="00b333b3"/>
    </style:style>
    <style:style style:name="P100" style:family="paragraph" style:parent-style-name="Normal">
      <style:text-properties officeooo:rsid="00840033" officeooo:paragraph-rsid="00b333b3"/>
    </style:style>
    <style:style style:name="P101" style:family="paragraph" style:parent-style-name="Table_20_Contents">
      <style:paragraph-properties fo:text-align="start" style:justify-single-word="false"/>
      <style:text-properties officeooo:rsid="0052779d" officeooo:paragraph-rsid="00b333b3"/>
    </style:style>
    <style:style style:name="P102" style:family="paragraph" style:parent-style-name="Table_20_Contents">
      <style:paragraph-properties fo:text-align="start" style:justify-single-word="false"/>
      <style:text-properties fo:font-weight="bold" officeooo:rsid="0052779d" officeooo:paragraph-rsid="00b333b3" style:font-weight-asian="bold" style:font-weight-complex="bold"/>
    </style:style>
    <style:style style:name="P103" style:family="paragraph" style:parent-style-name="List_20_Paragraph" style:master-page-name="">
      <loext:graphic-properties draw:fill="none"/>
      <style:paragraph-properties fo:margin-left="0cm" fo:margin-right="0cm" fo:hyphenation-ladder-count="no-limit" fo:hyphenation-keep="auto" loext:hyphenation-keep-type="column" loext:hyphenation-keep-line="false" fo:text-indent="0cm" style:auto-text-indent="false" style:page-number="auto" fo:background-color="transparent">
        <style:tab-stops/>
      </style:paragraph-properties>
      <style:text-properties fo:font-weight="bold" officeooo:rsid="0052779d" officeooo:paragraph-rsid="00b333b3" style:font-weight-asian="bold" style:font-weight-complex="bold" fo:hyphenate="false" loext:hyphenation-no-caps="false" loext:hyphenation-no-last-word="false" loext:hyphenation-word-char-count="no-limit" loext:hyphenation-zone="no-limit"/>
    </style:style>
    <style:style style:name="P104" style:family="paragraph" style:parent-style-name="List_20_Paragraph" style:master-page-name="">
      <loext:graphic-properties draw:fill="none"/>
      <style:paragraph-properties fo:margin-left="0cm" fo:margin-right="0cm" fo:hyphenation-ladder-count="no-limit" fo:hyphenation-keep="auto" loext:hyphenation-keep-type="column" loext:hyphenation-keep-line="false" fo:text-indent="0cm" style:auto-text-indent="false" style:page-number="auto" fo:background-color="transparent">
        <style:tab-stops/>
      </style:paragraph-properties>
      <style:text-properties officeooo:paragraph-rsid="00b333b3" fo:hyphenate="false" loext:hyphenation-no-caps="false" loext:hyphenation-no-last-word="false" loext:hyphenation-word-char-count="no-limit" loext:hyphenation-zone="no-limit"/>
    </style:style>
    <style:style style:name="P105" style:family="paragraph" style:parent-style-name="List_20_Paragraph" style:master-page-name="">
      <loext:graphic-properties draw:fill="none"/>
      <style:paragraph-properties fo:margin-left="0cm" fo:margin-right="0cm" fo:text-align="start" style:justify-single-word="false" fo:hyphenation-ladder-count="no-limit" fo:hyphenation-keep="auto" loext:hyphenation-keep-type="column" loext:hyphenation-keep-line="false" fo:text-indent="0cm" style:auto-text-indent="false" style:page-number="auto" fo:background-color="transparent">
        <style:tab-stops/>
      </style:paragraph-properties>
      <style:text-properties officeooo:rsid="0052779d" officeooo:paragraph-rsid="00b333b3" fo:hyphenate="false" loext:hyphenation-no-caps="false" loext:hyphenation-no-last-word="false" loext:hyphenation-word-char-count="no-limit" loext:hyphenation-zone="no-limit"/>
    </style:style>
    <style:style style:name="P106" style:family="paragraph" style:parent-style-name="Table_20_Contents">
      <style:paragraph-properties fo:text-align="start" style:justify-single-word="false"/>
      <style:text-properties officeooo:rsid="005e4a6e" officeooo:paragraph-rsid="00b333b3"/>
    </style:style>
    <style:style style:name="P107" style:family="paragraph" style:parent-style-name="List_20_Paragraph">
      <loext:graphic-properties draw:fill="none"/>
      <style:paragraph-properties fo:margin-left="0cm" fo:margin-right="0cm" fo:hyphenation-ladder-count="no-limit" fo:hyphenation-keep="auto" loext:hyphenation-keep-type="column" loext:hyphenation-keep-line="false" fo:text-indent="0cm" style:auto-text-indent="false" fo:background-color="transparent">
        <style:tab-stops/>
      </style:paragraph-properties>
      <style:text-properties officeooo:rsid="005e4a6e" officeooo:paragraph-rsid="00b333b3" fo:hyphenate="false" loext:hyphenation-no-caps="false" loext:hyphenation-no-last-word="false" loext:hyphenation-word-char-count="no-limit" loext:hyphenation-zone="no-limit"/>
    </style:style>
    <style:style style:name="P108" style:family="paragraph" style:parent-style-name="List_20_Paragraph">
      <loext:graphic-properties draw:fill="none"/>
      <style:paragraph-properties fo:margin-left="0cm" fo:margin-right="0cm" fo:hyphenation-ladder-count="no-limit" fo:hyphenation-keep="auto" loext:hyphenation-keep-type="column" loext:hyphenation-keep-line="false" fo:text-indent="0cm" style:auto-text-indent="false" fo:background-color="transparent">
        <style:tab-stops/>
      </style:paragraph-properties>
      <style:text-properties officeooo:rsid="005e4a6e" officeooo:paragraph-rsid="00e42b17" fo:hyphenate="false" loext:hyphenation-no-caps="false" loext:hyphenation-no-last-word="false" loext:hyphenation-word-char-count="no-limit" loext:hyphenation-zone="no-limit"/>
    </style:style>
    <style:style style:name="P109" style:family="paragraph" style:parent-style-name="List_20_Paragraph">
      <loext:graphic-properties draw:fill="none"/>
      <style:paragraph-properties fo:margin-left="0cm" fo:margin-right="0cm" fo:hyphenation-ladder-count="no-limit" fo:hyphenation-keep="auto" loext:hyphenation-keep-type="column" loext:hyphenation-keep-line="false" fo:text-indent="0cm" style:auto-text-indent="false" fo:background-color="transparent">
        <style:tab-stops/>
      </style:paragraph-properties>
      <style:text-properties officeooo:rsid="006e0010" officeooo:paragraph-rsid="00e42b17" fo:hyphenate="false" loext:hyphenation-no-caps="false" loext:hyphenation-no-last-word="false" loext:hyphenation-word-char-count="no-limit" loext:hyphenation-zone="no-limit"/>
    </style:style>
    <style:style style:name="P110" style:family="paragraph" style:parent-style-name="Table_20_Contents">
      <style:paragraph-properties fo:text-align="start" style:justify-single-word="false"/>
      <style:text-properties officeooo:rsid="005fdc17" officeooo:paragraph-rsid="00b333b3"/>
    </style:style>
    <style:style style:name="P111" style:family="paragraph" style:parent-style-name="Table_20_Contents">
      <style:paragraph-properties fo:text-align="start" style:justify-single-word="false"/>
      <style:text-properties officeooo:rsid="006c01cb" officeooo:paragraph-rsid="00b333b3"/>
    </style:style>
    <style:style style:name="P112" style:family="paragraph" style:parent-style-name="List_20_Paragraph">
      <loext:graphic-properties draw:fill="none"/>
      <style:paragraph-properties fo:margin-left="0cm" fo:margin-right="0cm" fo:hyphenation-ladder-count="no-limit" fo:hyphenation-keep="auto" loext:hyphenation-keep-type="column" loext:hyphenation-keep-line="false" fo:text-indent="0cm" style:auto-text-indent="false" fo:background-color="transparent">
        <style:tab-stops/>
      </style:paragraph-properties>
      <style:text-properties officeooo:paragraph-rsid="00b333b3" fo:hyphenate="false" loext:hyphenation-no-caps="false" loext:hyphenation-no-last-word="false" loext:hyphenation-word-char-count="no-limit" loext:hyphenation-zone="no-limit"/>
    </style:style>
    <style:style style:name="P113" style:family="paragraph" style:parent-style-name="Table_20_Contents">
      <style:paragraph-properties fo:text-align="start" style:justify-single-word="false"/>
      <style:text-properties officeooo:rsid="006df0f7" officeooo:paragraph-rsid="00b333b3"/>
    </style:style>
    <style:style style:name="P114" style:family="paragraph" style:parent-style-name="Table_20_Contents">
      <style:paragraph-properties fo:text-align="start" style:justify-single-word="false"/>
      <style:text-properties officeooo:rsid="006e0010" officeooo:paragraph-rsid="00b333b3"/>
    </style:style>
    <style:style style:name="P115" style:family="paragraph" style:parent-style-name="List_20_Paragraph" style:master-page-name="">
      <loext:graphic-properties draw:fill="none"/>
      <style:paragraph-properties fo:margin-left="0cm" fo:margin-right="0cm" fo:hyphenation-ladder-count="no-limit" fo:hyphenation-keep="auto" loext:hyphenation-keep-type="column" loext:hyphenation-keep-line="false" fo:text-indent="0cm" style:auto-text-indent="false" style:page-number="auto" fo:background-color="transparent">
        <style:tab-stops/>
      </style:paragraph-properties>
      <style:text-properties officeooo:rsid="0051c0b2" officeooo:paragraph-rsid="00b333b3" fo:hyphenate="false" loext:hyphenation-no-caps="false" loext:hyphenation-no-last-word="false" loext:hyphenation-word-char-count="no-limit" loext:hyphenation-zone="no-limit"/>
    </style:style>
    <style:style style:name="P116" style:family="paragraph" style:parent-style-name="Table_20_Contents">
      <style:paragraph-properties fo:text-align="start" style:justify-single-word="false"/>
      <style:text-properties officeooo:rsid="00a83d05" officeooo:paragraph-rsid="00b333b3"/>
    </style:style>
    <style:style style:name="P117" style:family="paragraph" style:parent-style-name="List_20_Paragraph" style:master-page-name="">
      <loext:graphic-properties draw:fill="none"/>
      <style:paragraph-properties fo:margin-left="0cm" fo:margin-right="0cm" fo:hyphenation-ladder-count="no-limit" fo:hyphenation-keep="auto" loext:hyphenation-keep-type="column" loext:hyphenation-keep-line="false" fo:text-indent="0cm" style:auto-text-indent="false" style:page-number="auto" fo:background-color="transparent">
        <style:tab-stops/>
      </style:paragraph-properties>
      <style:text-properties officeooo:rsid="00a83d05" officeooo:paragraph-rsid="00b333b3" fo:hyphenate="false" loext:hyphenation-no-caps="false" loext:hyphenation-no-last-word="false" loext:hyphenation-word-char-count="no-limit" loext:hyphenation-zone="no-limit"/>
    </style:style>
    <style:style style:name="P118" style:family="paragraph" style:parent-style-name="List_20_Paragraph" style:master-page-name="">
      <loext:graphic-properties draw:fill="none"/>
      <style:paragraph-properties fo:margin-left="0cm" fo:margin-right="0cm" fo:hyphenation-ladder-count="no-limit" fo:hyphenation-keep="auto" loext:hyphenation-keep-type="column" loext:hyphenation-keep-line="false" fo:text-indent="0cm" style:auto-text-indent="false" style:page-number="auto" fo:background-color="transparent">
        <style:tab-stops/>
      </style:paragraph-properties>
      <style:text-properties officeooo:paragraph-rsid="00b54f58" fo:hyphenate="false" loext:hyphenation-no-caps="false" loext:hyphenation-no-last-word="false" loext:hyphenation-word-char-count="no-limit" loext:hyphenation-zone="no-limit"/>
    </style:style>
    <style:style style:name="P119" style:family="paragraph" style:parent-style-name="Table_20_Contents">
      <style:paragraph-properties fo:text-align="start" style:justify-single-word="false"/>
      <style:text-properties officeooo:rsid="00e54a78" officeooo:paragraph-rsid="00e54a78"/>
    </style:style>
    <style:style style:name="P120" style:family="paragraph" style:parent-style-name="List_20_Paragraph">
      <loext:graphic-properties draw:fill="none"/>
      <style:paragraph-properties fo:margin-left="0cm" fo:margin-right="0cm" fo:hyphenation-ladder-count="no-limit" fo:hyphenation-keep="auto" loext:hyphenation-keep-type="column" loext:hyphenation-keep-line="false" fo:text-indent="0cm" style:auto-text-indent="false" fo:background-color="transparent">
        <style:tab-stops/>
      </style:paragraph-properties>
      <style:text-properties officeooo:rsid="006e0010" officeooo:paragraph-rsid="00b333b3" fo:hyphenate="false" loext:hyphenation-no-caps="false" loext:hyphenation-no-last-word="false" loext:hyphenation-word-char-count="no-limit" loext:hyphenation-zone="no-limit"/>
    </style:style>
    <style:style style:name="P121" style:family="paragraph" style:parent-style-name="Table_20_Contents">
      <style:paragraph-properties fo:text-align="start" style:justify-single-word="false"/>
      <style:text-properties officeooo:rsid="006e86a3" officeooo:paragraph-rsid="00b333b3"/>
    </style:style>
    <style:style style:name="P122" style:family="paragraph" style:parent-style-name="List_20_Paragraph">
      <loext:graphic-properties draw:fill="none"/>
      <style:paragraph-properties fo:margin-left="0cm" fo:margin-right="0cm" fo:hyphenation-ladder-count="no-limit" fo:hyphenation-keep="auto" loext:hyphenation-keep-type="column" loext:hyphenation-keep-line="false" fo:text-indent="0.101cm" style:auto-text-indent="false" fo:background-color="transparent">
        <style:tab-stops/>
      </style:paragraph-properties>
      <style:text-properties officeooo:paragraph-rsid="00b333b3" fo:hyphenate="false" loext:hyphenation-no-caps="false" loext:hyphenation-no-last-word="false" loext:hyphenation-word-char-count="no-limit" loext:hyphenation-zone="no-limit"/>
    </style:style>
    <style:style style:name="P123" style:family="paragraph" style:parent-style-name="Table_20_Contents">
      <style:paragraph-properties fo:text-align="start" style:justify-single-word="false"/>
      <style:text-properties officeooo:rsid="00a677b3" officeooo:paragraph-rsid="00b333b3"/>
    </style:style>
    <style:style style:name="P124" style:family="paragraph" style:parent-style-name="List_20_Paragraph">
      <loext:graphic-properties draw:fill="none"/>
      <style:paragraph-properties fo:margin-left="0cm" fo:margin-right="0cm" fo:hyphenation-ladder-count="no-limit" fo:hyphenation-keep="auto" loext:hyphenation-keep-type="column" loext:hyphenation-keep-line="false" fo:text-indent="0.101cm" style:auto-text-indent="false" fo:background-color="transparent">
        <style:tab-stops/>
      </style:paragraph-properties>
      <style:text-properties officeooo:rsid="00a83d05" officeooo:paragraph-rsid="00b333b3" fo:hyphenate="false" loext:hyphenation-no-caps="false" loext:hyphenation-no-last-word="false" loext:hyphenation-word-char-count="no-limit" loext:hyphenation-zone="no-limit"/>
    </style:style>
    <style:style style:name="P125" style:family="paragraph" style:parent-style-name="List_20_Paragraph">
      <loext:graphic-properties draw:fill="none"/>
      <style:paragraph-properties fo:margin-left="0cm" fo:margin-right="0cm" fo:hyphenation-ladder-count="no-limit" fo:hyphenation-keep="auto" loext:hyphenation-keep-type="column" loext:hyphenation-keep-line="false" fo:text-indent="0cm" style:auto-text-indent="false" fo:background-color="transparent">
        <style:tab-stops/>
      </style:paragraph-properties>
      <style:text-properties officeooo:rsid="00a677b3" officeooo:paragraph-rsid="00b333b3" fo:hyphenate="false" loext:hyphenation-no-caps="false" loext:hyphenation-no-last-word="false" loext:hyphenation-word-char-count="no-limit" loext:hyphenation-zone="no-limit"/>
    </style:style>
    <style:style style:name="P126" style:family="paragraph" style:parent-style-name="List_20_Paragraph" style:master-page-name="">
      <loext:graphic-properties draw:fill="none"/>
      <style:paragraph-properties fo:margin-left="0cm" fo:margin-right="0cm" fo:hyphenation-ladder-count="no-limit" fo:hyphenation-keep="auto" loext:hyphenation-keep-type="column" loext:hyphenation-keep-line="false" fo:text-indent="0cm" style:auto-text-indent="false" style:page-number="auto" fo:background-color="transparent">
        <style:tab-stops/>
      </style:paragraph-properties>
      <style:text-properties officeooo:rsid="00a677b3" officeooo:paragraph-rsid="00b333b3" fo:hyphenate="false" loext:hyphenation-no-caps="false" loext:hyphenation-no-last-word="false" loext:hyphenation-word-char-count="no-limit" loext:hyphenation-zone="no-limit"/>
    </style:style>
    <style:style style:name="P127" style:family="paragraph" style:parent-style-name="List_20_Paragraph">
      <loext:graphic-properties draw:fill="none"/>
      <style:paragraph-properties fo:margin-left="0cm" fo:margin-right="0cm" fo:hyphenation-ladder-count="no-limit" fo:hyphenation-keep="auto" loext:hyphenation-keep-type="column" loext:hyphenation-keep-line="false" fo:text-indent="0cm" style:auto-text-indent="false" fo:background-color="transparent">
        <style:tab-stops/>
      </style:paragraph-properties>
      <style:text-properties officeooo:rsid="009c13b5" officeooo:paragraph-rsid="00b333b3" fo:hyphenate="false" loext:hyphenation-no-caps="false" loext:hyphenation-no-last-word="false" loext:hyphenation-word-char-count="no-limit" loext:hyphenation-zone="no-limit"/>
    </style:style>
    <style:style style:name="P128" style:family="paragraph" style:parent-style-name="List_20_Paragraph" style:master-page-name="">
      <loext:graphic-properties draw:fill="none"/>
      <style:paragraph-properties fo:margin-left="0cm" fo:margin-right="0cm" fo:hyphenation-ladder-count="no-limit" fo:hyphenation-keep="auto" loext:hyphenation-keep-type="column" loext:hyphenation-keep-line="false" fo:text-indent="0cm" style:auto-text-indent="false" style:page-number="auto" fo:background-color="transparent">
        <style:tab-stops/>
      </style:paragraph-properties>
      <style:text-properties officeooo:rsid="009c13b5" officeooo:paragraph-rsid="00b333b3" fo:hyphenate="false" loext:hyphenation-no-caps="false" loext:hyphenation-no-last-word="false" loext:hyphenation-word-char-count="no-limit" loext:hyphenation-zone="no-limit"/>
    </style:style>
    <style:style style:name="P129" style:family="paragraph" style:parent-style-name="Heading_20_1" style:list-style-name="">
      <style:paragraph-properties fo:keep-together="always" fo:hyphenation-ladder-count="no-limit" fo:hyphenation-keep="auto" loext:hyphenation-keep-type="column" loext:hyphenation-keep-line="false"/>
      <style:text-properties officeooo:paragraph-rsid="009da94b" fo:hyphenate="false" loext:hyphenation-no-caps="false" loext:hyphenation-no-last-word="false" loext:hyphenation-word-char-count="no-limit" loext:hyphenation-zone="no-limit"/>
    </style:style>
    <style:style style:name="P130" style:family="paragraph" style:parent-style-name="Heading_20_1">
      <style:paragraph-properties fo:break-before="page"/>
      <style:text-properties officeooo:paragraph-rsid="009da94b"/>
    </style:style>
    <style:style style:name="P131" style:family="paragraph" style:parent-style-name="Normal">
      <style:text-properties officeooo:rsid="00aeb623" officeooo:paragraph-rsid="00aeb623"/>
    </style:style>
    <style:style style:name="P132" style:family="paragraph" style:parent-style-name="Heading_20_2">
      <style:text-properties officeooo:paragraph-rsid="0070b4c7"/>
    </style:style>
    <style:style style:name="P133" style:family="paragraph" style:parent-style-name="Normal">
      <style:text-properties officeooo:paragraph-rsid="003d69ac"/>
    </style:style>
    <style:style style:name="P134" style:family="paragraph" style:parent-style-name="No_20_Spacing">
      <style:paragraph-properties fo:margin-left="0cm" fo:text-indent="0cm" style:auto-text-indent="false">
        <style:tab-stops/>
      </style:paragraph-properties>
      <style:text-properties officeooo:paragraph-rsid="0065516d"/>
    </style:style>
    <style:style style:name="P135" style:family="paragraph" style:parent-style-name="No_20_Spacing">
      <style:paragraph-properties fo:margin-left="1.27cm">
        <style:tab-stops/>
      </style:paragraph-properties>
      <style:text-properties officeooo:paragraph-rsid="0065516d"/>
    </style:style>
    <style:style style:name="P136" style:family="paragraph" style:parent-style-name="No_20_Spacing">
      <style:paragraph-properties fo:margin-left="0cm" fo:text-indent="0cm" style:auto-text-indent="false"/>
      <style:text-properties officeooo:paragraph-rsid="0065516d"/>
    </style:style>
    <style:style style:name="P137" style:family="paragraph" style:parent-style-name="No_20_Spacing">
      <style:text-properties officeooo:paragraph-rsid="0074d953"/>
    </style:style>
    <style:style style:name="P138" style:family="paragraph" style:parent-style-name="No_20_Spacing">
      <style:text-properties officeooo:paragraph-rsid="00326f58"/>
    </style:style>
    <style:style style:name="P139" style:family="paragraph" style:parent-style-name="Normal">
      <style:text-properties officeooo:rsid="0065516d" officeooo:paragraph-rsid="0065516d"/>
    </style:style>
    <style:style style:name="P140" style:family="paragraph" style:parent-style-name="Normal">
      <style:text-properties officeooo:rsid="00703fe8" officeooo:paragraph-rsid="00730f46"/>
    </style:style>
    <style:style style:name="P141" style:family="paragraph" style:parent-style-name="Normal">
      <style:text-properties officeooo:rsid="00703fe8" officeooo:paragraph-rsid="007a3dd2"/>
    </style:style>
    <style:style style:name="P142" style:family="paragraph" style:parent-style-name="No_20_Spacing">
      <style:text-properties officeooo:paragraph-rsid="0076e8ef"/>
    </style:style>
    <style:style style:name="P143" style:family="paragraph" style:parent-style-name="Normal">
      <style:text-properties officeooo:paragraph-rsid="00b697df"/>
    </style:style>
    <style:style style:name="P144" style:family="paragraph" style:parent-style-name="Normal">
      <style:text-properties officeooo:rsid="00b697df" officeooo:paragraph-rsid="00b697df"/>
    </style:style>
    <style:style style:name="P145" style:family="paragraph" style:parent-style-name="Normal">
      <style:text-properties officeooo:paragraph-rsid="0076e8ef"/>
    </style:style>
    <style:style style:name="P146" style:family="paragraph" style:parent-style-name="Normal">
      <style:text-properties fo:font-weight="normal" officeooo:rsid="00c8acd7" officeooo:paragraph-rsid="00c8acd7" style:font-weight-asian="normal" style:font-weight-complex="normal"/>
    </style:style>
    <style:style style:name="P147" style:family="paragraph" style:parent-style-name="No_20_Spacing">
      <style:text-properties officeooo:paragraph-rsid="00c8acd7"/>
    </style:style>
    <style:style style:name="P148" style:family="paragraph" style:parent-style-name="Normal">
      <style:text-properties officeooo:rsid="0039b19b" officeooo:paragraph-rsid="0065516d"/>
    </style:style>
    <style:style style:name="P149" style:family="paragraph" style:parent-style-name="Normal">
      <style:text-properties officeooo:paragraph-rsid="00741d64"/>
    </style:style>
    <style:style style:name="P150" style:family="paragraph" style:parent-style-name="Heading_20_2">
      <style:text-properties officeooo:rsid="0071c219"/>
    </style:style>
    <style:style style:name="P151" style:family="paragraph" style:parent-style-name="Normal">
      <style:text-properties officeooo:paragraph-rsid="0071c219"/>
    </style:style>
    <style:style style:name="P152" style:family="paragraph" style:parent-style-name="No_20_Spacing">
      <style:text-properties officeooo:paragraph-rsid="0066f767"/>
    </style:style>
    <style:style style:name="P153" style:family="paragraph" style:parent-style-name="No_20_Spacing">
      <style:text-properties officeooo:paragraph-rsid="0005ff49"/>
    </style:style>
    <style:style style:name="P154" style:family="paragraph" style:parent-style-name="No_20_Spacing">
      <style:paragraph-properties fo:text-indent="1.27cm" style:auto-text-indent="false"/>
    </style:style>
    <style:style style:name="P155" style:family="paragraph" style:parent-style-name="Normal">
      <style:text-properties officeooo:paragraph-rsid="006c01cb"/>
    </style:style>
    <style:style style:name="P156" style:family="paragraph" style:parent-style-name="Normal">
      <style:text-properties officeooo:rsid="00204b60" officeooo:paragraph-rsid="006c01cb"/>
    </style:style>
    <style:style style:name="P157" style:family="paragraph" style:parent-style-name="No_20_Spacing">
      <style:paragraph-properties fo:margin-left="1.27cm" fo:text-indent="1.27cm" style:auto-text-indent="false">
        <style:tab-stops/>
      </style:paragraph-properties>
    </style:style>
    <style:style style:name="P158" style:family="paragraph" style:parent-style-name="No_20_Spacing">
      <style:paragraph-properties fo:margin-left="1.27cm" fo:text-indent="0cm" style:auto-text-indent="false">
        <style:tab-stops/>
      </style:paragraph-properties>
    </style:style>
    <style:style style:name="P159" style:family="paragraph" style:parent-style-name="No_20_Spacing">
      <style:text-properties officeooo:rsid="00326f58" officeooo:paragraph-rsid="00326f58"/>
    </style:style>
    <style:style style:name="P160" style:family="paragraph" style:parent-style-name="Normal">
      <style:text-properties officeooo:rsid="00353cd6" officeooo:paragraph-rsid="00353cd6"/>
    </style:style>
    <style:style style:name="P161" style:family="paragraph" style:parent-style-name="Normal">
      <style:text-properties officeooo:rsid="00326f58" officeooo:paragraph-rsid="00353cd6"/>
    </style:style>
    <style:style style:name="P162" style:family="paragraph" style:parent-style-name="Normal">
      <style:text-properties officeooo:paragraph-rsid="00326f58"/>
    </style:style>
    <style:style style:name="P163" style:family="paragraph" style:parent-style-name="No_20_Spacing">
      <style:paragraph-properties fo:margin-left="0cm" fo:text-indent="0cm" style:auto-text-indent="false">
        <style:tab-stops/>
      </style:paragraph-properties>
    </style:style>
    <style:style style:name="P164" style:family="paragraph" style:parent-style-name="Normal">
      <style:text-properties officeooo:rsid="00117984" officeooo:paragraph-rsid="00117984"/>
    </style:style>
    <style:style style:name="P165" style:family="paragraph" style:parent-style-name="Normal">
      <style:text-properties officeooo:paragraph-rsid="00117984"/>
    </style:style>
    <style:style style:name="P166" style:family="paragraph" style:parent-style-name="Heading_20_2">
      <style:paragraph-properties fo:break-before="page"/>
      <style:text-properties officeooo:paragraph-rsid="00077cc2"/>
    </style:style>
    <style:style style:name="P167" style:family="paragraph" style:parent-style-name="Normal">
      <style:text-properties officeooo:paragraph-rsid="00077cc2"/>
    </style:style>
    <style:style style:name="P168" style:family="paragraph" style:parent-style-name="Normal">
      <style:text-properties officeooo:rsid="00caf738" officeooo:paragraph-rsid="00caf738"/>
    </style:style>
    <style:style style:name="P169" style:family="paragraph" style:parent-style-name="Table_20_Contents">
      <style:text-properties officeooo:rsid="00cdc8d9" officeooo:paragraph-rsid="00cdc8d9"/>
    </style:style>
    <style:style style:name="P170" style:family="paragraph" style:parent-style-name="Normal">
      <style:text-properties fo:font-weight="bold" officeooo:rsid="00cdc8d9" officeooo:paragraph-rsid="00cdc8d9" style:font-weight-asian="bold" style:font-weight-complex="bold"/>
    </style:style>
    <style:style style:name="P171" style:family="paragraph" style:parent-style-name="Normal">
      <style:text-properties officeooo:rsid="000931e2" officeooo:paragraph-rsid="00cdc8d9"/>
    </style:style>
    <style:style style:name="P172" style:family="paragraph" style:parent-style-name="Normal">
      <style:text-properties officeooo:rsid="000af689" officeooo:paragraph-rsid="00d11418"/>
    </style:style>
    <style:style style:name="P173" style:family="paragraph" style:parent-style-name="Normal">
      <style:text-properties officeooo:rsid="000af689" officeooo:paragraph-rsid="00cdc8d9"/>
    </style:style>
    <style:style style:name="P174" style:family="paragraph" style:parent-style-name="Normal">
      <style:text-properties officeooo:rsid="00437246" officeooo:paragraph-rsid="00d11418"/>
    </style:style>
    <style:style style:name="P175" style:family="paragraph" style:parent-style-name="Normal">
      <style:text-properties officeooo:rsid="000af689" officeooo:paragraph-rsid="00cf0906"/>
    </style:style>
    <style:style style:name="P176" style:family="paragraph" style:parent-style-name="Normal">
      <style:text-properties officeooo:paragraph-rsid="00cdc8d9"/>
    </style:style>
    <style:style style:name="P177" style:family="paragraph" style:parent-style-name="Normal">
      <style:text-properties officeooo:paragraph-rsid="00cdedc6"/>
    </style:style>
    <style:style style:name="P178" style:family="paragraph" style:parent-style-name="Normal">
      <style:text-properties officeooo:rsid="000bf8e8" officeooo:paragraph-rsid="00ce65fd"/>
    </style:style>
    <style:style style:name="P179" style:family="paragraph" style:parent-style-name="Normal">
      <style:text-properties officeooo:paragraph-rsid="00ce65fd"/>
    </style:style>
    <style:style style:name="P180" style:family="paragraph" style:parent-style-name="Normal">
      <style:text-properties officeooo:rsid="0011be7b" officeooo:paragraph-rsid="00ce65fd"/>
    </style:style>
    <style:style style:name="P181" style:family="paragraph" style:parent-style-name="Normal">
      <style:text-properties officeooo:rsid="0012c808" officeooo:paragraph-rsid="00d11418"/>
    </style:style>
    <style:style style:name="P182" style:family="paragraph" style:parent-style-name="Normal">
      <style:text-properties officeooo:rsid="0012c808" officeooo:paragraph-rsid="00d2bc38"/>
    </style:style>
    <style:style style:name="P183" style:family="paragraph" style:parent-style-name="Normal">
      <style:text-properties officeooo:paragraph-rsid="00d021ee"/>
    </style:style>
    <style:style style:name="P184" style:family="paragraph" style:parent-style-name="Normal">
      <style:text-properties officeooo:paragraph-rsid="00d11418"/>
    </style:style>
    <style:style style:name="P185" style:family="paragraph" style:parent-style-name="Normal">
      <style:text-properties officeooo:rsid="000931e2" officeooo:paragraph-rsid="00d3e3dc"/>
    </style:style>
    <style:style style:name="P186" style:family="paragraph" style:parent-style-name="Normal">
      <style:text-properties officeooo:rsid="00138f3c" officeooo:paragraph-rsid="00d6ea24"/>
    </style:style>
    <style:style style:name="P187" style:family="paragraph" style:parent-style-name="Normal">
      <style:text-properties officeooo:rsid="00138f3c" officeooo:paragraph-rsid="00d3e3dc"/>
    </style:style>
    <style:style style:name="P188" style:family="paragraph" style:parent-style-name="Table_20_Contents">
      <style:text-properties officeooo:rsid="00d5d766" officeooo:paragraph-rsid="00d6ea24"/>
    </style:style>
    <style:style style:name="P189" style:family="paragraph" style:parent-style-name="Normal">
      <style:text-properties officeooo:rsid="00138f3c" officeooo:paragraph-rsid="00d5d766"/>
    </style:style>
    <style:style style:name="P190" style:family="paragraph" style:parent-style-name="Table_20_Contents">
      <style:text-properties officeooo:rsid="00d5d766" officeooo:paragraph-rsid="00d5d766"/>
    </style:style>
    <style:style style:name="P191" style:family="paragraph" style:parent-style-name="Normal">
      <style:text-properties officeooo:rsid="00139b43" officeooo:paragraph-rsid="00d6ea24"/>
    </style:style>
    <style:style style:name="P192" style:family="paragraph" style:parent-style-name="Table_20_Contents">
      <style:text-properties officeooo:rsid="00d6ea24" officeooo:paragraph-rsid="00d6ea24"/>
    </style:style>
    <style:style style:name="P193" style:family="paragraph" style:parent-style-name="Normal">
      <style:text-properties officeooo:paragraph-rsid="00d6ea24"/>
    </style:style>
    <style:style style:name="P194" style:family="paragraph" style:parent-style-name="Normal">
      <style:text-properties officeooo:rsid="00ccabdf" officeooo:paragraph-rsid="00d6ea24"/>
    </style:style>
    <style:style style:name="P195" style:family="paragraph" style:parent-style-name="Normal">
      <style:text-properties officeooo:rsid="000d26ef" officeooo:paragraph-rsid="00d6ea24"/>
    </style:style>
    <style:style style:name="P196" style:family="paragraph" style:parent-style-name="Normal">
      <style:text-properties officeooo:paragraph-rsid="00caf738"/>
    </style:style>
    <style:style style:name="P197" style:family="paragraph" style:parent-style-name="Normal">
      <style:text-properties officeooo:paragraph-rsid="000931e2"/>
    </style:style>
    <style:style style:name="P198" style:family="paragraph" style:parent-style-name="Normal">
      <style:text-properties officeooo:rsid="00d78a54" officeooo:paragraph-rsid="00d78a54"/>
    </style:style>
    <style:style style:name="P199" style:family="paragraph" style:parent-style-name="Normal">
      <style:text-properties officeooo:rsid="00d8bcc8" officeooo:paragraph-rsid="00d8bcc8"/>
    </style:style>
    <style:style style:name="P200" style:family="paragraph" style:parent-style-name="Heading_20_2">
      <style:text-properties officeooo:paragraph-rsid="00451980"/>
    </style:style>
    <style:style style:name="P201" style:family="paragraph" style:parent-style-name="Normal">
      <style:text-properties officeooo:paragraph-rsid="004641f1"/>
    </style:style>
    <style:style style:name="P202" style:family="paragraph" style:parent-style-name="No_20_Spacing">
      <style:text-properties officeooo:paragraph-rsid="004641f1"/>
    </style:style>
    <style:style style:name="T1" style:family="text">
      <style:text-properties officeooo:rsid="0037791a"/>
    </style:style>
    <style:style style:name="T2" style:family="text">
      <style:text-properties officeooo:rsid="00242805"/>
    </style:style>
    <style:style style:name="T3" style:family="text">
      <style:text-properties officeooo:rsid="00156136"/>
    </style:style>
    <style:style style:name="T4" style:family="text">
      <style:text-properties officeooo:rsid="0037adac"/>
    </style:style>
    <style:style style:name="T5" style:family="text">
      <style:text-properties officeooo:rsid="0053c465"/>
    </style:style>
    <style:style style:name="T6" style:family="text">
      <style:text-properties officeooo:rsid="002a82f5"/>
    </style:style>
    <style:style style:name="T7" style:family="text">
      <style:text-properties officeooo:rsid="00250281"/>
    </style:style>
    <style:style style:name="T8" style:family="text">
      <style:text-properties officeooo:rsid="00b835b9"/>
    </style:style>
    <style:style style:name="T9" style:family="text">
      <style:text-properties officeooo:rsid="00de5bb8"/>
    </style:style>
    <style:style style:name="T10" style:family="text">
      <style:text-properties officeooo:rsid="00b8ae08"/>
    </style:style>
    <style:style style:name="T11" style:family="text">
      <style:text-properties officeooo:rsid="00de58d7"/>
    </style:style>
    <style:style style:name="T12" style:family="text">
      <style:text-properties officeooo:rsid="00872876"/>
    </style:style>
    <style:style style:name="T13" style:family="text">
      <style:text-properties officeooo:rsid="001470cd"/>
    </style:style>
    <style:style style:name="T14" style:family="text">
      <style:text-properties fo:font-weight="bold" officeooo:rsid="001470cd" style:font-weight-asian="bold" style:font-weight-complex="bold"/>
    </style:style>
    <style:style style:name="T15" style:family="text">
      <style:text-properties officeooo:rsid="00853dd3"/>
    </style:style>
    <style:style style:name="T16" style:family="text">
      <style:text-properties officeooo:rsid="00d9a241"/>
    </style:style>
    <style:style style:name="T17" style:family="text">
      <style:text-properties fo:font-weight="bold" style:font-weight-asian="bold" style:font-weight-complex="bold"/>
    </style:style>
    <style:style style:name="T18" style:family="text">
      <style:text-properties officeooo:rsid="0016f1e3"/>
    </style:style>
    <style:style style:name="T19" style:family="text">
      <style:text-properties officeooo:rsid="0088ef72"/>
    </style:style>
    <style:style style:name="T20" style:family="text">
      <style:text-properties officeooo:rsid="008a9925"/>
    </style:style>
    <style:style style:name="T21" style:family="text">
      <style:text-properties officeooo:rsid="00eed8d9"/>
    </style:style>
    <style:style style:name="T22" style:family="text">
      <style:text-properties officeooo:rsid="00f00c19"/>
    </style:style>
    <style:style style:name="T23" style:family="text">
      <style:text-properties officeooo:rsid="00f0cba1"/>
    </style:style>
    <style:style style:name="T24" style:family="text">
      <style:text-properties fo:font-weight="bold" officeooo:rsid="00156136" style:font-weight-asian="bold" style:font-weight-complex="bold"/>
    </style:style>
    <style:style style:name="T25" style:family="text">
      <style:text-properties officeooo:rsid="001d6407"/>
    </style:style>
    <style:style style:name="T26" style:family="text">
      <style:text-properties officeooo:rsid="008d352c"/>
    </style:style>
    <style:style style:name="T27" style:family="text">
      <style:text-properties officeooo:rsid="008bfa19"/>
    </style:style>
    <style:style style:name="T28" style:family="text">
      <style:text-properties officeooo:rsid="00e7cb80"/>
    </style:style>
    <style:style style:name="T29" style:family="text">
      <style:text-properties officeooo:rsid="008ee15e"/>
    </style:style>
    <style:style style:name="T30" style:family="text">
      <style:text-properties officeooo:rsid="003b18e1"/>
    </style:style>
    <style:style style:name="T31" style:family="text">
      <style:text-properties officeooo:rsid="009034f3"/>
    </style:style>
    <style:style style:name="T32" style:family="text">
      <style:text-properties officeooo:rsid="00b249e0"/>
    </style:style>
    <style:style style:name="T33" style:family="text">
      <style:text-properties officeooo:rsid="0058eb2f"/>
    </style:style>
    <style:style style:name="T34" style:family="text">
      <style:text-properties officeooo:rsid="0028ae06"/>
    </style:style>
    <style:style style:name="T35" style:family="text">
      <style:text-properties officeooo:rsid="00b291e0"/>
    </style:style>
    <style:style style:name="T36" style:family="text">
      <style:text-properties officeooo:rsid="00297767"/>
    </style:style>
    <style:style style:name="T37" style:family="text">
      <style:text-properties officeooo:rsid="0018dd39"/>
    </style:style>
    <style:style style:name="T38" style:family="text">
      <style:text-properties fo:font-weight="bold" officeooo:rsid="0016f1e3" style:font-weight-asian="bold" style:font-weight-complex="bold"/>
    </style:style>
    <style:style style:name="T39" style:family="text">
      <style:text-properties officeooo:rsid="005ad05e"/>
    </style:style>
    <style:style style:name="T40" style:family="text">
      <style:text-properties officeooo:rsid="0026308f"/>
    </style:style>
    <style:style style:name="T41" style:family="text">
      <style:text-properties officeooo:rsid="00e9ad71"/>
    </style:style>
    <style:style style:name="T42" style:family="text">
      <style:text-properties officeooo:rsid="001e8a85"/>
    </style:style>
    <style:style style:name="T43" style:family="text">
      <style:text-properties officeooo:rsid="00199de3"/>
    </style:style>
    <style:style style:name="T44" style:family="text">
      <style:text-properties fo:font-weight="bold" style:font-weight-asian="bold"/>
    </style:style>
    <style:style style:name="T45" style:family="text">
      <style:text-properties officeooo:rsid="0022db3b"/>
    </style:style>
    <style:style style:name="T46" style:family="text">
      <style:text-properties officeooo:rsid="005c8f0d"/>
    </style:style>
    <style:style style:name="T47" style:family="text">
      <style:text-properties officeooo:rsid="003bd5c9"/>
    </style:style>
    <style:style style:name="T48" style:family="text">
      <style:text-properties officeooo:rsid="005e4a6e"/>
    </style:style>
    <style:style style:name="T49" style:family="text">
      <style:text-properties fo:font-weight="bold" officeooo:rsid="003bd5c9" style:font-weight-asian="bold" style:font-weight-complex="bold"/>
    </style:style>
    <style:style style:name="T50" style:family="text">
      <style:text-properties fo:font-weight="normal" officeooo:rsid="003c188a" style:font-weight-asian="normal" style:font-weight-complex="normal"/>
    </style:style>
    <style:style style:name="T51" style:family="text">
      <style:text-properties fo:font-weight="normal" officeooo:rsid="005c8f0d" style:font-weight-asian="normal" style:font-weight-complex="normal"/>
    </style:style>
    <style:style style:name="T52" style:family="text">
      <style:text-properties fo:font-weight="normal" officeooo:rsid="00b291e0" style:font-weight-asian="normal" style:font-weight-complex="normal"/>
    </style:style>
    <style:style style:name="T53" style:family="text">
      <style:text-properties fo:font-weight="bold" officeooo:rsid="00b291e0" style:font-weight-asian="bold" style:font-weight-complex="bold"/>
    </style:style>
    <style:style style:name="T54" style:family="text">
      <style:text-properties officeooo:rsid="00ea61c5"/>
    </style:style>
    <style:style style:name="T55" style:family="text">
      <style:text-properties officeooo:rsid="00ebe669"/>
    </style:style>
    <style:style style:name="T56" style:family="text">
      <style:text-properties officeooo:rsid="00b9d799"/>
    </style:style>
    <style:style style:name="T57" style:family="text">
      <style:text-properties fo:font-weight="bold" officeooo:rsid="00853dd3" style:font-weight-asian="bold" style:font-weight-complex="bold"/>
    </style:style>
    <style:style style:name="T58" style:family="text">
      <style:text-properties officeooo:rsid="008fb6e1"/>
    </style:style>
    <style:style style:name="T59" style:family="text">
      <style:text-properties fo:color="#3465a4" loext:opacity="100%"/>
    </style:style>
    <style:style style:name="T60" style:family="text">
      <style:text-properties fo:font-weight="normal" officeooo:rsid="008fb6e1" style:font-weight-asian="normal" style:font-weight-complex="normal"/>
    </style:style>
    <style:style style:name="T61" style:family="text">
      <style:text-properties fo:color="#3465a4" loext:opacity="100%" fo:font-weight="normal" officeooo:rsid="008fb6e1" fo:background-color="transparent" loext:char-shading-value="0" style:font-weight-asian="normal" style:font-weight-complex="normal"/>
    </style:style>
    <style:style style:name="T62" style:family="text">
      <style:text-properties fo:font-weight="normal" officeooo:rsid="00853dd3" style:font-weight-asian="normal" style:font-weight-complex="normal"/>
    </style:style>
    <style:style style:name="T63" style:family="text">
      <style:text-properties fo:font-weight="bold" officeooo:rsid="008d352c" style:font-weight-asian="bold" style:font-weight-complex="bold"/>
    </style:style>
    <style:style style:name="T64" style:family="text">
      <style:text-properties officeooo:rsid="009da94b"/>
    </style:style>
    <style:style style:name="T65" style:family="text">
      <style:text-properties officeooo:rsid="00afc23d"/>
    </style:style>
    <style:style style:name="T66" style:family="text">
      <style:text-properties officeooo:rsid="0007638f"/>
    </style:style>
    <style:style style:name="T67" style:family="text">
      <style:text-properties officeooo:rsid="00bb4c6b"/>
    </style:style>
    <style:style style:name="T68" style:family="text">
      <style:text-properties officeooo:rsid="009c5781"/>
    </style:style>
    <style:style style:name="T69" style:family="text">
      <style:text-properties officeooo:rsid="00a3dc1b"/>
    </style:style>
    <style:style style:name="T70" style:family="text">
      <style:text-properties officeooo:rsid="004cb871"/>
    </style:style>
    <style:style style:name="T71" style:family="text">
      <style:text-properties officeooo:rsid="004e4b61"/>
    </style:style>
    <style:style style:name="T72" style:family="text">
      <style:text-properties officeooo:rsid="00bc1bb2"/>
    </style:style>
    <style:style style:name="T73" style:family="text">
      <style:text-properties officeooo:rsid="00be294f"/>
    </style:style>
    <style:style style:name="T74" style:family="text">
      <style:text-properties fo:font-weight="bold" officeooo:rsid="00bb4c6b" style:font-weight-asian="bold" style:font-weight-complex="bold"/>
    </style:style>
    <style:style style:name="T75" style:family="text">
      <style:text-properties fo:font-weight="bold" officeooo:rsid="004e4b61" style:font-weight-asian="bold" style:font-weight-complex="bold"/>
    </style:style>
    <style:style style:name="T76" style:family="text">
      <style:text-properties fo:font-weight="normal" officeooo:rsid="00bb4c6b" style:font-weight-asian="normal" style:font-weight-complex="normal"/>
    </style:style>
    <style:style style:name="T77" style:family="text">
      <style:text-properties fo:font-weight="normal" officeooo:rsid="00bc1bb2" style:font-weight-asian="normal" style:font-weight-complex="normal"/>
    </style:style>
    <style:style style:name="T78" style:family="text">
      <style:text-properties officeooo:rsid="009c57d2"/>
    </style:style>
    <style:style style:name="T79" style:family="text">
      <style:text-properties officeooo:rsid="00adb5f8"/>
    </style:style>
    <style:style style:name="T80" style:family="text">
      <style:text-properties officeooo:rsid="00ed4d4b"/>
    </style:style>
    <style:style style:name="T81" style:family="text">
      <style:text-properties officeooo:rsid="00aeb623"/>
    </style:style>
    <style:style style:name="T82" style:family="text">
      <style:text-properties fo:font-weight="bold" officeooo:rsid="00aeb623" style:font-weight-asian="bold" style:font-weight-complex="bold"/>
    </style:style>
    <style:style style:name="T83" style:family="text">
      <style:text-properties officeooo:rsid="00817052"/>
    </style:style>
    <style:style style:name="T84" style:family="text">
      <style:text-properties officeooo:rsid="00840033"/>
    </style:style>
    <style:style style:name="T85" style:family="text">
      <style:text-properties fo:font-weight="bold" officeooo:rsid="00840033" style:font-weight-asian="bold" style:font-weight-complex="bold"/>
    </style:style>
    <style:style style:name="T86" style:family="text">
      <style:text-properties officeooo:rsid="00bc8dcf"/>
    </style:style>
    <style:style style:name="T87" style:family="text">
      <style:text-properties officeooo:rsid="00962849"/>
    </style:style>
    <style:style style:name="T88" style:family="text">
      <style:text-properties fo:font-weight="bold" officeooo:rsid="00962849" style:font-weight-asian="bold" style:font-weight-complex="bold"/>
    </style:style>
    <style:style style:name="T89" style:family="text">
      <style:text-properties fo:font-weight="bold" officeooo:rsid="00962849" style:font-weight-asian="bold"/>
    </style:style>
    <style:style style:name="T90" style:family="text">
      <style:text-properties fo:font-weight="normal" officeooo:rsid="00962849" style:font-weight-asian="normal" style:font-weight-complex="normal"/>
    </style:style>
    <style:style style:name="T91" style:family="text">
      <style:text-properties fo:font-weight="normal" officeooo:rsid="00ed4d4b" style:font-weight-asian="normal" style:font-weight-complex="normal"/>
    </style:style>
    <style:style style:name="T92" style:family="text">
      <style:text-properties officeooo:rsid="00814846"/>
    </style:style>
    <style:style style:name="T93" style:family="text">
      <style:text-properties fo:font-weight="bold" officeooo:rsid="009319b3" style:font-weight-asian="bold"/>
    </style:style>
    <style:style style:name="T94" style:family="text">
      <style:text-properties officeooo:rsid="0095c506"/>
    </style:style>
    <style:style style:name="T95" style:family="text">
      <style:text-properties fo:font-weight="normal" style:font-weight-asian="normal" style:font-weight-complex="normal"/>
    </style:style>
    <style:style style:name="T96" style:family="text">
      <style:text-properties fo:font-weight="normal" officeooo:rsid="00bd966d" style:font-weight-asian="normal" style:font-weight-complex="normal"/>
    </style:style>
    <style:style style:name="T97" style:family="text">
      <style:text-properties fo:font-weight="bold" officeooo:rsid="00bd966d" style:font-weight-asian="bold" style:font-weight-complex="bold"/>
    </style:style>
    <style:style style:name="T98" style:family="text">
      <style:text-properties officeooo:rsid="00bd966d"/>
    </style:style>
    <style:style style:name="T99" style:family="text">
      <style:text-properties fo:font-weight="bold" officeooo:rsid="00ed4d4b" style:font-weight-asian="bold" style:font-weight-complex="bold"/>
    </style:style>
    <style:style style:name="T100" style:family="text">
      <style:text-properties officeooo:rsid="00c8acd7"/>
    </style:style>
    <style:style style:name="T101" style:family="text">
      <style:text-properties officeooo:rsid="009855e5"/>
    </style:style>
    <style:style style:name="T102" style:family="text">
      <style:text-properties officeooo:rsid="00e6da4d"/>
    </style:style>
    <style:style style:name="T103" style:family="text">
      <style:text-properties officeooo:rsid="00b333b3"/>
    </style:style>
    <style:style style:name="T104" style:family="text">
      <style:text-properties fo:font-weight="normal" officeooo:rsid="009855e5" style:font-weight-asian="normal" style:font-weight-complex="normal"/>
    </style:style>
    <style:style style:name="T105" style:family="text">
      <style:text-properties fo:font-weight="normal" officeooo:rsid="00840033" style:font-weight-asian="normal" style:font-weight-complex="normal"/>
    </style:style>
    <style:style style:name="T106" style:family="text">
      <style:text-properties officeooo:rsid="00421530"/>
    </style:style>
    <style:style style:name="T107" style:family="text">
      <style:text-properties fo:font-weight="bold" officeooo:rsid="00421530" style:font-weight-asian="bold" style:font-weight-complex="bold"/>
    </style:style>
    <style:style style:name="T108" style:family="text">
      <style:text-properties officeooo:rsid="009a3c76"/>
    </style:style>
    <style:style style:name="T109" style:family="text">
      <style:text-properties officeooo:rsid="00994ff8"/>
    </style:style>
    <style:style style:name="T110" style:family="text">
      <style:text-properties fo:font-weight="bold" officeooo:rsid="00994ff8" style:font-weight-asian="bold" style:font-weight-complex="bold"/>
    </style:style>
    <style:style style:name="T111" style:family="text">
      <style:text-properties officeooo:rsid="0052779d"/>
    </style:style>
    <style:style style:name="T112" style:family="text">
      <style:text-properties officeooo:rsid="0071c219"/>
    </style:style>
    <style:style style:name="T113" style:family="text">
      <style:text-properties fo:font-weight="bold" officeooo:rsid="0052779d" style:font-weight-asian="bold" style:font-weight-complex="bold"/>
    </style:style>
    <style:style style:name="T114" style:family="text">
      <style:text-properties fo:font-weight="bold" officeooo:rsid="004f926c" style:font-weight-asian="bold" style:font-weight-complex="bold"/>
    </style:style>
    <style:style style:name="T115" style:family="text">
      <style:text-properties officeooo:rsid="006e0010"/>
    </style:style>
    <style:style style:name="T116" style:family="text">
      <style:text-properties officeooo:rsid="00e13153"/>
    </style:style>
    <style:style style:name="T117" style:family="text">
      <style:text-properties officeooo:rsid="00e42b17"/>
    </style:style>
    <style:style style:name="T118" style:family="text">
      <style:text-properties officeooo:rsid="004f926c"/>
    </style:style>
    <style:style style:name="T119" style:family="text">
      <style:text-properties fo:font-weight="bold" officeooo:rsid="00e42b17" style:font-weight-asian="bold" style:font-weight-complex="bold"/>
    </style:style>
    <style:style style:name="T120" style:family="text">
      <style:text-properties officeooo:rsid="006e86a3"/>
    </style:style>
    <style:style style:name="T121" style:family="text">
      <style:text-properties officeooo:rsid="00507be5"/>
    </style:style>
    <style:style style:name="T122" style:family="text">
      <style:text-properties officeooo:rsid="005fdc17"/>
    </style:style>
    <style:style style:name="T123" style:family="text">
      <style:text-properties fo:font-weight="bold" officeooo:rsid="00507be5" style:font-weight-asian="bold" style:font-weight-complex="bold"/>
    </style:style>
    <style:style style:name="T124" style:family="text">
      <style:text-properties officeooo:rsid="00517d9c"/>
    </style:style>
    <style:style style:name="T125" style:family="text">
      <style:text-properties fo:font-weight="normal" officeooo:rsid="00e42b17" style:font-weight-asian="normal" style:font-weight-complex="normal"/>
    </style:style>
    <style:style style:name="T126" style:family="text">
      <style:text-properties fo:font-weight="bold" officeooo:rsid="00517d9c" style:font-weight-asian="bold" style:font-weight-complex="bold"/>
    </style:style>
    <style:style style:name="T127" style:family="text">
      <style:text-properties officeooo:rsid="006c01cb"/>
    </style:style>
    <style:style style:name="T128" style:family="text">
      <style:text-properties fo:font-weight="normal" officeooo:rsid="00517d9c" style:font-weight-asian="normal" style:font-weight-complex="normal"/>
    </style:style>
    <style:style style:name="T129" style:family="text">
      <style:text-properties officeooo:rsid="0051c0b2"/>
    </style:style>
    <style:style style:name="T130" style:family="text">
      <style:text-properties fo:font-weight="bold" officeooo:rsid="0051c0b2" style:font-weight-asian="bold" style:font-weight-complex="bold"/>
    </style:style>
    <style:style style:name="T131" style:family="text">
      <style:text-properties fo:font-weight="bold" officeooo:rsid="006c01cb" style:font-weight-asian="bold" style:font-weight-complex="bold"/>
    </style:style>
    <style:style style:name="T132" style:family="text">
      <style:text-properties officeooo:rsid="006df0f7"/>
    </style:style>
    <style:style style:name="T133" style:family="text">
      <style:text-properties officeooo:rsid="00e54a78"/>
    </style:style>
    <style:style style:name="T134" style:family="text">
      <style:text-properties officeooo:rsid="00aa9a26"/>
    </style:style>
    <style:style style:name="T135" style:family="text">
      <style:text-properties fo:font-weight="bold" officeooo:rsid="00aa9a26" style:font-weight-asian="bold" style:font-weight-complex="bold"/>
    </style:style>
    <style:style style:name="T136" style:family="text">
      <style:text-properties officeooo:rsid="00b54f58"/>
    </style:style>
    <style:style style:name="T137" style:family="text">
      <style:text-properties officeooo:rsid="00337f19"/>
    </style:style>
    <style:style style:name="T138" style:family="text">
      <style:text-properties fo:font-weight="bold" officeooo:rsid="00337f19" style:font-weight-asian="bold" style:font-weight-complex="bold"/>
    </style:style>
    <style:style style:name="T139" style:family="text">
      <style:text-properties fo:font-weight="bold" officeooo:rsid="006df0f7" style:font-weight-asian="bold" style:font-weight-complex="bold"/>
    </style:style>
    <style:style style:name="T140" style:family="text">
      <style:text-properties officeooo:rsid="00a677b3"/>
    </style:style>
    <style:style style:name="T141" style:family="text">
      <style:text-properties officeooo:rsid="00e27bea"/>
    </style:style>
    <style:style style:name="T142" style:family="text">
      <style:text-properties officeooo:rsid="00a83d05"/>
    </style:style>
    <style:style style:name="T143" style:family="text">
      <style:text-properties fo:font-weight="bold" officeooo:rsid="006e0010" style:font-weight-asian="bold" style:font-weight-complex="bold"/>
    </style:style>
    <style:style style:name="T144" style:family="text">
      <style:text-properties officeooo:rsid="00204b60"/>
    </style:style>
    <style:style style:name="T145" style:family="text">
      <style:text-properties fo:font-weight="bold" officeooo:rsid="00357d63" style:font-weight-asian="bold" style:font-weight-complex="bold"/>
    </style:style>
    <style:style style:name="T146" style:family="text">
      <style:text-properties officeooo:rsid="00357d63"/>
    </style:style>
    <style:style style:name="T147" style:family="text">
      <style:text-properties officeooo:rsid="00aac94d"/>
    </style:style>
    <style:style style:name="T148" style:family="text">
      <style:text-properties officeooo:rsid="00383352"/>
    </style:style>
    <style:style style:name="T149" style:family="text">
      <style:text-properties officeooo:rsid="009efd20"/>
    </style:style>
    <style:style style:name="T150" style:family="text">
      <style:text-properties officeooo:rsid="00ab91ed"/>
    </style:style>
    <style:style style:name="T151" style:family="text">
      <style:text-properties officeooo:rsid="001efd80"/>
    </style:style>
    <style:style style:name="T152" style:family="text">
      <style:text-properties officeooo:rsid="00319fb8"/>
    </style:style>
    <style:style style:name="T153" style:family="text">
      <style:text-properties officeooo:rsid="00e5e647"/>
    </style:style>
    <style:style style:name="T154" style:family="text">
      <style:text-properties officeooo:rsid="0039b19b"/>
    </style:style>
    <style:style style:name="T155" style:family="text">
      <style:text-properties officeooo:rsid="00397c4b"/>
    </style:style>
    <style:style style:name="T156" style:family="text">
      <style:text-properties officeooo:rsid="0061c6ce"/>
    </style:style>
    <style:style style:name="T157" style:family="text">
      <style:text-properties officeooo:rsid="003d69ac"/>
    </style:style>
    <style:style style:name="T158" style:family="text">
      <style:text-properties officeooo:rsid="00703fe8"/>
    </style:style>
    <style:style style:name="T159" style:family="text">
      <style:text-properties officeooo:rsid="0074d953"/>
    </style:style>
    <style:style style:name="T160" style:family="text">
      <style:text-properties officeooo:rsid="00637356"/>
    </style:style>
    <style:style style:name="T161" style:family="text">
      <style:text-properties officeooo:rsid="007a3dd2"/>
    </style:style>
    <style:style style:name="T162" style:family="text">
      <style:text-properties officeooo:rsid="00730f46"/>
    </style:style>
    <style:style style:name="T163" style:family="text">
      <style:text-properties officeooo:rsid="007946ef"/>
    </style:style>
    <style:style style:name="T164" style:family="text">
      <style:text-properties officeooo:rsid="007408d1"/>
    </style:style>
    <style:style style:name="T165" style:family="text">
      <style:text-properties officeooo:rsid="009208d9"/>
    </style:style>
    <style:style style:name="T166" style:family="text">
      <style:text-properties fo:font-weight="bold" officeooo:rsid="007a3dd2" style:font-weight-asian="bold" style:font-weight-complex="bold"/>
    </style:style>
    <style:style style:name="T167" style:family="text">
      <style:text-properties fo:font-weight="normal" officeooo:rsid="0074d953" style:font-weight-asian="normal" style:font-weight-complex="normal"/>
    </style:style>
    <style:style style:name="T168" style:family="text">
      <style:text-properties fo:font-weight="normal" officeooo:rsid="00b54f58" style:font-weight-asian="normal" style:font-weight-complex="normal"/>
    </style:style>
    <style:style style:name="T169" style:family="text">
      <style:text-properties officeooo:rsid="00765a3d"/>
    </style:style>
    <style:style style:name="T170" style:family="text">
      <style:text-properties officeooo:rsid="00763006"/>
    </style:style>
    <style:style style:name="T171" style:family="text">
      <style:text-properties officeooo:rsid="00b697df"/>
    </style:style>
    <style:style style:name="T172" style:family="text">
      <style:text-properties officeooo:rsid="0076e8ef"/>
    </style:style>
    <style:style style:name="T173" style:family="text">
      <style:text-properties officeooo:rsid="00c57225"/>
    </style:style>
    <style:style style:name="T174" style:family="text">
      <style:text-properties officeooo:rsid="007cc927"/>
    </style:style>
    <style:style style:name="T175" style:family="text">
      <style:text-properties fo:font-weight="bold" officeooo:rsid="00c57225" style:font-weight-asian="bold" style:font-weight-complex="bold"/>
    </style:style>
    <style:style style:name="T176" style:family="text">
      <style:text-properties officeooo:rsid="00c9194e"/>
    </style:style>
    <style:style style:name="T177" style:family="text">
      <style:text-properties officeooo:rsid="00741d64"/>
    </style:style>
    <style:style style:name="T178" style:family="text">
      <style:text-properties officeooo:rsid="008200d5"/>
    </style:style>
    <style:style style:name="T179" style:family="text">
      <style:text-properties fo:font-weight="bold" officeooo:rsid="00703fe8" style:font-weight-asian="bold" style:font-weight-complex="bold"/>
    </style:style>
    <style:style style:name="T180" style:family="text">
      <style:text-properties officeooo:rsid="0070b4c7"/>
    </style:style>
    <style:style style:name="T181" style:family="text">
      <style:text-properties officeooo:rsid="0074b8e1"/>
    </style:style>
    <style:style style:name="T182" style:family="text">
      <style:text-properties fo:font-weight="bold" officeooo:rsid="00741d64" style:font-weight-asian="bold" style:font-weight-complex="bold"/>
    </style:style>
    <style:style style:name="T183" style:family="text">
      <style:text-properties fo:font-weight="bold" officeooo:rsid="007a05f6" style:font-weight-asian="bold" style:font-weight-complex="bold"/>
    </style:style>
    <style:style style:name="T184" style:family="text">
      <style:text-properties officeooo:rsid="00c74357"/>
    </style:style>
    <style:style style:name="T185" style:family="text">
      <style:text-properties officeooo:rsid="007a05f6"/>
    </style:style>
    <style:style style:name="T186" style:family="text">
      <style:text-properties fo:font-weight="bold" officeooo:rsid="00c9194e" style:font-weight-asian="bold" style:font-weight-complex="bold"/>
    </style:style>
    <style:style style:name="T187" style:family="text">
      <style:text-properties fo:font-weight="normal" officeooo:rsid="00b697df" style:font-weight-asian="normal" style:font-weight-complex="normal"/>
    </style:style>
    <style:style style:name="T188" style:family="text">
      <style:text-properties fo:font-weight="normal" officeooo:rsid="00c8acd7" style:font-weight-asian="normal" style:font-weight-complex="normal"/>
    </style:style>
    <style:style style:name="T189" style:family="text">
      <style:text-properties fo:font-weight="normal" officeooo:rsid="00c9194e" style:font-weight-asian="normal" style:font-weight-complex="normal"/>
    </style:style>
    <style:style style:name="T190" style:family="text">
      <style:text-properties fo:font-weight="normal" officeooo:rsid="007946ef" style:font-weight-asian="normal" style:font-weight-complex="normal"/>
    </style:style>
    <style:style style:name="T191" style:family="text">
      <style:text-properties fo:font-weight="bold" officeooo:rsid="00397c4b" style:font-weight-asian="bold" style:font-weight-complex="bold"/>
    </style:style>
    <style:style style:name="T192" style:family="text">
      <style:text-properties fo:font-weight="bold" officeooo:rsid="00637356" style:font-weight-asian="bold" style:font-weight-complex="bold"/>
    </style:style>
    <style:style style:name="T193" style:family="text">
      <style:text-properties officeooo:rsid="007e58d2"/>
    </style:style>
    <style:style style:name="T194" style:family="text">
      <style:text-properties fo:font-weight="bold" officeooo:rsid="0039b19b" style:font-weight-asian="bold" style:font-weight-complex="bold"/>
    </style:style>
    <style:style style:name="T195" style:family="text">
      <style:text-properties officeooo:rsid="0065516d"/>
    </style:style>
    <style:style style:name="T196" style:family="text">
      <style:text-properties officeooo:rsid="009319b3"/>
    </style:style>
    <style:style style:name="T197" style:family="text">
      <style:text-properties officeooo:rsid="00686aa0"/>
    </style:style>
    <style:style style:name="T198" style:family="text">
      <style:text-properties officeooo:rsid="0068a3d7"/>
    </style:style>
    <style:style style:name="T199" style:family="text">
      <style:text-properties officeooo:rsid="0005ff49"/>
    </style:style>
    <style:style style:name="T200" style:family="text">
      <style:text-properties officeooo:rsid="00326f58"/>
    </style:style>
    <style:style style:name="T201" style:family="text">
      <style:text-properties officeooo:rsid="00caf738"/>
    </style:style>
    <style:style style:name="T202" style:family="text">
      <style:text-properties officeooo:rsid="00c3e227"/>
    </style:style>
    <style:style style:name="T203" style:family="text">
      <style:text-properties fo:font-style="normal" style:font-style-asian="normal"/>
    </style:style>
    <style:style style:name="T204" style:family="text">
      <style:text-properties fo:font-style="normal" officeooo:rsid="00caf738" style:font-style-asian="normal"/>
    </style:style>
    <style:style style:name="T205" style:family="text">
      <style:text-properties officeooo:rsid="000931e2"/>
    </style:style>
    <style:style style:name="T206" style:family="text">
      <style:text-properties officeooo:rsid="0094f3e6"/>
    </style:style>
    <style:style style:name="T207" style:family="text">
      <style:text-properties officeooo:rsid="00220330"/>
    </style:style>
    <style:style style:name="T208" style:family="text">
      <style:text-properties officeooo:rsid="00117984"/>
    </style:style>
    <style:style style:name="T209" style:family="text">
      <style:text-properties officeooo:rsid="00077cc2"/>
    </style:style>
    <style:style style:name="T210" style:family="text">
      <style:text-properties fo:font-weight="bold" officeooo:rsid="000931e2" style:font-weight-asian="bold" style:font-weight-complex="bold"/>
    </style:style>
    <style:style style:name="T211" style:family="text">
      <style:text-properties officeooo:rsid="00ccec08"/>
    </style:style>
    <style:style style:name="T212" style:family="text">
      <style:text-properties officeooo:rsid="00cdc8d9"/>
    </style:style>
    <style:style style:name="T213" style:family="text">
      <style:text-properties fo:font-weight="bold" officeooo:rsid="00ccec08" style:font-weight-asian="bold" style:font-weight-complex="bold"/>
    </style:style>
    <style:style style:name="T214" style:family="text">
      <style:text-properties fo:font-weight="normal" officeooo:rsid="00cdc8d9" style:font-weight-asian="normal" style:font-weight-complex="normal"/>
    </style:style>
    <style:style style:name="T215" style:family="text">
      <style:text-properties officeooo:rsid="00cf0906"/>
    </style:style>
    <style:style style:name="T216" style:family="text">
      <style:text-properties fo:font-weight="bold" officeooo:rsid="000af689" style:font-weight-asian="bold" style:font-weight-complex="bold"/>
    </style:style>
    <style:style style:name="T217" style:family="text">
      <style:text-properties officeooo:rsid="000af689"/>
    </style:style>
    <style:style style:name="T218" style:family="text">
      <style:text-properties fo:font-weight="bold" officeooo:rsid="00437246" style:font-weight-asian="bold" style:font-weight-complex="bold"/>
    </style:style>
    <style:style style:name="T219" style:family="text">
      <style:text-properties officeooo:rsid="00437246"/>
    </style:style>
    <style:style style:name="T220" style:family="text">
      <style:text-properties officeooo:rsid="00d11418"/>
    </style:style>
    <style:style style:name="T221" style:family="text">
      <style:text-properties fo:font-weight="bold" officeooo:rsid="00cf0906" style:font-weight-asian="bold" style:font-weight-complex="bold"/>
    </style:style>
    <style:style style:name="T222" style:family="text">
      <style:text-properties officeooo:rsid="00cdedc6"/>
    </style:style>
    <style:style style:name="T223" style:family="text">
      <style:text-properties officeooo:rsid="000b30c5"/>
    </style:style>
    <style:style style:name="T224" style:family="text">
      <style:text-properties officeooo:rsid="00d78a54"/>
    </style:style>
    <style:style style:name="T225" style:family="text">
      <style:text-properties fo:font-weight="bold" officeooo:rsid="000b30c5" style:font-weight-asian="bold" style:font-weight-complex="bold"/>
    </style:style>
    <style:style style:name="T226" style:family="text">
      <style:text-properties fo:font-weight="normal" officeooo:rsid="00337f19" style:font-weight-asian="normal" style:font-weight-complex="normal"/>
    </style:style>
    <style:style style:name="T227" style:family="text">
      <style:text-properties officeooo:rsid="00ce65fd"/>
    </style:style>
    <style:style style:name="T228" style:family="text">
      <style:text-properties fo:font-weight="bold" officeooo:rsid="00ce65fd" style:font-weight-asian="bold" style:font-weight-complex="bold"/>
    </style:style>
    <style:style style:name="T229" style:family="text">
      <style:text-properties fo:font-weight="bold" officeooo:rsid="00117984" style:font-weight-asian="bold" style:font-weight-complex="bold"/>
    </style:style>
    <style:style style:name="T230" style:family="text">
      <style:text-properties officeooo:rsid="0012c808"/>
    </style:style>
    <style:style style:name="T231" style:family="text">
      <style:text-properties officeooo:rsid="00138f3c"/>
    </style:style>
    <style:style style:name="T232" style:family="text">
      <style:text-properties officeooo:rsid="0044b461"/>
    </style:style>
    <style:style style:name="T233" style:family="text">
      <style:text-properties officeooo:rsid="0011be7b"/>
    </style:style>
    <style:style style:name="T234" style:family="text">
      <style:text-properties officeooo:rsid="00431dcb"/>
    </style:style>
    <style:style style:name="T235" style:family="text">
      <style:text-properties officeooo:rsid="00d021ee"/>
    </style:style>
    <style:style style:name="T236" style:family="text">
      <style:text-properties officeooo:rsid="00d2bc38"/>
    </style:style>
    <style:style style:name="T237" style:family="text">
      <style:text-properties officeooo:rsid="001d3c85"/>
    </style:style>
    <style:style style:name="T238" style:family="text">
      <style:text-properties officeooo:rsid="000f1806"/>
    </style:style>
    <style:style style:name="T239" style:family="text">
      <style:text-properties officeooo:rsid="000bf8e8"/>
    </style:style>
    <style:style style:name="T240" style:family="text">
      <style:text-properties officeooo:rsid="002d3bfd"/>
    </style:style>
    <style:style style:name="T241" style:family="text">
      <style:text-properties fo:font-weight="bold" officeooo:rsid="002d3bfd" style:font-weight-asian="bold" style:font-weight-complex="bold"/>
    </style:style>
    <style:style style:name="T242" style:family="text">
      <style:text-properties fo:font-weight="bold" officeooo:rsid="000bf8e8" style:font-weight-asian="bold" style:font-weight-complex="bold"/>
    </style:style>
    <style:style style:name="T243" style:family="text">
      <style:text-properties officeooo:rsid="002e7739"/>
    </style:style>
    <style:style style:name="T244" style:family="text">
      <style:text-properties officeooo:rsid="00d3e3dc"/>
    </style:style>
    <style:style style:name="T245" style:family="text">
      <style:text-properties officeooo:rsid="00d6ea24"/>
    </style:style>
    <style:style style:name="T246" style:family="text">
      <style:text-properties officeooo:rsid="001b9c0c"/>
    </style:style>
    <style:style style:name="T247" style:family="text">
      <style:text-properties officeooo:rsid="00d5d766"/>
    </style:style>
    <style:style style:name="T248" style:family="text">
      <style:text-properties officeooo:rsid="00451980"/>
    </style:style>
    <style:style style:name="T249" style:family="text">
      <style:text-properties officeooo:rsid="004641f1"/>
    </style:style>
    <style:style style:name="T250" style:family="text">
      <style:text-properties fo:font-weight="bold" officeooo:rsid="00d6ea24" style:font-weight-asian="bold" style:font-weight-complex="bold"/>
    </style:style>
    <style:style style:name="T251" style:family="text">
      <style:text-properties officeooo:rsid="00139b43"/>
    </style:style>
    <style:style style:name="T252" style:family="text">
      <style:text-properties officeooo:rsid="00ccabdf"/>
    </style:style>
    <style:style style:name="T253" style:family="text">
      <style:text-properties fo:font-weight="bold" officeooo:rsid="000f1806" style:font-weight-asian="bold" style:font-weight-complex="bold"/>
    </style:style>
    <style:style style:name="T254" style:family="text">
      <style:text-properties officeooo:rsid="0046a124"/>
    </style:style>
    <style:style style:name="T255" style:family="text">
      <style:text-properties officeooo:rsid="00d92fb4"/>
    </style:style>
    <style:style style:name="T256" style:family="text">
      <style:text-properties fo:font-weight="bold" officeooo:rsid="004641f1" style:font-weight-asian="bold" style:font-weight-complex="bold"/>
    </style:style>
    <style:style style:name="T257" style:family="text">
      <style:text-properties fo:font-weight="bold" officeooo:rsid="00d92fb4" style:font-weight-asian="bold" style:font-weight-complex="bold"/>
    </style:style>
    <style:style style:name="T258" style:family="text">
      <style:text-properties fo:font-weight="bold" officeooo:rsid="00451980" style:font-weight-asian="bold" style:font-weight-complex="bold"/>
    </style:style>
    <style:style style:name="T259" style:family="text">
      <style:text-properties officeooo:rsid="0048a0bb"/>
    </style:style>
    <style:style style:name="T260" style:family="text">
      <style:text-properties officeooo:rsid="004c57a2"/>
    </style:style>
    <style:style style:name="T261" style:family="text">
      <style:text-properties officeooo:rsid="004b0791"/>
    </style:style>
    <style:style style:name="T262" style:family="text">
      <style:text-properties officeooo:rsid="00d937db"/>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1">Table of Contents</text:p>
          </text:index-title>
          <text:p text:style-name="P2"><text:a xlink:type="simple" xlink:href="#__RefHeading___Toc91952_3883484492" office:name="Introduction" text:style-name="Index_20_Link" text:visited-style-name="Index_20_Link">Introduction<text:tab/>2</text:a></text:p>
          <text:p text:style-name="P3"><text:a xlink:type="simple" xlink:href="#__RefHeading___Toc91954_3883484492" office:name="XML – A Very Brief Introduction" text:style-name="Index_20_Link" text:visited-style-name="Index_20_Link">XML – A Very Brief Introduction<text:tab/>2</text:a></text:p>
          <text:p text:style-name="P3"><text:a xlink:type="simple" xlink:href="#__RefHeading___Toc3471_1613423110" office:name="Game XML Files" text:style-name="Index_20_Link" text:visited-style-name="Index_20_Link">Game XML Files<text:tab/>4</text:a></text:p>
          <text:p text:style-name="P3"><text:a xlink:type="simple" xlink:href="#__RefHeading___Toc3473_1613423110" office:name="Game Development" text:style-name="Index_20_Link" text:visited-style-name="Index_20_Link">Game Development<text:tab/>5</text:a></text:p>
          <text:p text:style-name="P2"><text:a xlink:type="simple" xlink:href="#__RefHeading___Toc91956_3883484492" office:name="Verbs, Nouns and Adjectives" text:style-name="Index_20_Link" text:visited-style-name="Index_20_Link">Verbs, Nouns and Adjectives<text:tab/>6</text:a></text:p>
          <text:p text:style-name="P3"><text:a xlink:type="simple" xlink:href="#__RefHeading___Toc556_3883484492" office:name="Verbs" text:style-name="Index_20_Link" text:visited-style-name="Index_20_Link">Verbs<text:tab/>6</text:a></text:p>
          <text:p text:style-name="P3"><text:a xlink:type="simple" xlink:href="#__RefHeading___Toc3477_1613423110" office:name="Task Verbs" text:style-name="Index_20_Link" text:visited-style-name="Index_20_Link">Task Verbs<text:tab/>7</text:a></text:p>
          <text:p text:style-name="P3"><text:a xlink:type="simple" xlink:href="#__RefHeading___Toc558_3883484492" office:name="Items: Nouns and Adjectives" text:style-name="Index_20_Link" text:visited-style-name="Index_20_Link">Items: Nouns and Adjectives<text:tab/>8</text:a></text:p>
          <text:p text:style-name="P3"><text:a xlink:type="simple" xlink:href="#__RefHeading___Toc8594_120860559" office:name="Fixed Items" text:style-name="Index_20_Link" text:visited-style-name="Index_20_Link">Fixed Items<text:tab/>8</text:a></text:p>
          <text:p text:style-name="P3"><text:a xlink:type="simple" xlink:href="#__RefHeading___Toc130264_3883484492" office:name="Container Items" text:style-name="Index_20_Link" text:visited-style-name="Index_20_Link">Container Items<text:tab/>9</text:a></text:p>
          <text:p text:style-name="P3"><text:a xlink:type="simple" xlink:href="#__RefHeading___Toc130266_3883484492" office:name="Item Descriptions" text:style-name="Index_20_Link" text:visited-style-name="Index_20_Link">Item Descriptions<text:tab/>10</text:a></text:p>
          <text:p text:style-name="P2"><text:a xlink:type="simple" xlink:href="#__RefHeading___Toc3475_1613423110" office:name="Room Definitions" text:style-name="Index_20_Link" text:visited-style-name="Index_20_Link">Room Definitions<text:tab/>12</text:a></text:p>
          <text:p text:style-name="P2"><text:a xlink:type="simple" xlink:href="#__RefHeading___Toc3481_1613423110" office:name="Events and Tasks" text:style-name="Index_20_Link" text:visited-style-name="Index_20_Link">Events and Tasks<text:tab/>14</text:a></text:p>
          <text:p text:style-name="P2"><text:a xlink:type="simple" xlink:href="#__RefHeading___Toc570_3883484492" office:name="Events" text:style-name="Index_20_Link" text:visited-style-name="Index_20_Link">Events<text:tab/>15</text:a></text:p>
          <text:p text:style-name="P3"><text:a xlink:type="simple" xlink:href="#__RefHeading___Toc8596_120860559" office:name="Event Specifics" text:style-name="Index_20_Link" text:visited-style-name="Index_20_Link">Event Specifics<text:tab/>15</text:a></text:p>
          <text:p text:style-name="P3"><text:a xlink:type="simple" xlink:href="#__RefHeading___Toc566_3883484492" office:name="Conditions" text:style-name="Index_20_Link" text:visited-style-name="Index_20_Link">Conditions<text:tab/>16</text:a></text:p>
          <text:p text:style-name="P3"><text:a xlink:type="simple" xlink:href="#__RefHeading___Toc568_3883484492" office:name="Consequences" text:style-name="Index_20_Link" text:visited-style-name="Index_20_Link">Consequences<text:tab/>19</text:a></text:p>
          <text:p text:style-name="P2"><text:a xlink:type="simple" xlink:href="#__RefHeading___Toc560_3883484492" office:name="Tasks" text:style-name="Index_20_Link" text:visited-style-name="Index_20_Link">Tasks<text:tab/>23</text:a></text:p>
          <text:p text:style-name="P3"><text:a xlink:type="simple" xlink:href="#__RefHeading___Toc562_3883484492" office:name="Tasks and Verbs" text:style-name="Index_20_Link" text:visited-style-name="Index_20_Link">Tasks and Verbs<text:tab/>23</text:a></text:p>
          <text:p text:style-name="P3"><text:a xlink:type="simple" xlink:href="#__RefHeading___Toc3483_1613423110" office:name="A First Task Example – Open The Desk" text:style-name="Index_20_Link" text:visited-style-name="Index_20_Link">A First Task Example – Open The Desk<text:tab/>23</text:a></text:p>
          <text:p text:style-name="P3"><text:a xlink:type="simple" xlink:href="#__RefHeading___Toc1645_1593840361" office:name="An Aside On Game States, Flags and Conditions" text:style-name="Index_20_Link" text:visited-style-name="Index_20_Link">An Aside On Game States, Flags and Conditions<text:tab/>24</text:a></text:p>
          <text:p text:style-name="P3"><text:a xlink:type="simple" xlink:href="#__RefHeading___Toc3485_1613423110" office:name="Second Task Example – Throw A Rock" text:style-name="Index_20_Link" text:visited-style-name="Index_20_Link">Second Task Example – Throw A Rock<text:tab/>25</text:a></text:p>
          <text:p text:style-name="P3"><text:a xlink:type="simple" xlink:href="#__RefHeading___Toc564_3883484492" office:name="Task Triggers" text:style-name="Index_20_Link" text:visited-style-name="Index_20_Link">Task Triggers<text:tab/>26</text:a></text:p>
          <text:p text:style-name="P2"><text:a xlink:type="simple" xlink:href="#__RefHeading___Toc572_3883484492" office:name="Non-Player Characters (NPCs)" text:style-name="Index_20_Link" text:visited-style-name="Index_20_Link">Non-Player Characters (NPCs)<text:tab/>28</text:a></text:p>
          <text:p text:style-name="P3"><text:a xlink:type="simple" xlink:href="#__RefHeading___Toc574_3883484492" office:name="NPC Actions" text:style-name="Index_20_Link" text:visited-style-name="Index_20_Link"><text:soft-page-break/>NPC Actions<text:tab/>29</text:a></text:p>
          <text:p text:style-name="P3"><text:a xlink:type="simple" xlink:href="#__RefHeading___Toc3487_1613423110" office:name="NPC Configuration" text:style-name="Index_20_Link" text:visited-style-name="Index_20_Link">NPC Configuration<text:tab/>33</text:a></text:p>
        </text:index-body>
      </text:table-of-content>
      <text:h text:style-name="P4" text:outline-level="1"><text:bookmark-start text:name="__RefHeading___Toc91952_3883484492"/>Introduction<text:bookmark-end text:name="__RefHeading___Toc91952_3883484492"/></text:h>
      <text:p text:style-name="P5">Welcome to <text:span text:style-name="T1">the</text:span> <text:span text:style-name="T1">Java T</text:span>ext <text:span text:style-name="T1">A</text:span>dventure development system! </text:p>
      <text:p text:style-name="P5">I’ve used a few of these in the past, early ones for the old ZX Spectrum home computer back in the 80s – I remember The Quill and Graphic Adventure Creator! I owe <text:span text:style-name="T2">large debt of</text:span> gratitude to these creations and indeed the many text adventures I played on those platforms way back when for the inspiration to write something like this. </text:p>
      <text:p text:style-name="P5"><text:span text:style-name="T3">The system is written in the Java programming language. It is my intention to make it extensible but for now I may just document a few of the key classes. I’ll relegate that to appendices for later. <text:line-break/></text:span><text:line-break/><text:span text:style-name="T3">So l</text:span>et’s start with the basics. Are you familiar with XML? Probably not but it’s a simple system, you have HTML like tags with attributes except <text:span text:style-name="T3">with XML you can make up your own</text:span> tags, <text:span text:style-name="T3">so they </text:span>can be pretty anything you like, they <text:span text:style-name="T3">definitely </text:span>don’t have to describe a web page.</text:p>
      <text:p text:style-name="P6">There’s no programming in this system; everything can be described using <text:span text:style-name="T3">various </text:span>XML <text:span text:style-name="T3">files</text:span>. I will endeavour to show you what the system expects in terms of room descriptions, items, tasks, events and non-player-characters <text:span text:style-name="T4">(referred to throughout this document as NPCs)</text:span>. </text:p>
      <text:p text:style-name="P6">All you need <text:span text:style-name="T3">to </text:span><text:span text:style-name="T2">create your</text:span><text:span text:style-name="T3"> adventure </text:span>is a good idea! </text:p>
      <text:h text:style-name="Heading_20_2" text:outline-level="2"><text:bookmark-start text:name="__RefHeading___Toc91954_3883484492"/>XML – <text:span text:style-name="T5">A Very Brief Introduction</text:span><text:bookmark-end text:name="__RefHeading___Toc91954_3883484492"/></text:h>
      <text:p text:style-name="P7">This guide is not intended to be a tutorial on XML, suffice to say <text:span text:style-name="T6">XML is</text:span> a flexible markup <text:span text:style-name="T6">language </text:span><text:span text:style-name="T7">that is pretty good for defining </text:span><text:span text:style-name="T6">all sorts of </text:span><text:span text:style-name="T7">data. And any text adventure require</text:span><text:span text:style-name="T8">s</text:span><text:span text:style-name="T7"> a decent amount of data - think of all the locations you visit, items you can use and other characters you can interact with, events that occur and all the other things that you can do in these immersive worlds. <text:line-break/>All this is data so we need to be able to define all this </text:span><text:span text:style-name="T6">in a sensible structured way.</text:span></text:p>
      <text:p text:style-name="P8"><text:a xlink:type="simple" xlink:href="https://aws.amazon.com/what-is/xml/" text:style-name="Internet_20_link" text:visited-style-name="Visited_20_Internet_20_Link">https://aws.amazon.com/what-is/xml/</text:a> <text:span text:style-name="T7">looks like a reasonable introduction. </text:span></text:p>
      <text:p text:style-name="P9"><text:span text:style-name="T6">XML allows you to define “</text:span><text:span text:style-name="T9">elemets</text:span><text:span text:style-name="T6">” </text:span><text:span text:style-name="T5">also referred to as “</text:span><text:span text:style-name="T9">tags</text:span><text:span text:style-name="T5">” </text:span><text:span text:style-name="T6">that may have “attributes” and</text:span><text:span text:style-name="T4"> </text:span><text:span text:style-name="T6">use the</text:span><text:span text:style-name="T4">se</text:span><text:span text:style-name="T6"> as a simple markup. </text:span><text:s/></text:p>
      <text:p text:style-name="P10">Elements <text:span text:style-name="T9">or tags </text:span>are just names surrounded by angle brackets, e.g. &lt;room&gt;. <text:span text:style-name="T10">No spaces are allowed in these names so you can’t have &lt;living room&gt; as an element. </text:span></text:p>
      <text:p text:style-name="P10"><text:span text:style-name="T9">Elements</text:span><text:span text:style-name="T10"> </text:span><text:span text:style-name="T11">can </text:span><text:span text:style-name="T10">contain ‘a</text:span>ttributes’. <text:span text:style-name="T10">Attributes</text:span> sit within the tag as a name=”value” <text:span text:style-name="T9">pair;</text:span> value is <text:span text:style-name="T9">always </text:span>in quotes <text:span text:style-name="T10">(</text:span><text:span text:style-name="T9">the name part is </text:span><text:span text:style-name="T10">why you can’t have a space in the element name)</text:span>, <text:line-break/>e.g. &lt;room id=”1”&gt;. </text:p>
      <text:p text:style-name="P11"><text:soft-page-break/><text:span text:style-name="T10">T</text:span>here can be as many <text:span text:style-name="T10">attributes</text:span> as you like: <text:line-break/>&lt;room id=”1” name=”Living room” <text:span text:style-name="T9">purpose=”relaxing” etc … </text:span>&gt; </text:p>
      <text:p text:style-name="P11">Every <text:span text:style-name="T9">element</text:span> must be closed with a closing tag so &lt;room id=”1”&gt; is closed with &lt;/room&gt; <text:span text:style-name="T11">or if there’s nothing else inside it (</text:span><text:span text:style-name="T9">you can have elements within elements, see below) </text:span><text:span text:style-name="T11">then you can use the shortcut slash at the end like this: &lt;room id=”1”/&gt;</text:span></text:p>
      <text:p text:style-name="P11">A<text:span text:style-name="T9">n element</text:span> can contain what is called character data or CDATA for short, this is just some <text:span text:style-name="T10">text</text:span> that live<text:span text:style-name="T10">s</text:span> between the open and close tag. e.g: <text:line-break/>&lt;room id=”1” name=”Living room”&gt;<text:span text:style-name="T11">Description of room</text:span><text:span text:style-name="T10"> goes here.</text:span>&lt;/room&gt;</text:p>
      <text:p text:style-name="P10"><text:span text:style-name="T10">E</text:span>lements can be nested <text:span text:style-name="T9">(elements within elements) </text:span>so <text:line-break/>&lt;garden&gt;<text:line-break/>&lt;furniture&gt;<text:span text:style-name="T11">Table&lt;/furniture&gt;<text:line-break/>&lt;/garden&gt;</text:span> </text:p>
      <text:p text:style-name="P10">is valid <text:span text:style-name="T11">and you can have multiples of the same element inside another element e,g,<text:line-break/><text:line-break/>&lt;garden&gt;<text:line-break/>&lt;furniture&gt;Table&lt;/furniture&gt;<text:line-break/>&lt;furniture&gt;Deckchair&lt;/furniture&gt;<text:line-break/>&lt;/garden&gt;<text:line-break/><text:line-break/></text:span><text:span text:style-name="T9">You can have multiple of the same element inside another element or multiple different elements inside one another.</text:span></text:p>
      <text:p text:style-name="P12"><text:span text:style-name="T9">One restriction is e</text:span>lements can’t have both text and other elements inside so: </text:p>
      <text:p text:style-name="P12">&lt;garden&gt;Descriiption of garden<text:line-break/>&lt;furniture&gt;Table&lt;/furniture&gt;<text:line-break/>&lt;furniture&gt;Deckchair&lt;/furniture&gt;<text:line-break/>&lt;/garden&gt;</text:p>
      <text:p text:style-name="P12">is not valid. If you need <text:span text:style-name="T9">both </text:span>to just make another element containing the text, <text:span text:style-name="T9">e.g. a &lt;description&gt; elements.</text:span></text:p>
      <text:p text:style-name="P13">And that’s pretty much all there is to it. </text:p>
      <text:p text:style-name="P9">It is not a programming language <text:span text:style-name="T6">so don’t panic if you’re not a programmer. </text:span><text:span text:style-name="T5">It’s just a convenient and flexible way to describe data. </text:span></text:p>
      <text:p text:style-name="P14">There will be plenty of examples as we go along. </text:p>
      <text:p text:style-name="P14"/>
      <text:h text:style-name="P15" text:outline-level="2"><text:bookmark-start text:name="__RefHeading___Toc3471_1613423110"/>Game XML Files<text:bookmark-end text:name="__RefHeading___Toc3471_1613423110"/></text:h>
      <text:p text:style-name="P16">There are a standard set of <text:span text:style-name="T6">data </text:span>files expected for your adventure, <text:span text:style-name="T6">each one has a .xml suffix</text:span>. <text:span text:style-name="T12">All of these files can be split across multiple files of the same type. Multiple rooms_ files, items files etc. </text:span></text:p>
      <text:p text:style-name="P17"><text:span text:style-name="T13">The </text:span><text:span text:style-name="T12">files</text:span><text:span text:style-name="T13"> are:<text:line-break/><text:line-break/></text:span><text:span text:style-name="T14">game.xml </text:span><text:span text:style-name="T13">– This file gives you startup conditions, clock definition, </text:span><text:span text:style-name="T7">wallet and currencies</text:span><text:span text:style-name="T13">, what items are </text:span><text:span text:style-name="T15">initially</text:span><text:span text:style-name="T13"> being carried, </text:span><text:span text:style-name="T7">basically all your </text:span><text:span text:style-name="T13">initial game state. <text:line-break/></text:span><text:span text:style-name="T16">You can also set properties and counts here if you wish:</text:span></text:p>
      <text:p text:style-name="No_20_Spacing">&lt;properties&gt;<text:line-break/> <text:s/>&lt;property key=”<text:span text:style-name="T9">someName</text:span>” value=”true|false”/&gt;<text:line-break/>&lt;/properties&gt; </text:p>
      <text:p text:style-name="No_20_Spacing"/>
      <text:p text:style-name="P18"><text:span text:style-name="T9">and these will be used to set game state</text:span> flags if you wish but this is mostly useful for testing. <text:span text:style-name="T9">Although see the discussion about gameState conditions and consequences later. </text:span></text:p>
      <text:p text:style-name="P19">The last thing the game.xml file does is give you the definition and implementation class of every verb the engine understands. </text:p>
      <text:p text:style-name="P20">There’s nothing stopping you defining multiple game.xml files but there’s no need. If you do, you run the risk of later files overriding information defined earlier. </text:p>
      <text:p text:style-name="P21"><text:span text:style-name="T14">rooms_xxx.xml</text:span><text:span text:style-name="T13"> – descriptions for every room. There can be multiple of these files all starting with the prefix ‘</text:span><text:span text:style-name="T14">rooms</text:span><text:span text:style-name="T13">’ and ending with </text:span><text:span text:style-name="T14">.xml</text:span><text:span text:style-name="T13"> so you can group rooms logically into areas of your map. </text:span></text:p>
      <text:p text:style-name="P21"><text:span text:style-name="T14">items.xml</text:span><text:span text:style-name="T13"> – all the items that can be found or interacted with. </text:span><text:span text:style-name="T10">Again items can be split among multiple files with name starting items_ and having a .xml file type</text:span><text:span text:style-name="T13">. </text:span></text:p>
      <text:p text:style-name="P22"><text:span text:style-name="T17">synonyms.xml</text:span> – supplies synonyms for nouns. <text:s/></text:p>
      <text:p text:style-name="P22">Then after that we have the files that essentially define puzzles and interactions. </text:p>
      <text:p text:style-name="P22"><text:span text:style-name="T17">events_xxx.xml </text:span>– events that can happen either as a con<text:span text:style-name="T6">s</text:span>equence of player actions or just game events. These are split into multiple files so you can group them logically, each file shout be prefixed ‘<text:span text:style-name="T17">events</text:span>’ and ending with extension <text:span text:style-name="T17">.xml</text:span></text:p>
      <text:p text:style-name="P23"><text:span text:style-name="T17">tasks_xxx.xml</text:span> – tasks are essentially the puzzles you solve. Again we can split these either logically or simply because you don’t want the file to get too big. </text:p>
      <text:p text:style-name="P24"><text:span text:style-name="T14">npc_xxx.xml </text:span><text:span text:style-name="T13">– Non </text:span><text:span text:style-name="T15">P</text:span><text:span text:style-name="T13">layer </text:span><text:span text:style-name="T15">C</text:span><text:span text:style-name="T13">haracter state machines </text:span><text:span text:style-name="T15">(NPCs)</text:span><text:span text:style-name="T13">. </text:span><text:span text:style-name="T3">Unless you have a bunch of NPCs that don’t do anything except say hello I’d d</text:span><text:span text:style-name="T13">efinitely split these into different files </text:span><text:span text:style-name="T7">as </text:span><text:span text:style-name="T13">even two in the same file can get quite </text:span><text:span text:style-name="T3">difficult to </text:span><text:span text:style-name="T12">read</text:span><text:span text:style-name="T3"> through. </text:span></text:p>
      <text:p text:style-name="P25"><text:span text:style-name="T3">And that’s it! You’ll be amazed with what can be done with </text:span><text:span text:style-name="T18">minimally</text:span><text:span text:style-name="T3"> just s</text:span><text:span text:style-name="T18">even</text:span><text:span text:style-name="T3"> files. </text:span><text:span text:style-name="T18">Actually even less if you don’t define any events or synonyms. </text:span></text:p>
      <text:p text:style-name="P25"><text:soft-page-break/></text:p>
      <text:h text:style-name="P26" text:outline-level="2"><text:bookmark-start text:name="__RefHeading___Toc3473_1613423110"/>Game Development<text:bookmark-end text:name="__RefHeading___Toc3473_1613423110"/></text:h>
      <text:p text:style-name="P25"><text:span text:style-name="T4">When developing your game these .</text:span><text:span text:style-name="T19">xml </text:span><text:span text:style-name="T4">files need to live in a folder called ‘dev’ under the </text:span><text:span text:style-name="T19">main</text:span><text:span text:style-name="T4"> folder of your install. <text:line-break/></text:span><text:span text:style-name="T12">If this folder doesn’t exist the engine looks for a gamedata.dat resource bundle and will run a pre-defined game from that. </text:span><text:span text:style-name="T19">Y</text:span><text:span text:style-name="T12">ou release your game </text:span><text:span text:style-name="T19">by creating one of these resource bundles </text:span><text:span text:style-name="T20">(using the tool</text:span><text:span text:style-name="T10">s</text:span><text:span text:style-name="T20"> provided) </text:span><text:span text:style-name="T19">and distributing that </text:span><text:span text:style-name="T20">a</text:span><text:span text:style-name="T19">long with the engine library files (the .jar files in the lib directory of your install</text:span><text:span text:style-name="T20">)</text:span><text:span text:style-name="T19">.</text:span><text:span text:style-name="T12"> <text:line-break/></text:span><text:span text:style-name="T19">So it will check for a dev folder first, if that doesn’t exist it will expect a gamedata.dat file to run a game from. </text:span></text:p>
      <text:p text:style-name="P27">If neither exist your computer will blow up. </text:p>
      <text:p text:style-name="P25"><text:span text:style-name="T19">gamedata.dat is </text:span><text:span text:style-name="T21">an </text:span><text:span text:style-name="T19">encrypted </text:span><text:span text:style-name="T21">version of all the game xml files </text:span><text:span text:style-name="T22">found in </text:span><text:span text:style-name="T23">the </text:span><text:span text:style-name="T22">dev </text:span><text:span text:style-name="T23">folder</text:span><text:span text:style-name="T19">. </text:span><text:span text:style-name="T21">Of course a</text:span><text:span text:style-name="T19">nyone with enough tenacity </text:span><text:span text:style-name="T21">and know-how </text:span><text:span text:style-name="T19">will be able to figure out </text:span><text:span text:style-name="T21">how to</text:span><text:span text:style-name="T19"> decrypt </text:span><text:span text:style-name="T21">it</text:span><text:span text:style-name="T19"> but it will at least keep your puzzles safe from most prying eyes. </text:span></text:p>
      <text:p text:style-name="P28">A sample folder is provided with a game.xml file providing verb definitions. Rename this folder to ‘dev’ to start building your own game. </text:p>
      <text:h text:style-name="P29" text:outline-level="1" text:is-list-header="true"><text:bookmark-start text:name="__RefHeading___Toc91956_3883484492"/>Verbs, Nouns and Adjectives<text:bookmark-end text:name="__RefHeading___Toc91956_3883484492"/></text:h>
      <text:h text:style-name="Heading_20_2" text:outline-level="2"><text:bookmark-start text:name="__RefHeading___Toc556_3883484492"/>Verbs<text:bookmark-end text:name="__RefHeading___Toc556_3883484492"/></text:h>
      <text:p text:style-name="P30"><text:span text:style-name="T3">Verb handler </text:span><text:span text:style-name="T18">classes</text:span><text:span text:style-name="T3"> are </text:span><text:span text:style-name="T12">all </text:span><text:span text:style-name="T3">in the </text:span><text:span text:style-name="T15">default </text:span><text:span text:style-name="T3">package </text:span><text:span text:style-name="T24">org.happysoft.games.action.handler</text:span><text:span text:style-name="T3"> for those that are interested. <text:line-break/><text:line-break/>There are two categories of verb. </text:span><text:span text:style-name="T25">The first </text:span><text:span text:style-name="T3">is for standard things you </text:span><text:span text:style-name="T25">can </text:span><text:span text:style-name="T3">do in any text adventure: moving around the map, picking up and dropping items, </text:span><text:span text:style-name="T25">(</text:span><text:span text:style-name="T3">re-</text:span><text:span text:style-name="T25">)</text:span><text:span text:style-name="T3">describing the current location, checking your inventory, </text:span><text:span text:style-name="T20">fighting, </text:span><text:span text:style-name="T3">etc.</text:span><text:span text:style-name="T20"> These verbs can be used in any location. </text:span></text:p>
      <text:p text:style-name="P31"><text:span text:style-name="T20">The second category is for completing tasks. These verbs </text:span><text:span text:style-name="T26">c</text:span><text:span text:style-name="T27">an only be used in particular locations or in certain circumstances. There is a full discussion of this class of verb in the section below </text:span><text:span text:style-name="T26">on tasks</text:span><text:span text:style-name="T27">. </text:span><text:span text:style-name="T3"><text:line-break/></text:span><text:span text:style-name="T12">You can define further verbs </text:span><text:span text:style-name="T27">in this category </text:span><text:span text:style-name="T26">or synonyms for existing verbs </text:span><text:span text:style-name="T27">simply </text:span><text:span text:style-name="T12">by mapping the verb against the DoTaskHandler in game.xml. <text:line-break/><text:line-break/></text:span><text:span text:style-name="T20">Eventually I’ll make a proper library and you’ll be able to develop further category 1 verbs should you need t</text:span><text:span text:style-name="T27">hem, a</text:span><text:span text:style-name="T20">lthough </text:span><text:span text:style-name="T27">hopefully this w</text:span><text:span text:style-name="T20">ould be rare as I </text:span><text:span text:style-name="T27">should have</text:span><text:span text:style-name="T20"> covered just about everything a standard adventure needs. </text:span></text:p>
      <text:p text:style-name="P31">A<text:span text:style-name="T27">ll</text:span> compass directions and up and down, N, S, E, W, NE, NW, <text:s/>SE, SW, U, D (plus their fully spelt out versions, NORTHEAST, <text:span text:style-name="T28">etc</text:span>) <text:span text:style-name="T27">are </text:span><text:span text:style-name="T29">actually </text:span><text:span text:style-name="T27">category 1 verbs mapped to the DirectionHandler class</text:span>. Optionally the word GO can be used. Technically this is ignored by the parser but it won’t matter if the player types it <text:span text:style-name="T29">so in fact any word can be used. </text:span><text:line-break/><text:line-break/>Other <text:span text:style-name="T30">standard </text:span><text:span text:style-name="T27">category 1 </text:span>actions <text:span text:style-name="T30">include</text:span>: <text:line-break/><text:line-break/><text:span text:style-name="T31">ATTACK|KILL, attack an NPC </text:span><text:span text:style-name="T32">(optionally with a weapon)</text:span><text:span text:style-name="T31"> </text:span><text:line-break/>INVENTORY<text:span text:style-name="T33">|I</text:span><text:span text:style-name="T32">|INV</text:span>, check what items you’re carrying <text:span text:style-name="T34">and how much </text:span><text:span text:style-name="T33">money</text:span><text:span text:style-name="T34"> you have.</text:span><text:line-break/>LOOK, re-describe <text:span text:style-name="T34">the current</text:span> location. <text:span text:style-name="T32">Locations may change after some actions, exits added, </text:span><text:span text:style-name="T35">removed</text:span><text:span text:style-name="T32"> <text:s/></text:span><text:span text:style-name="T35">description has been changed, or NPC has arrived or left</text:span><text:span text:style-name="T32">.</text:span><text:line-break/>EXAMINE<text:span text:style-name="T33">|</text:span><text:span text:style-name="T34">EXAM</text:span>, take a closer look at an item.<text:line-break/>TIME, what time is it? <text:span text:style-name="T36">Game time can be disabled, if disabled this </text:span><text:span text:style-name="T35">action</text:span><text:span text:style-name="T36"> will print a message telling you so. </text:span><text:line-break/>WAIT<text:span text:style-name="T33">|</text:span><text:span text:style-name="T36">WA</text:span>, wait for a while or until a specific time.<text:line-break/><text:span text:style-name="T33">SWAP|EXCHANGE</text:span>, <text:span text:style-name="T33">swap an inventory item</text:span> <text:span text:style-name="T33">for something an NPC is offering </text:span><text:span text:style-name="T35">(item value matters here)</text:span><text:span text:style-name="T33"><text:line-break/>BUY – Buy something from an NPC<text:line-break/>SELL – Sell something to an NPC</text:span><text:line-break/>GET<text:span text:style-name="T33">|</text:span><text:span text:style-name="T34">TAKE</text:span>, pick up an item.<text:line-break/>DROP, drop an item.<text:line-break/><text:span text:style-name="T36">PUT, put an item in a container – see below for containers.</text:span><text:line-break/><text:soft-page-break/>SCORE – not implemented yet.<text:line-break/><text:span text:style-name="T33">TIME – Show the current game time. </text:span><text:line-break/>SAVE, save your game.<text:line-break/>LOAD, reload a saved game.<text:line-break/><text:span text:style-name="T33">QUIT – Give up and start over. </text:span></text:p>
      <text:p text:style-name="P32">All verbs are defined in the game.xml resource file. This defines the verb, any prepositions it takes, any synonyms for the verb and it’s implementation class. Plus the help output that shows how the verb <text:span text:style-name="T27">syntax that should</text:span> be used by the player. </text:p>
      <text:p text:style-name="P33"><text:span text:style-name="T36">You can create as many </text:span><text:span text:style-name="T4">synonyms </text:span><text:span text:style-name="T36">as you like, </text:span><text:span text:style-name="T30">they will all automatically</text:span><text:span text:style-name="T36"> point them to the same handler class. </text:span><text:span text:style-name="T33">Synonyms are defined by usiing the | character to create a list. </text:span><text:line-break/>Internally each of the<text:span text:style-name="T18">se</text:span> actions has its own handler,<text:span text:style-name="T18"> direction</text:span><text:span text:style-name="T25">al movements</text:span><text:span text:style-name="T18"> are all handled by </text:span><text:span text:style-name="T37">the</text:span><text:span text:style-name="T18"> single </text:span><text:span text:style-name="T38">DirectionHandler</text:span><text:span text:style-name="T18"> class</text:span>. <text:line-break/></text:p>
      <text:h text:style-name="P34" text:outline-level="2"><text:bookmark-start text:name="__RefHeading___Toc3477_1613423110"/>Task Verbs <text:bookmark-end text:name="__RefHeading___Toc3477_1613423110"/></text:h>
      <text:p text:style-name="P35">The second category of verb is task verbs. These are the actions the player needs to use to accomplish any task. </text:p>
      <text:p text:style-name="P35">Every task is defined in a tasks_xyz.xml file but the verb needed to do <text:span text:style-name="T39">is defined in the game.xml file and</text:span> has to be mapped to the DoTaskHandler. </text:p>
      <text:p text:style-name="P35">See the section on tasks for further details. </text:p>
      <text:p text:style-name="P35"/>
      <text:h text:style-name="P15" text:outline-level="2"><text:bookmark-start text:name="__RefHeading___Toc558_3883484492"/><text:span text:style-name="T40">Items: </text:span>Nouns and Adjectives<text:bookmark-end text:name="__RefHeading___Toc558_3883484492"/></text:h>
      <text:p text:style-name="P36">Nouns and adjectives are extracted from object<text:span text:style-name="T18">s</text:span> you define in the <text:span text:style-name="T38">items.xml </text:span><text:span text:style-name="T18">file</text:span>. </text:p>
      <text:p text:style-name="P37">Items <text:span text:style-name="T41">may</text:span> be split across multiple files <text:span text:style-name="T41">each called items_&lt;something&gt;.xml so you can split item definitions in whichever way you feel appropriate. </text:span></text:p>
      <text:p text:style-name="No_20_Spacing">&lt;item id="432" name="ASSEMBLED BOARD" price="15"&gt;</text:p>
      <text:p text:style-name="No_20_Spacing"><text:s text:c="2"/>&lt;description&gt;</text:p>
      <text:p text:style-name="No_20_Spacing">An assembled circuit board for plugging into <text:span text:style-name="T42">(spoilers)</text:span>. </text:p>
      <text:p text:style-name="No_20_Spacing">It has a connector along one side that snugly fits into a <text:span text:style-name="T42">(spoilers)</text:span> adaptor. </text:p>
      <text:p text:style-name="No_20_Spacing">There's a bus alongside one of the chips, you wonder what that adaptor is used for. </text:p>
      <text:p text:style-name="P38"><text:s text:c="2"/>&lt;/description&gt;</text:p>
      <text:p text:style-name="No_20_Spacing">&lt;/item&gt;</text:p>
      <text:p text:style-name="No_20_Spacing"/>
      <text:p text:style-name="Normal"><text:span text:style-name="T43">Nouns and adjectives are extracted from the name attribute, so here t</text:span>he <text:span text:style-name="T37">noun</text:span> is BOARD and adjective is ASSEMBLED. Words such as THE, OF, AN, A, <text:span text:style-name="T40">SOME</text:span> are ignored <text:span text:style-name="T42">internally but will remain when the object description is output</text:span>. </text:p>
      <text:p text:style-name="P39">&lt;item id="410" </text:p>
      <text:p text:style-name="P39"><text:tab/>name="BOARD GAME" </text:p>
      <text:p text:style-name="P39"><text:tab/>price="20" </text:p>
      <text:p text:style-name="P39"><text:tab/><text:span text:style-name="T17">adjectiveIsAdjunct</text:span>="true"&gt;</text:p>
      <text:p text:style-name="No_20_Spacing"><text:s text:c="2"/>&lt;description&gt;</text:p>
      <text:p text:style-name="No_20_Spacing">Square ivory tiles carved with a black ebony letter and a smaller number inlaid on each one. All the tiles are kept in a green baize cloth bag. </text:p>
      <text:p text:style-name="No_20_Spacing">The board is of maple or similar hardwood and has curious coloured squares in a star pattern proclaiming double points and triple points.</text:p>
      <text:p text:style-name="No_20_Spacing"><text:s text:c="2"/>&lt;/description&gt;</text:p>
      <text:p text:style-name="No_20_Spacing">&lt;/item&gt;</text:p>
      <text:p text:style-name="P36"><text:span text:style-name="T43"><text:line-break/>In this case t</text:span>he NOUN in this case is GAME and the adjective is BOARD. </text:p>
      <text:p text:style-name="P36">There is a <text:span text:style-name="T39">slight </text:span>complication here – because BOARD is al<text:span text:style-name="T41">ready</text:span> a noun the grammar parser needs a little help to distinguish which one you mean, <text:s/>so you need to set <text:span text:style-name="T42">attribute </text:span><text:span text:style-name="Default_20_Paragraph_20_Font"><text:span text:style-name="T44">adjectiveIsAdjunct</text:span></text:span>=”true” to overcome this. </text:p>
      <text:h text:style-name="Heading_20_2" text:outline-level="2"><text:bookmark-start text:name="__RefHeading___Toc8594_120860559"/>Fixed Items<text:bookmark-end text:name="__RefHeading___Toc8594_120860559"/></text:h>
      <text:p text:style-name="P39"/>
      <text:p text:style-name="P39">&lt;item id="2" </text:p>
      <text:p text:style-name="P39"><text:tab/>name="<text:span text:style-name="T42">DESK</text:span>" </text:p>
      <text:p text:style-name="P39"><text:tab/>description="It is out of sight of the Telescreen in an alcove. Th<text:span text:style-name="T42">is means the</text:span> drawer could be used to store contraband." <text:tab/><text:span text:style-name="T17">fixed</text:span>="true"/&gt;</text:p>
      <text:p text:style-name="No_20_Spacing"><text:soft-page-break/></text:p>
      <text:p text:style-name="Normal">Th<text:span text:style-name="T45">e</text:span> <text:span text:style-name="T42">attribute</text:span> <text:span text:style-name="Default_20_Paragraph_20_Font"><text:span text:style-name="T44">fixed</text:span></text:span>=”true” mean<text:span text:style-name="T42">s</text:span> it can’t be picked up <text:span text:style-name="T43">(default for fixed is false)</text:span>. </text:p>
      <text:h text:style-name="Heading_20_2" text:outline-level="2"><text:bookmark-start text:name="__RefHeading___Toc130264_3883484492"/>Container Items<text:bookmark-end text:name="__RefHeading___Toc130264_3883484492"/></text:h>
      <text:p text:style-name="P40">Some items are naturally used to store other items inside, <text:s/>obvious examples being a cupboard or the drawer of a desk. </text:p>
      <text:p text:style-name="P41">&lt;item id="6" </text:p>
      <text:p text:style-name="P41"><text:tab/>name="OPEN DESK" </text:p>
      <text:p text:style-name="P41"><text:tab/>description="The drawer is open." </text:p>
      <text:p text:style-name="P41"><text:tab/>container="true" <text:tab/></text:p>
      <text:p text:style-name="P42"><text:tab/>fixed="true" </text:p>
      <text:p text:style-name="P42"><text:tab/>prefix="In the drawer of the desk is "&gt; </text:p>
      <text:p text:style-name="No_20_Spacing"><text:s text:c="2"/>&lt;contains itemId="7"/&gt;</text:p>
      <text:p text:style-name="No_20_Spacing"><text:s text:c="2"/>&lt;contains itemId="8"/&gt;</text:p>
      <text:p text:style-name="No_20_Spacing">&lt;/item&gt;</text:p>
      <text:p text:style-name="No_20_Spacing"/>
      <text:p text:style-name="Normal">This item is a container item, meaning other items can be placed inside it. The <text:span text:style-name="T17">prefix</text:span> attribute is used to make the description flow more naturally <text:span text:style-name="T43">when the room is described as the player enters or types LOOK</text:span>.</text:p>
      <text:p text:style-name="P43">So in the desk is <text:span text:style-name="T46">item 7 </text:span>the DIARY; prefix is set to “in the drawer of the desk is “ to list out the items it contains. If a container item contains another container item it will be listed but not any items it in turn contains. Technically this is known as a recursing – I did make it like that for a while but realised it’s a can of worms as you’d really have to have a sense of volume or weight to keep putting one object inside another and I don’t really want every item to need that amount of meta data. You can either it pick it <text:span text:style-name="T46">up </text:span>or you can’t. </text:p>
      <text:p text:style-name="P44">The upshot of all this is be careful defining containers, <text:span text:style-name="T2">I recommend the following: <text:line-break/></text:span><text:span text:style-name="T35">a</text:span><text:span text:style-name="T2">) m</text:span>ake them large <text:span text:style-name="T2">(in description – cupboards and such things – so the player can’t </text:span>put a sack of coffee beans inside a matchbox. <text:line-break/><text:span text:style-name="T35">b</text:span><text:span text:style-name="T2">) make them</text:span> <text:span text:style-name="T17">fixed</text:span> so the player can’t <text:span text:style-name="T2">move them </text:span><text:span text:style-name="T41">and so they won’t be able to</text:span><text:span text:style-name="T2"> </text:span>put one inside another – <text:span text:style-name="T41">you can’t</text:span><text:span text:style-name="T34"> create a situation where you can put a </text:span><text:span text:style-name="T46">sack of coffee beans</text:span><text:span text:style-name="T34"> inside a matchbox</text:span>. </text:p>
      <text:p text:style-name="P45"><text:span text:style-name="T34">So if you do want a vase or matches </text:span><text:span text:style-name="T36">or something like that </text:span><text:span text:style-name="T34">then you </text:span><text:span text:style-name="T36">could</text:span><text:span text:style-name="T34"> define a VASE OF FLOWERS so the player interacts with the flowers </text:span><text:span text:style-name="T35">(the noun)</text:span><text:span text:style-name="T34">. <text:line-break/>Similarly you could have a MATCHBOX or SOME MATCHES or create a synonym of MATCHES for MATCHBOX so the player just interacts with one object </text:span><text:span text:style-name="T36">and doesn’t have </text:span><text:span text:style-name="T47">to </text:span><text:span text:style-name="T36">OPEN MATCHBOX to get to the MATCHES. </text:span></text:p>
      <text:p text:style-name="P46">Ultimately it’s up to you as the game designer which way you go.</text:p>
      <text:p text:style-name="P46"/>
      <text:h text:style-name="P15" text:outline-level="2"><text:bookmark-start text:name="__RefHeading___Toc130266_3883484492"/>Item Descriptions <text:bookmark-end text:name="__RefHeading___Toc130266_3883484492"/></text:h>
      <text:p text:style-name="Normal">Description is often just an attribute as above but for more detailed or extensive descriptions you can enclose it in a &lt;<text:span text:style-name="T17">description</text:span>&gt;&lt;/<text:span text:style-name="T17">description</text:span>&gt; tag within the &lt;item&gt; definition. <text:span text:style-name="T43">If both happen to be present the </text:span><text:span text:style-name="T34">(assumed to be) </text:span><text:span text:style-name="T43">more detailed version in the description tag takes precedence. </text:span></text:p>
      <text:p text:style-name="P36">One other attribute can <text:span text:style-name="T42">be s</text:span>et, <text:span text:style-name="Default_20_Paragraph_20_Font"><text:span text:style-name="T44">hidden</text:span></text:span>=”true” (default is false). This means the item won’t be listed in the location description output. </text:p>
      <text:p text:style-name="P36">Sometimes because an item is listed in the location description as you enter a room that can be a clue in itself. Ah what’s that? I must have to do something with it. The <text:span text:style-name="Default_20_Paragraph_20_Font"><text:span text:style-name="T44">hidden</text:span></text:span> attribute can be used to prevent that. If you do use <text:span text:style-name="T46">thi</text:span><text:span text:style-name="T34">s attribute </text:span>then the room description really should allude heavily to its existence. <text:line-break/>I’m still debating whether this is fair but <text:span text:style-name="T34">I suppose</text:span> it has its uses <text:span text:style-name="T34">and equally you don’t have to use it</text:span>.</text:p>
      <text:p text:style-name="P33">Example: </text:p>
      <text:p text:style-name="P42">&lt;item id="102" </text:p>
      <text:p text:style-name="P42"><text:tab/>name="LAMP" </text:p>
      <text:p text:style-name="P42"><text:tab/>description="The glass will definitely fall if struck with something. You're surprised nobody has broken it already."</text:p>
      <text:p text:style-name="P42"><text:tab/>fixed="true" </text:p>
      <text:p text:style-name="P42"><text:tab/><text:span text:style-name="T17">hidden</text:span>="true"/&gt;</text:p>
      <text:p text:style-name="No_20_Spacing"/>
      <text:p text:style-name="P33">The room description that the lamp is in alludes to its existence <text:span text:style-name="T42">and why you might want to use it in some way</text:span>: </text:p>
      <text:p text:style-name="P47">&lt;room id="104" name="a ruined bandstand." youPrefix="by"&gt;</text:p>
      <text:p text:style-name="P39"><text:tab/>&lt;description&gt;</text:p>
      <text:p text:style-name="P39">The remains of a bandstand rise like broken teeth, its roof long collapsed. This part of the park feels quieter, as if it's been forgotten. <text:s text:c="11"/></text:p>
      <text:p text:style-name="No_20_Spacing">A lamppost stands next to the bandstand, paint peeling and <text:span text:style-name="T42">it’s </text:span><text:span text:style-name="T34">heavily </text:span>rusted beneath. It's been many years since it was last lit. </text:p>
      <text:p text:style-name="No_20_Spacing">A pane of cracked glass dangles precariously from the rusted lamp housing catching the light. It looks like a stiff breeze would blow it down.</text:p>
      <text:p text:style-name="No_20_Spacing">To the South lies Freedom Square but the route is blocked by patrols. </text:p>
      <text:p text:style-name="No_20_Spacing"><text:tab/>&lt;/description&gt;<text:line-break/>...<text:line-break/>&lt;/<text:span text:style-name="T18">room&gt;</text:span></text:p>
      <text:p text:style-name="No_20_Spacing"/>
      <text:p text:style-name="Normal"><text:span text:style-name="T48">There are a few</text:span> other attribute<text:span text:style-name="T48">s</text:span> that all <text:span text:style-name="T47">items can have. </text:span><text:span text:style-name="T48">One</text:span><text:span text:style-name="T47"> is </text:span><text:span text:style-name="T49">article, </text:span><text:span text:style-name="T50">this is the article to be used in speech or when the description is output. Most of the time this will be THE so this is the default if not specified but A, AN, SOME </text:span><text:span text:style-name="T51">basically</text:span><text:span text:style-name="T50"> </text:span><text:span text:style-name="T51">anything else </text:span><text:span text:style-name="T50">can be used </text:span><text:span text:style-name="T51">if and </text:span><text:span text:style-name="T50">where appropriate. <text:line-break/></text:span><text:span text:style-name="T52">Another is </text:span><text:span text:style-name="T53">price</text:span><text:span text:style-name="T52">, everything has a value which comes in to play if and when you need to buy, sell or exchange at a market.</text:span></text:p>
      <text:p text:style-name="P48"><text:soft-page-break/>Items can <text:span text:style-name="T54">also </text:span>have a list of tags. Tags are specified in the <text:span text:style-name="T17">tags</text:span> attribute if specified along with the item or they can be added and removed at runtime by events and tasks. If using the attribute multiple tags are specified using a pipe | deliminator, e.g. tags=”stolen|contraband”. <text:s/><text:line-break/><text:span text:style-name="T35">Tags are used in conjunction with events, the presence of a tag may incur consequences. </text:span></text:p>
      <text:p text:style-name="P49">The last two attributes <text:span text:style-name="T54">to mention </text:span>hook into the event system (see below), these are <text:span text:style-name="T17">onTaken</text:span> and <text:span text:style-name="T17">onExamined</text:span>. These take <text:span text:style-name="T55">the id of an event</text:span> <text:span text:style-name="T55">which</text:span> will be run if either of the <text:span text:style-name="T32">GET/TAKE or EXAMINE</text:span> actions are performed. <text:span text:style-name="T32">This is optional. No onTake</text:span><text:span text:style-name="T55">n</text:span><text:span text:style-name="T32"> and nothing extra will happen. </text:span></text:p>
      <text:p text:style-name="P50"><text:span text:style-name="T35">Also</text:span> an item may be a weapon – this will be covered more fully in <text:span text:style-name="T35">the section on combat discussed </text:span>later on. </text:p>
      <text:p text:style-name="P49"/>
      <text:p text:style-name="P49"/>
      <text:h text:style-name="P51" text:outline-level="1"><text:bookmark-start text:name="__RefHeading___Toc3475_1613423110"/>Room Defin<text:span text:style-name="T10">i</text:span>tions<text:bookmark-end text:name="__RefHeading___Toc3475_1613423110"/></text:h>
      <text:p text:style-name="P52">Every adventure game needs a map for the player to explore. </text:p>
      <text:p text:style-name="P53">I use the words room and location interchangeably. These are the locations the player character <text:span text:style-name="T56">can move around among –</text:span> the world. </text:p>
      <text:p text:style-name="P53">Rooms are defined across multiple rooms_&lt;<text:span text:style-name="T28">something&gt;</text:span>.xml files. You can use as many <text:span text:style-name="T56">of these files </text:span>as you need <text:span text:style-name="T56">to keep the definitions logically grouped.</text:span> </text:p>
      <text:p text:style-name="P54"><text:span text:style-name="T15">There’s not really that much to it. You need to give each room a unique id. The name and </text:span><text:span text:style-name="T57">youPrefix</text:span><text:span text:style-name="T15"> attributes are used by the <text:s/>engine when describing you are in the location or describing exits from one location to adjoining locations. </text:span><text:span text:style-name="T58">Here’s an excerpt from a room description</text:span><text:span text:style-name="T12">: <text:line-break/></text:span><text:span text:style-name="T15"><text:line-break/>You are </text:span><text:span text:style-name="T57">in</text:span><text:span text:style-name="T15"> ‘</text:span><text:span text:style-name="T59">the kitchen of your flat</text:span><text:span text:style-name="T15">’ </text:span><text:span text:style-name="T60">(name=”</text:span><text:span text:style-name="T61">the kitchen of your flat.</text:span><text:span text:style-name="T60">” y</text:span><text:span text:style-name="T62">ouPrefix=”</text:span><text:span text:style-name="T57">in</text:span><text:span text:style-name="T62">”</text:span><text:span text:style-name="T60">)</text:span><text:span text:style-name="T15"><text:line-break/>Exits are: <text:line-break/></text:span><text:span text:style-name="T12">NORTH to ‘the living room of your flat.’<text:line-break/><text:line-break/>The telescreen is blaring brassy music loudly. <text:line-break/></text:span><text:span text:style-name="T15">Through the window to the South you can see the four Ministries rising far above all other structures in the city.<text:line-break/>...<text:line-break/></text:span><text:span text:style-name="T58">You can see: THE PLUNGER<text:line-break/></text:span></text:p>
      <text:p text:style-name="P55">&lt;?xml version="1.0" encoding="UTF-8"?&gt;</text:p>
      <text:p text:style-name="P56">&lt;rooms&gt;</text:p>
      <text:p text:style-name="P56"><text:s text:c="2"/>&lt;room id="1" name="the living room of your flat." youPrefix="in" tags="home"&gt; </text:p>
      <text:p text:style-name="P56"><text:s text:c="4"/>&lt;description&gt;</text:p>
      <text:p text:style-name="P56">There is a sofa, a desk and the ubiquitous telescreen. The flat on the whole is dilapidated but not dirty or untidy.</text:p>
      <text:p text:style-name="P56"><text:s text:c="4"/>&lt;/description&gt;</text:p>
      <text:p text:style-name="P56"><text:s text:c="4"/>&lt;exits&gt;</text:p>
      <text:p text:style-name="P56"><text:s text:c="6"/>&lt;exit room="2" direction="S"/&gt;</text:p>
      <text:p text:style-name="P56"><text:s text:c="6"/>&lt;exit room="3" direction="N"/&gt;</text:p>
      <text:p text:style-name="P56"><text:s text:c="4"/>&lt;/exits&gt;</text:p>
      <text:p text:style-name="P56"><text:s text:c="4"/>&lt;roomItems&gt;</text:p>
      <text:p text:style-name="P56"><text:s text:c="6"/>&lt;roomItem id="2"/&gt;</text:p>
      <text:p text:style-name="P56"><text:s text:c="6"/>&lt;roomItem id="5"/&gt;</text:p>
      <text:p text:style-name="P56"><text:s text:c="4"/>&lt;/roomItems&gt;</text:p>
      <text:p text:style-name="P56"><text:s text:c="2"/>&lt;/room&gt;</text:p>
      <text:p text:style-name="P56"><text:s text:c="8"/></text:p>
      <text:p text:style-name="P56"><text:s text:c="2"/>&lt;room id="2" name="the kitchen in your flat." youPrefix="in" tags="home"&gt;</text:p>
      <text:p text:style-name="P56"><text:s text:c="4"/>&lt;description&gt;</text:p>
      <text:p text:style-name="P56"><text:soft-page-break/>The telescreen is blaring brassy music loudly. </text:p>
      <text:p text:style-name="P56">Through the window to the South you can see the four Ministries rising far above all other structures in the city. Huge gleaming white pyramidal structures, a stark contrast to the grey <text:span text:style-name="T26">Airstrip One</text:span> skyline. </text:p>
      <text:p text:style-name="P56">The Party slogans, in black lettering large enough to read even at this distance, are picked out on the Ministry of Truth:</text:p>
      <text:p text:style-name="P56"><text:s text:c="12"/></text:p>
      <text:p text:style-name="P56">WAR IS PEACE. </text:p>
      <text:p text:style-name="P56">FREEDOM IS SLAVERY.</text:p>
      <text:p text:style-name="P56">IGNORANCE IS STRENGTH.</text:p>
      <text:p text:style-name="P56"><text:s text:c="4"/>&lt;/description&gt;</text:p>
      <text:p text:style-name="P56"><text:s text:c="4"/>&lt;exits&gt;</text:p>
      <text:p text:style-name="P56"><text:s text:c="6"/>&lt;exit room="1" direction="N"/&gt;</text:p>
      <text:p text:style-name="P56"><text:s text:c="4"/>&lt;/exits&gt;</text:p>
      <text:p text:style-name="P56"><text:s text:c="4"/>&lt;roomItems&gt;</text:p>
      <text:p text:style-name="P56"><text:s text:c="6"/>&lt;roomItem id="11"/&gt;</text:p>
      <text:p text:style-name="P56"><text:s text:c="4"/>&lt;/roomItems&gt;</text:p>
      <text:p text:style-name="P56"><text:s text:c="2"/>&lt;/room&gt;</text:p>
      <text:p text:style-name="P56">&lt;/rooms&gt;</text:p>
      <text:p text:style-name="P57"><text:span text:style-name="T12"><text:line-break/>Each room has a list of exits which take a compass direction and the id of the room that direction </text:span><text:span text:style-name="T26">takes you</text:span><text:span text:style-name="T12"> to. <text:line-break/>Each room also has a list of items </text:span><text:span text:style-name="T26">that are available in that room &lt;</text:span><text:span text:style-name="T63">roomItems</text:span><text:span text:style-name="T26">&gt;</text:span><text:span text:style-name="T12">, each &lt;</text:span><text:span text:style-name="T63">roomItem</text:span><text:span text:style-name="T26">&gt;</text:span><text:span text:style-name="T12"> </text:span><text:span text:style-name="T26">specifies </text:span><text:span text:style-name="T12">the id of the item (defined in items.xml described </text:span><text:span text:style-name="T56">above</text:span><text:span text:style-name="T12">).<text:line-break/></text:span><text:span text:style-name="T20">Each room can have a list of tags (pipe | separated </text:span><text:span text:style-name="T26">list of </text:span><text:span text:style-name="T20">strings e.g. tags=”home|safe”). Later when we come to discuss tasks and events you’ll see how you can make use of the tags during play. </text:span></text:p>
      <text:p text:style-name="P58">And that’s all there is to it. </text:p>
      <text:p text:style-name="P58"/>
      <text:h text:style-name="P59" text:outline-level="1"><text:bookmark-start text:name="__RefHeading___Toc3481_1613423110"/><text:span text:style-name="T64">Events and Tasks</text:span> <text:bookmark-end text:name="__RefHeading___Toc3481_1613423110"/></text:h>
      <text:p text:style-name="P60">Aside from just <text:span text:style-name="T65">exploring the map </text:span>and picking things up, adventure games usually require the player to solve puzzles and things happen in the world – <text:span text:style-name="T65">changes occur –</text:span> when the puzzles are solved. Other things may happen in the world either randomly or according to the time of day or other triggers. This gives the world more texture. </text:p>
      <text:p text:style-name="P60">When developing your own adventure you can create tasks and events. Tasks are the puzzles that need to be solved and events are things that occur in the game world outside of player actions. </text:p>
      <text:p text:style-name="P60">The next sections describe how to script <text:span text:style-name="T65">events and tasks</text:span>.</text:p>
      <text:p text:style-name="P60"/>
      <text:h text:style-name="P61" text:outline-level="1"><text:bookmark-start text:name="__RefHeading___Toc570_3883484492"/>Events<text:bookmark-end text:name="__RefHeading___Toc570_3883484492"/></text:h>
      <text:p text:style-name="P62"><text:span text:style-name="T28">As with other all data files, e</text:span><text:span text:style-name="T66">vent </text:span><text:span text:style-name="T28">definitions</text:span><text:span text:style-name="T66"> can be split across multiple .</text:span><text:span text:style-name="T28">xml</text:span><text:span text:style-name="T66"> files </text:span><text:span text:style-name="T67">each called events_&lt;</text:span><text:span text:style-name="T28">something&gt;</text:span><text:span text:style-name="T67">.xml so </text:span><text:span text:style-name="T28">you can group them logically</text:span><text:span text:style-name="T67">.</text:span></text:p>
      <text:p text:style-name="P63"><text:span text:style-name="T68">Events are things that occur in the game world </text:span><text:span text:style-name="T69">and will</text:span><text:span text:style-name="T68"> happen whatever the players current situation is. </text:span><text:span text:style-name="T70"><text:line-break/>Events occur after any player action but not necessarily as a consequence of that action – although </text:span><text:span text:style-name="T69">of course </text:span><text:span text:style-name="T70">they </text:span><text:span text:style-name="T71">may</text:span><text:span text:style-name="T70"> be related. </text:span></text:p>
      <text:p text:style-name="P63"><text:span text:style-name="T71">E</text:span><text:span text:style-name="T70">vents can </text:span><text:span text:style-name="T71">be scripted to </text:span><text:span text:style-name="T70">occur randomly or </text:span><text:span text:style-name="T72">in</text:span><text:span text:style-name="T71"> a specific time </text:span><text:span text:style-name="T72">interval or</text:span><text:span text:style-name="T71"> they can even be scheduled to happen at a point </text:span><text:span text:style-name="T72">X number of</text:span><text:span text:style-name="T71"> game minutes in the future. </text:span></text:p>
      <text:p text:style-name="P64"><text:span text:style-name="T71">Events </text:span><text:span text:style-name="T67">and</text:span><text:span text:style-name="T71"> tasks </text:span><text:span text:style-name="T67">both </text:span><text:span text:style-name="T71">have </text:span><text:span text:style-name="T69">conditions and consequences</text:span><text:span text:style-name="T71"> </text:span><text:span text:style-name="T69">but </text:span><text:span text:style-name="T67">difference lies in what</text:span><text:span text:style-name="T69"> trigger </text:span><text:span text:style-name="T67">them</text:span><text:span text:style-name="T69">.</text:span></text:p>
      <text:p text:style-name="P63"><text:span text:style-name="T72">With </text:span><text:span text:style-name="T73">b</text:span><text:span text:style-name="T72">oth events and tasks t</text:span><text:span text:style-name="T67">here may be </text:span><text:span text:style-name="T72">or more conditions </text:span><text:span text:style-name="T67">that have to be satisfied before </text:span><text:span text:style-name="T72">that</text:span><text:span text:style-name="T67"> event or task can run. Multiple conditions are grouped into a &lt;</text:span><text:span text:style-name="T74">conditions</text:span><text:span text:style-name="T67">&gt; block. </text:span></text:p>
      <text:p text:style-name="P63"><text:span text:style-name="T71">Consequences </text:span><text:span text:style-name="T67">are </text:span><text:span text:style-name="T71">grouped into &lt;</text:span><text:span text:style-name="T75">onSuccess&gt;</text:span><text:span text:style-name="T71"> </text:span><text:span text:style-name="T72">and</text:span><text:span text:style-name="T71"> &lt;</text:span><text:span text:style-name="T75">onFailed&gt; </text:span><text:span text:style-name="T76">blocks that run only if all conditions are satisfied or any one condition fails </text:span><text:span text:style-name="T77">respectively</text:span><text:span text:style-name="T71">. </text:span><text:span text:style-name="T67">In my experience t</text:span><text:span text:style-name="T71">asks </text:span><text:span text:style-name="T67">make more use of the </text:span><text:span text:style-name="T71">&lt;</text:span><text:span text:style-name="T75">onFailed&gt;</text:span><text:span text:style-name="T71"> </text:span><text:span text:style-name="T67">block</text:span><text:span text:style-name="T71">. </text:span></text:p>
      <text:h text:style-name="Heading_20_2" text:outline-level="2"><text:bookmark-start text:name="__RefHeading___Toc8596_120860559"/>Event Specifics<text:bookmark-end text:name="__RefHeading___Toc8596_120860559"/></text:h>
      <text:p text:style-name="P62"><text:span text:style-name="T78">There are three main types of event: </text:span><text:span text:style-name="T74">UNIVERSAL</text:span><text:span text:style-name="T78"> events, </text:span><text:span text:style-name="T74">ROOM</text:span><text:span text:style-name="T78"> events and events that happen as a consequence of an action, </text:span><text:span text:style-name="T79">which </text:span><text:span text:style-name="T72">are labelled</text:span><text:span text:style-name="T67"> </text:span><text:span text:style-name="T74">EVENT_TRIGGERED</text:span><text:span text:style-name="T78">. </text:span></text:p>
      <text:p text:style-name="P65">Universal events run after every player action, i.e. after every command the player types is processed. <text:span text:style-name="T64">They will also run if the player is idle for a while and a time out occurs. </text:span></text:p>
      <text:p text:style-name="P65">Room events run, <text:span text:style-name="T64">as you would imagine, </text:span>after a player enters a specific location. </text:p>
      <text:p text:style-name="P66">Triggered events can be run from other events, when a task is completed or when performing specific actions such as picking up an object or examining an object (onTaken, onExamine <text:span text:style-name="T72">can trigger an event</text:span>). </text:p>
      <text:p text:style-name="P62"><text:span text:style-name="T72">As events</text:span><text:span text:style-name="T64"> can also be scheduled to run in the future a consequence of doing something may not be seen immediately. </text:span></text:p>
      <text:p text:style-name="P67">Here’s a<text:span text:style-name="T72">n example of a </text:span><text:span text:style-name="T80">ROOM</text:span><text:span text:style-name="T72"> event that occurs</text:span> random<text:span text:style-name="T72">ly <text:s/>-</text:span> Mrs Parson’<text:span text:style-name="T55">s</text:span> children fire a catapult at you. Notice there’s a 1 in 5 chance of it happening, you have to be in one of two rooms (either room 6 or room 7) and the checkGameState condition ensures that once it has happened it <text:span text:style-name="T72">does</text:span>n’t happen again. </text:p>
      <text:p text:style-name="P68">&lt;event id="600" name="Mrs Parsons children fire catapult at you" roomIds="6|7"&gt;</text:p>
      <text:p text:style-name="P68"><text:soft-page-break/><text:s text:c="2"/>&lt;conditions&gt;</text:p>
      <text:p text:style-name="P68"><text:s text:c="4"/>&lt;<text:span text:style-name="T72">condition type=”chance” occurs=”1” probabilitySpace=”5”/&gt;</text:span></text:p>
      <text:p text:style-name="P68"><text:s text:c="4"/>&lt;condition type="checkGameState" key="<text:span text:style-name="T72">hasC</text:span>atapult<text:span text:style-name="T72">Been</text:span>Fired"/&gt;</text:p>
      <text:p text:style-name="P68"><text:s text:c="2"/>&lt;/conditions&gt;</text:p>
      <text:p text:style-name="P68"><text:s text:c="2"/>&lt;onSuccess&gt;</text:p>
      <text:p text:style-name="P68"><text:s text:c="4"/>&lt;consequence type="message"&gt;</text:p>
      <text:p text:style-name="P68"><text:s text:c="4"/>There's a sudden stinging blow on the back of your neck. </text:p>
      <text:p text:style-name="P68"><text:s text:c="4"/>You spin round just in time to see one of Mrs Parsons children pocketing a catapult. </text:p>
      <text:p text:style-name="P68"><text:s text:c="4"/>"Goldstein!" he yells as Mrs Parsons drags him away to a bedroom.</text:p>
      <text:p text:style-name="P68"><text:s text:c="2"/>&lt;/consequence&gt;</text:p>
      <text:p text:style-name="P68"><text:s text:c="2"/>&lt;consequence type="setGameState" key="<text:span text:style-name="T72">hasC</text:span>atapult<text:span text:style-name="T72">Been</text:span>Fired" value="true"/&gt;</text:p>
      <text:p text:style-name="P68"><text:s text:c="2"/>&lt;/onSuccess&gt;</text:p>
      <text:p text:style-name="P68">&lt;/event&gt;</text:p>
      <text:p text:style-name="P69"><text:line-break/>So we see there are two conditions, one is the chance, just 1 in 5 and the flag is not set. Only if <text:span text:style-name="T17">both</text:span> conditions pass will the &lt;<text:span text:style-name="T17">onSuccess&gt;</text:span> block run. <text:line-break/>There’s no need for an &lt;<text:span text:style-name="T17">onFailed&gt;</text:span> block, if either condition fails nothing happens. </text:p>
      <text:h text:style-name="P70" text:outline-level="2"><text:bookmark-start text:name="__RefHeading___Toc566_3883484492"/>Conditions<text:bookmark-end text:name="__RefHeading___Toc566_3883484492"/></text:h>
      <text:p text:style-name="P71"><text:span text:style-name="T72">As mentioned i</text:span><text:span text:style-name="T81">f an event should run is determined by one or more </text:span>conditions <text:span text:style-name="T81">declared in a &lt;</text:span><text:span text:style-name="T82">conditions</text:span><text:span text:style-name="T81">&gt;&lt;/</text:span><text:span text:style-name="T82">conditions</text:span><text:span text:style-name="T81">&gt; block. </text:span><text:line-break/>Each condition is declared in a &lt;<text:span text:style-name="T17">condition</text:span>&gt;&lt;/<text:span text:style-name="T17">condition</text:span>&gt; tag. </text:p>
      <text:p text:style-name="P72"><text:span text:style-name="T83">All conditions are evaluated in order. </text:span><text:span text:style-name="T84">If any one condition fails then execution is short-circuited, no further conditions will execute. If there is an </text:span><text:span text:style-name="T83">.&lt;</text:span><text:span text:style-name="T85">onFailed</text:span><text:span text:style-name="T84">&gt; block of consequences execution passes to that. </text:span><text:span text:style-name="T83"><text:s/></text:span></text:p>
      <text:p text:style-name="P73"><text:span text:style-name="T86">H</text:span>ere’s a list of all conditions you can currently use: </text:p>
      <table:table table:name="Table3" table:style-name="Table3">
        <table:table-column table:style-name="Table3.A"/>
        <table:table-column table:style-name="Table3.B"/>
        <table:table-column table:style-name="Table3.C"/>
        <table:table-row>
          <table:table-cell table:style-name="Table3.A1" office:value-type="string">
            <text:p text:style-name="P74"/>
          </table:table-cell>
          <table:table-cell table:style-name="Table3.A1" office:value-type="string">
            <text:p text:style-name="P75">Condition</text:p>
          </table:table-cell>
          <table:table-cell table:style-name="Table3.C1" office:value-type="string">
            <text:p text:style-name="P76">Parameters</text:p>
          </table:table-cell>
        </table:table-row>
        <table:table-row>
          <table:table-cell table:style-name="Table3.A2" office:value-type="string">
            <text:p text:style-name="P74">1</text:p>
          </table:table-cell>
          <table:table-cell table:style-name="Table3.A2" office:value-type="string">
            <text:p text:style-name="P74"><text:span text:style-name="T87">Chance</text:span><text:line-break/>- <text:span text:style-name="T87">roll a dice</text:span></text:p>
          </table:table-cell>
          <table:table-cell table:style-name="Table3.C2" office:value-type="string">
            <text:p text:style-name="P77"><text:span text:style-name="Default_20_Paragraph_20_Font"><text:span text:style-name="T44">type</text:span></text:span>="<text:span text:style-name="T87">chance</text:span>"<text:line-break/><text:span text:style-name="T88">probabilitySpace</text:span><text:span text:style-name="T87"> = total number of outcomes</text:span><text:line-break/><text:span text:style-name="Default_20_Paragraph_20_Font"><text:span text:style-name="T89">occurs</text:span></text:span><text:span text:style-name="Default_20_Paragraph_20_Font"><text:span text:style-name="T44"> = </text:span></text:span><text:span text:style-name="Default_20_Paragraph_20_Font"><text:span text:style-name="T90">chance<text:line-break/>e.g. for a 1 in 6 chance </text:span></text:span><text:span text:style-name="Default_20_Paragraph_20_Font"><text:span text:style-name="T91">set: </text:span></text:span><text:span text:style-name="Default_20_Paragraph_20_Font"><text:span text:style-name="T90"><text:line-break/></text:span></text:span><text:span text:style-name="Default_20_Paragraph_20_Font"><text:span text:style-name="T88">occurs</text:span></text:span><text:span text:style-name="Default_20_Paragraph_20_Font"><text:span text:style-name="T90">=“1” and </text:span></text:span><text:span text:style-name="Default_20_Paragraph_20_Font"><text:span text:style-name="T88">probabilitySpace</text:span></text:span><text:span text:style-name="Default_20_Paragraph_20_Font"><text:span text:style-name="T90">= “6”</text:span></text:span></text:p>
          </table:table-cell>
        </table:table-row>
        <table:table-row>
          <table:table-cell table:style-name="Table3.A2" office:value-type="string">
            <text:p text:style-name="P74">2</text:p>
          </table:table-cell>
          <table:table-cell table:style-name="Table3.A2" office:value-type="string">
            <text:p text:style-name="P74">Check game state<text:line-break/>- has a certain state been set. <text:s/></text:p>
          </table:table-cell>
          <table:table-cell table:style-name="Table3.C2" office:value-type="string">
            <text:p text:style-name="P77"><text:span text:style-name="Default_20_Paragraph_20_Font"><text:span text:style-name="T44">type</text:span></text:span>=”checkGameState”<text:line-break/><text:span text:style-name="Default_20_Paragraph_20_Font"><text:span text:style-name="T44">key</text:span></text:span> = the state to check</text:p>
            <text:p text:style-name="P78">Return true if the key is set to true. </text:p>
          </table:table-cell>
        </table:table-row>
        <text:soft-page-break/>
        <table:table-row>
          <table:table-cell table:style-name="Table3.A2" office:value-type="string">
            <text:p text:style-name="P79">3</text:p>
          </table:table-cell>
          <table:table-cell table:style-name="Table3.A2" office:value-type="string">
            <text:p text:style-name="P80">Check count<text:line-break/><text:span text:style-name="T92">–</text:span> <text:span text:style-name="T73">c</text:span>heck if a counter has reached a certain level.</text:p>
          </table:table-cell>
          <table:table-cell table:style-name="Table3.C2" office:value-type="string">
            <text:p text:style-name="P81"><text:span text:style-name="T17">type</text:span>=”checkCount”<text:line-break/><text:span text:style-name="T17">key </text:span>= counter to check<text:line-break/><text:span text:style-name="T17">amount</text:span>=the threshold to fire if exceeded</text:p>
          </table:table-cell>
        </table:table-row>
        <table:table-row table:style-name="Table3.5">
          <table:table-cell table:style-name="Table3.A2" office:value-type="string">
            <text:p text:style-name="P79">4</text:p>
          </table:table-cell>
          <table:table-cell table:style-name="Table3.A2" office:value-type="string">
            <text:p text:style-name="P74">Check Player Carrying<text:line-break/>– does the player possess a particular item? </text:p>
          </table:table-cell>
          <table:table-cell table:style-name="Table3.C2" office:value-type="string">
            <text:p text:style-name="P77"><text:span text:style-name="Default_20_Paragraph_20_Font"><text:span text:style-name="T44">type</text:span></text:span>=”carrying”<text:line-break/><text:span text:style-name="Default_20_Paragraph_20_Font"><text:span text:style-name="T44">itemId</text:span></text:span><text:span text:style-name="Default_20_Paragraph_20_Font"><text:span text:style-name="T93">s</text:span></text:span> = <text:span text:style-name="T94">| separated list of id’s of </text:span>the item<text:span text:style-name="T94">s</text:span> to check for. <text:span text:style-name="T94">Any match returns true. </text:span><text:span text:style-name="T88">ItemId</text:span><text:span text:style-name="T87"> can be used for a single item. </text:span><text:span text:style-name="T94"><text:line-break/>If you need to check multiple items use multiple conditions. </text:span></text:p>
          </table:table-cell>
        </table:table-row>
        <table:table-row>
          <table:table-cell table:style-name="Table3.A2" office:value-type="string">
            <text:p text:style-name="P79">5</text:p>
          </table:table-cell>
          <table:table-cell table:style-name="Table3.A2" office:value-type="string">
            <text:p text:style-name="P82">Check time <text:line-break/><text:span text:style-name="T92">– </text:span><text:span text:style-name="T86">c</text:span>heck the time of day. <text:span text:style-name="T86">Will</text:span> the <text:span text:style-name="T86">event</text:span> only <text:span text:style-name="T86">run</text:span> at night say? </text:p>
          </table:table-cell>
          <table:table-cell table:style-name="Table3.C2" office:value-type="string">
            <text:p text:style-name="P83"><text:span text:style-name="T17">type</text:span>=”checkTime”<text:line-break/><text:span text:style-name="T17">startHour</text:span>=”HH” – start time (which should accord with your clock definition in game.xml, <text:span text:style-name="T92">if you use a 12 hour clock keep the values in the range 1 - 12</text:span>)<text:line-break/><text:span text:style-name="T17">endHour</text:span>=”HH” - <text:s/>end time<text:line-break/>The current world time is evaluated against the interval defined by <text:span text:style-name="T17">startHour</text:span> and <text:span text:style-name="T17">endHour</text:span></text:p>
          </table:table-cell>
        </table:table-row>
        <table:table-row>
          <table:table-cell table:style-name="Table3.A2" office:value-type="string">
            <text:p text:style-name="P79">6</text:p>
          </table:table-cell>
          <table:table-cell table:style-name="Table3.A2" office:value-type="string">
            <text:p text:style-name="P84">Check <text:span text:style-name="T94">an </text:span>NPC <text:span text:style-name="T94">is d</text:span>istracted<text:line-break/>– <text:s/>Is this particular NPC distracted, can you perform the task without being <text:span text:style-name="T94">seen</text:span>?<text:line-break/>One of the <text:span text:style-name="T83">possible </text:span>consequences is to <text:span text:style-name="T83">mark</text:span> an NPC as distracted.</text:p>
          </table:table-cell>
          <table:table-cell table:style-name="Table3.C2" office:value-type="string">
            <text:p text:style-name="P77"><text:span text:style-name="Default_20_Paragraph_20_Font"><text:span text:style-name="T44">type</text:span></text:span>=”checkDistracted”<text:line-break/><text:span text:style-name="Default_20_Paragraph_20_Font"><text:span text:style-name="T44">npcId</text:span></text:span> = id of the NPC to check</text:p>
          </table:table-cell>
        </table:table-row>
        <table:table-row>
          <table:table-cell table:style-name="Table3.A2" office:value-type="string">
            <text:p text:style-name="P79">7</text:p>
          </table:table-cell>
          <table:table-cell table:style-name="Table3.A2" office:value-type="string">
            <text:p text:style-name="P85">Check NPC alive<text:line-break/><text:span text:style-name="T92">– </text:span><text:span text:style-name="T73">i</text:span>s the NPC still alive? <text:line-break/>Damage HP is taken automatically during combat. <text:span text:style-name="T86">If HP reduces below 0 then the NPC is marked as dead.</text:span></text:p>
          </table:table-cell>
          <table:table-cell table:style-name="Table3.C2" office:value-type="string">
            <text:p text:style-name="P86"><text:span text:style-name="T17">type</text:span>=”checkAlive”<text:line-break/><text:span text:style-name="T17">npcId</text:span><text:span text:style-name="T95"> = id of the NPC to check</text:span></text:p>
          </table:table-cell>
        </table:table-row>
        <table:table-row table:style-name="Table3.9">
          <table:table-cell table:style-name="Table3.A2" office:value-type="string">
            <text:p text:style-name="P79">8</text:p>
          </table:table-cell>
          <table:table-cell table:style-name="Table3.A2" office:value-type="string">
            <text:p text:style-name="P87">Check the players balance<text:line-break/>– does the player have enough money?<text:line-break/><text:span text:style-name="T83">There are task and event consequences available that enable you to manipulate the </text:span><text:span text:style-name="T84">players’ </text:span><text:span text:style-name="T83">balance. <text:s/></text:span><text:s/></text:p>
            <text:p text:style-name="P87"/>
          </table:table-cell>
          <table:table-cell table:style-name="Table3.C2" office:value-type="string">
            <text:p text:style-name="P87"><text:span text:style-name="Default_20_Paragraph_20_Font"><text:span text:style-name="T44">type</text:span></text:span>=”checkBalance”<text:line-break/><text:span text:style-name="Default_20_Paragraph_20_Font"><text:span text:style-name="T44">amount</text:span></text:span> = minimum amount (floating point <text:span text:style-name="T83">value</text:span> allowed)</text:p>
          </table:table-cell>
        </table:table-row>
        <text:soft-page-break/>
        <table:table-row table:style-name="Table3.10">
          <table:table-cell table:style-name="Table3.A2" office:value-type="string">
            <text:p text:style-name="P79">9</text:p>
          </table:table-cell>
          <table:table-cell table:style-name="Table3.A2" office:value-type="string">
            <text:p text:style-name="P88">Check <text:span text:style-name="T73">uses<text:line-break/></text:span><text:span text:style-name="T92">– </text:span><text:span text:style-name="T73">h</text:span>ow many uses left on a weapon? <text:span text:style-name="T73">Guns can run out of bullets. </text:span></text:p>
          </table:table-cell>
          <table:table-cell table:style-name="Table3.C2" office:value-type="string">
            <text:p text:style-name="P89"><text:span text:style-name="T17">type</text:span>=”checkUses”<text:line-break/><text:span text:style-name="T17">itemId</text:span><text:span text:style-name="T94"> </text:span>= the weapon to check. <text:line-break/></text:p>
          </table:table-cell>
        </table:table-row>
        <table:table-row>
          <table:table-cell table:style-name="Table3.A2" office:value-type="string">
            <text:p text:style-name="P79">10</text:p>
          </table:table-cell>
          <table:table-cell table:style-name="Table3.A2" office:value-type="string">
            <text:p text:style-name="P90">Check item tag<text:line-break/><text:span text:style-name="T92">– </text:span><text:span text:style-name="T73">d</text:span><text:span text:style-name="T87">oes the item have a particular tag? </text:span></text:p>
          </table:table-cell>
          <table:table-cell table:style-name="Table3.C2" office:value-type="string">
            <text:p text:style-name="P91"><text:span text:style-name="T17">type</text:span>=”checkItemHasTag”<text:line-break/><text:span text:style-name="T17">itemId</text:span> <text:span text:style-name="T80">the item to check</text:span><text:span text:style-name="T95">. <text:line-break/></text:span><text:span text:style-name="T96">t</text:span><text:span text:style-name="T97">ags </text:span><text:span text:style-name="T96">= | pipe separated list of tags to check for, any one match will make the condition pass. </text:span></text:p>
          </table:table-cell>
        </table:table-row>
        <table:table-row table:style-name="Table3.12">
          <table:table-cell table:style-name="Table3.A2" office:value-type="string">
            <text:p text:style-name="P92">1<text:span text:style-name="T98">1</text:span></text:p>
          </table:table-cell>
          <table:table-cell table:style-name="Table3.A2" office:value-type="string">
            <text:p text:style-name="P90">Check room tag<text:line-break/><text:span text:style-name="T92">– </text:span><text:span text:style-name="T73">d</text:span><text:span text:style-name="T87">oes the room have the particular tag? </text:span></text:p>
          </table:table-cell>
          <table:table-cell table:style-name="Table3.C2" office:value-type="string">
            <text:p text:style-name="P93"><text:span text:style-name="T17">type</text:span>=”checkRoomHasTag”<text:line-break/><text:span text:style-name="T17">roomId</text:span> the id of the room to check<text:line-break/><text:span text:style-name="T96">t</text:span><text:span text:style-name="T97">ags </text:span><text:span text:style-name="T96">= | pipe separated list of tags to check for, any one match will make the condition pass. </text:span></text:p>
          </table:table-cell>
        </table:table-row>
        <table:table-row table:style-name="Table3.12">
          <table:table-cell table:style-name="Table3.A2" office:value-type="string">
            <text:p text:style-name="P92">1<text:span text:style-name="T98">2</text:span></text:p>
          </table:table-cell>
          <table:table-cell table:style-name="Table3.A2" office:value-type="string">
            <text:p text:style-name="P94">Check room has an item<text:line-break/><text:span text:style-name="T92">– </text:span><text:span text:style-name="T73">i</text:span>s an item in the room? <text:line-break/>This doesn’t include carried items.</text:p>
          </table:table-cell>
          <table:table-cell table:style-name="Table3.C2" office:value-type="string">
            <text:p text:style-name="P91"><text:span text:style-name="T17">type</text:span>=”checkRoomHasItem”<text:line-break/><text:span text:style-name="T17">roomId</text:span> = the id of the room to check<text:line-break/><text:span text:style-name="T97">itemId</text:span><text:span text:style-name="T98"> or </text:span><text:span text:style-name="T17">itemId</text:span><text:span text:style-name="T99">s</text:span> = | separated list of items to check, any <text:span text:style-name="T98">one </text:span>match <text:span text:style-name="T98">will make the condition pass</text:span>. </text:p>
          </table:table-cell>
        </table:table-row>
      </table:table>
      <text:p text:style-name="P71"/>
      <text:p text:style-name="P71"><text:span text:style-name="T100">All</text:span> conditions <text:span text:style-name="T100">(one or more) are</text:span> tied together in a &lt;<text:span text:style-name="T17">conditions</text:span>&gt;&lt;/<text:span text:style-name="T17">conditions</text:span>&gt; block, <text:span text:style-name="T101">each one has to be true for the trigger to fire</text:span>. </text:p>
      <text:p text:style-name="P95">One final point to remember is any condition can be inverted by setting <text:span text:style-name="T17">invert</text:span>=”<text:span text:style-name="T17">true</text:span>” as an attribute. <text:line-break/>This means you can change <text:span text:style-name="T17">type</text:span>=”<text:span text:style-name="T95">carrying</text:span>” for example to a check that the player does <text:span text:style-name="T17">NOT</text:span> have the specific item. <text:line-break/>Or you can invert a <text:span text:style-name="T17">checkGameState</text:span> check so it would look for <text:span text:style-name="T100">the key to be </text:span>false instead of true or indeed a checkCount so instead of amount exceeds it becomes amount less than. </text:p>
      <text:p text:style-name="P95">You could check an item <text:span text:style-name="T100">or room </text:span>does not have a tag or is that NPC <text:span text:style-name="T102">s</text:span>till alive? Anything if it makes sense <text:span text:style-name="T100">to you. </text:span></text:p>
      <text:p text:style-name="P95"/>
      <text:h text:style-name="P96" text:outline-level="2"><text:bookmark-start text:name="__RefHeading___Toc568_3883484492"/>Consequences<text:bookmark-end text:name="__RefHeading___Toc568_3883484492"/></text:h>
      <text:p text:style-name="P97">If all the conditions pass then the <text:span text:style-name="T103">event</text:span> happens <text:span text:style-name="T103">or the task is completed </text:span>and there will inevitably be consequences. </text:p>
      <text:p text:style-name="P97">There can be many consequences <text:span text:style-name="T101">i</text:span>f a<text:span text:style-name="T103">n event occurs or a </text:span>task <text:span text:style-name="T101">is </text:span>successfully accomplished. All consequences are of <text:span text:style-name="T84">form:</text:span></text:p>
      <text:p text:style-name="P98"><text:span text:style-name="T95">&lt;consequence type=”...” </text:span><text:span text:style-name="T104">p</text:span><text:span text:style-name="T105">arameters... /</text:span><text:span text:style-name="T95">&gt;</text:span></text:p>
      <text:p text:style-name="P98"/>
      <text:p text:style-name="P97"><text:span text:style-name="T73">As stated briefly above t</text:span><text:span text:style-name="T84">here may be multiple consequences and all consequences are </text:span>kept in an &lt;<text:span text:style-name="T17">onSuccess</text:span>&gt;&lt;/<text:span text:style-name="T17">onSuccess</text:span>&gt; block <text:span text:style-name="T106">or an optional &lt;</text:span><text:span text:style-name="T107">onFailed</text:span><text:span text:style-name="T106">&gt;&lt;/</text:span><text:span text:style-name="T107">onFailed</text:span><text:span text:style-name="T106">&gt; block. <text:line-break/></text:span><text:span text:style-name="T73">Which</text:span><text:span text:style-name="T84"> </text:span><text:span text:style-name="T73">block is </text:span><text:span text:style-name="T84">executed depend</text:span><text:span text:style-name="T73">s</text:span><text:span text:style-name="T84"> on whether or not </text:span><text:span text:style-name="T73">all </text:span><text:span text:style-name="T84">the conditions passed. </text:span></text:p>
      <text:p text:style-name="P99">Further conditions may be placed within a &lt;<text:span text:style-name="T17">gateway</text:span>&gt;&lt;/<text:span text:style-name="T17">gateway</text:span>&gt; block within &lt;<text:span text:style-name="T17">onSuccess</text:span>&gt; or &lt;<text:span text:style-name="T17">onFailed</text:span>&gt; blocks. These may be used to concatenate two <text:span text:style-name="T108">different sets of </text:span>conditions together to <text:span text:style-name="T109">create different </text:span><text:span text:style-name="T108">circumstance</text:span><text:span text:style-name="T109"> – so for example, if a &lt;</text:span><text:span text:style-name="T110">conditions</text:span><text:span text:style-name="T109">&gt; block fails we go to the &lt;</text:span><text:span text:style-name="T110">onFailed</text:span><text:span text:style-name="T109">&gt; block but we can </text:span><text:span text:style-name="T108">then </text:span><text:span text:style-name="T109">optionally prevent </text:span><text:span text:style-name="T103">even</text:span><text:span text:style-name="T109"> that from running by imposing further more specific conditions at that point</text:span>. <text:span text:style-name="T109">Same </text:span><text:span text:style-name="T103">goes </text:span><text:span text:style-name="T109">for &lt;</text:span><text:span text:style-name="T110">onSuccess</text:span><text:span text:style-name="T109">&gt; </text:span><text:span text:style-name="T103">of course</text:span><text:span text:style-name="T109">. </text:span></text:p>
      <text:p text:style-name="P100"><text:span text:style-name="T109">When we do get to the &lt;</text:span><text:span text:style-name="T110">consequences</text:span><text:span text:style-name="T109">&gt; block all c</text:span>onsequences are executed in <text:span text:style-name="T103">the </text:span>order <text:span text:style-name="T103">presented</text:span>. </text:p>
      <text:p text:style-name="P97"><text:span text:style-name="T111">There are many possible consequences. Each requires a </text:span><text:span text:style-name="T84">specific </text:span><text:span text:style-name="T111">set of parameters specified as attributes. </text:span><text:span text:style-name="T103">The following table summarises all the current possible consequences. </text:span></text:p>
      <table:table table:name="Table1" table:style-name="Table1">
        <table:table-column table:style-name="Table1.A"/>
        <table:table-column table:style-name="Table1.B"/>
        <table:table-column table:style-name="Table1.C"/>
        <table:table-row>
          <table:table-cell table:style-name="Table1.A1" office:value-type="string">
            <text:p text:style-name="P101"/>
          </table:table-cell>
          <table:table-cell table:style-name="Table1.A1" office:value-type="string">
            <text:p text:style-name="P102">Consequence</text:p>
          </table:table-cell>
          <table:table-cell table:style-name="Table1.A1" office:value-type="string">
            <text:p text:style-name="P103">Parameters</text:p>
          </table:table-cell>
        </table:table-row>
        <table:table-row>
          <table:table-cell table:style-name="Table1.A1" office:value-type="string">
            <text:p text:style-name="P101">1</text:p>
          </table:table-cell>
          <table:table-cell table:style-name="Table1.A1" office:value-type="string">
            <text:p text:style-name="P101">Add <text:span text:style-name="T112">an </text:span>Exit <text:span text:style-name="T103">to a room</text:span></text:p>
          </table:table-cell>
          <table:table-cell table:style-name="Table1.A1" office:value-type="string">
            <text:p text:style-name="P104"><text:span text:style-name="T17">type</text:span>=”addExit”<text:line-break/><text:span text:style-name="T17">roomId</text:span>: the id of the room to add the exit to<text:line-break/><text:span text:style-name="T17">direction</text:span>: the direction this new exit lies in; compass directions N, E, S, W will do <text:span text:style-name="T111">or if you want to be explicit you can spell out NORTH, EAST, etc</text:span><text:line-break/><text:span text:style-name="T113">toRoom</text:span><text:span text:style-name="T111">: id of the room the exit leads to</text:span></text:p>
          </table:table-cell>
        </table:table-row>
        <table:table-row>
          <table:table-cell table:style-name="Table1.A1" office:value-type="string">
            <text:p text:style-name="P101">2</text:p>
          </table:table-cell>
          <table:table-cell table:style-name="Table1.A1" office:value-type="string">
            <text:p text:style-name="P105">Remove <text:span text:style-name="T112">an </text:span>Exit <text:span text:style-name="T103">from a room</text:span></text:p>
          </table:table-cell>
          <table:table-cell table:style-name="Table1.A1" office:value-type="string">
            <text:p text:style-name="P104"><text:span text:style-name="T17">type</text:span>=”removeExit”<text:line-break/><text:span text:style-name="T17">roomId</text:span>: the id of the room <text:span text:style-name="T111">to remove the exit from</text:span>.<text:line-break/><text:span text:style-name="T111">d</text:span><text:span text:style-name="T17">irection</text:span>: <text:span text:style-name="T111">which exit to remove</text:span>; <text:span text:style-name="T111">use </text:span>compass direction N, E, S, W, etc.</text:p>
          </table:table-cell>
        </table:table-row>
        <table:table-row table:style-name="Table1.4">
          <table:table-cell table:style-name="Table1.A1" office:value-type="string">
            <text:p text:style-name="P106">3</text:p>
          </table:table-cell>
          <table:table-cell table:style-name="Table1.A1" office:value-type="string">
            <text:p text:style-name="P106">Add Items to your <text:line-break/>inventory</text:p>
          </table:table-cell>
          <table:table-cell table:style-name="Table1.A1" office:value-type="string">
            <text:p text:style-name="P104"><text:span text:style-name="T17">type</text:span>=”addItem<text:span text:style-name="T48">s</text:span>ToInventory” <text:line-break/><text:span text:style-name="T17">itemId</text:span><text:span text:style-name="T114">s</text:span>: <text:span text:style-name="T48">pipe separated list of </text:span>id<text:span text:style-name="T48">s</text:span> of the new item<text:span text:style-name="T48">s</text:span></text:p>
          </table:table-cell>
        </table:table-row>
        <table:table-row>
          <table:table-cell table:style-name="Table1.A1" office:value-type="string">
            <text:p text:style-name="P106">4</text:p>
          </table:table-cell>
          <table:table-cell table:style-name="Table1.A1" office:value-type="string">
            <text:p text:style-name="P106">Remove items from <text:line-break/>your inventory.</text:p>
          </table:table-cell>
          <table:table-cell table:style-name="Table1.A1" office:value-type="string">
            <text:p text:style-name="P104"><text:span text:style-name="T17">type</text:span>=”<text:span text:style-name="T48">remove</text:span>Item<text:span text:style-name="T48">sFrom</text:span>Inventory” <text:line-break/><text:soft-page-break/><text:span text:style-name="T17">itemId</text:span><text:span text:style-name="T114">s</text:span>: <text:span text:style-name="T48">pipe separated list of </text:span>id<text:span text:style-name="T48">s</text:span> of the item<text:span text:style-name="T48">s to remove</text:span></text:p>
            <text:p text:style-name="P107">When removed the items do not appear elsewhere</text:p>
          </table:table-cell>
        </table:table-row>
        <table:table-row>
          <table:table-cell table:style-name="Table1.A1" office:value-type="string">
            <text:p text:style-name="P106">5</text:p>
          </table:table-cell>
          <table:table-cell table:style-name="Table1.A1" office:value-type="string">
            <text:p text:style-name="P106">Drop items.<text:line-break/><text:span text:style-name="T115">Remove item from your inventory and add them to the current room. </text:span></text:p>
          </table:table-cell>
          <table:table-cell table:style-name="Table1.A1" office:value-type="string">
            <text:p text:style-name="P104"><text:span text:style-name="T17">type</text:span>=”<text:span text:style-name="T48">drop</text:span><text:span text:style-name="T116">I</text:span>tem<text:span text:style-name="T48">s</text:span>” <text:line-break/><text:span text:style-name="T17">itemId</text:span><text:span text:style-name="T114">s</text:span>: <text:span text:style-name="T48">pipe separated list of </text:span>id<text:span text:style-name="T48">s</text:span> of the item<text:span text:style-name="T48">s to drop</text:span></text:p>
            <text:p text:style-name="P108">When dropped the items appear in the current room.</text:p>
            <text:p text:style-name="P109">This is different from using removeItemsFromInventory and and then addItemsToRoom in that if you’re not carrying some <text:span text:style-name="T117">or all </text:span>of the items, <text:span text:style-name="T117">the items you’re not carrying won’</text:span>t be added to the room. </text:p>
          </table:table-cell>
        </table:table-row>
        <table:table-row>
          <table:table-cell table:style-name="Table1.A1" office:value-type="string">
            <text:p text:style-name="P110">6</text:p>
          </table:table-cell>
          <table:table-cell table:style-name="Table1.A1" office:value-type="string">
            <text:p text:style-name="P104">Add <text:span text:style-name="T103">new </text:span>item<text:span text:style-name="T118">s</text:span> to the room.</text:p>
          </table:table-cell>
          <table:table-cell table:style-name="Table1.A1" office:value-type="string">
            <text:p text:style-name="P104"><text:span text:style-name="T17">type</text:span>=”addItem<text:span text:style-name="T117">s</text:span>ToRoom”<text:line-break/><text:span text:style-name="T17">itemId</text:span><text:span text:style-name="T119">s</text:span>: <text:span text:style-name="T115">pipe separated list of </text:span><text:span text:style-name="T120">items IDs</text:span><text:span text:style-name="T115"> to add. </text:span><text:span text:style-name="T117">All items are added.</text:span><text:line-break/><text:span text:style-name="T114">roomId</text:span><text:span text:style-name="T118">: optional, if not present </text:span><text:span text:style-name="T121">the current room is assumed</text:span></text:p>
          </table:table-cell>
        </table:table-row>
        <table:table-row>
          <table:table-cell table:style-name="Table1.A1" office:value-type="string">
            <text:p text:style-name="P110">7</text:p>
          </table:table-cell>
          <table:table-cell table:style-name="Table1.A1" office:value-type="string">
            <text:p text:style-name="P110">R<text:span text:style-name="T118">emove</text:span> item<text:span text:style-name="T118">s</text:span> <text:span text:style-name="T118">from a room.</text:span></text:p>
          </table:table-cell>
          <table:table-cell table:style-name="Table1.A1" office:value-type="string">
            <text:p text:style-name="P104"><text:span text:style-name="T17">type</text:span>=”<text:span text:style-name="T118">remove</text:span>RoomItem<text:span text:style-name="T122">s</text:span>”<text:line-break/><text:span text:style-name="T17">itemId</text:span><text:span text:style-name="T114">s</text:span>: <text:span text:style-name="T118">pipe separated list of</text:span> item<text:span text:style-name="T118">s</text:span> <text:span text:style-name="T120">IDs </text:span>to <text:span text:style-name="T118">remove<text:line-break/></text:span><text:span text:style-name="T123">roomId</text:span><text:span text:style-name="T121">: optional, if not present the current room is assumed</text:span></text:p>
          </table:table-cell>
        </table:table-row>
        <table:table-row>
          <table:table-cell table:style-name="Table1.A1" office:value-type="string">
            <text:p text:style-name="P111">8</text:p>
          </table:table-cell>
          <table:table-cell table:style-name="Table1.A1" office:value-type="string">
            <text:p text:style-name="P110">Add <text:span text:style-name="T124">tag</text:span><text:span text:style-name="T103">s</text:span><text:span text:style-name="T124"> </text:span><text:span text:style-name="T103">to an item</text:span><text:span text:style-name="T124">.</text:span> </text:p>
          </table:table-cell>
          <table:table-cell table:style-name="Table1.A1" office:value-type="string">
            <text:p text:style-name="P104"><text:span text:style-name="T17">type</text:span>=”addItemT<text:span text:style-name="T124">ags</text:span>”<text:line-break/><text:span text:style-name="T17">itemId</text:span>: <text:span text:style-name="T125">singular - the item to tag. </text:span><text:line-break/><text:span text:style-name="T126">tags</text:span><text:span text:style-name="T118">: </text:span><text:span text:style-name="T124">pipe separated list of tags to add</text:span></text:p>
          </table:table-cell>
        </table:table-row>
        <table:table-row>
          <table:table-cell table:style-name="Table1.A1" office:value-type="string">
            <text:p text:style-name="P111">9</text:p>
          </table:table-cell>
          <table:table-cell table:style-name="Table1.A1" office:value-type="string">
            <text:p text:style-name="P112"><text:span text:style-name="T115">R</text:span><text:span text:style-name="T127">emove tags from </text:span><text:span text:style-name="T103">an </text:span><text:span text:style-name="T127">item</text:span></text:p>
          </table:table-cell>
          <table:table-cell table:style-name="Table1.A1" office:value-type="string">
            <text:p text:style-name="P104"><text:span text:style-name="T17">type</text:span>=”<text:span text:style-name="T118">remove</text:span><text:span text:style-name="T124">ItemTags</text:span>”<text:line-break/><text:span text:style-name="T17">itemId: </text:span><text:span text:style-name="T125">singular – the item to remove tags from. </text:span><text:span text:style-name="T128"><text:line-break/></text:span><text:span text:style-name="T126">tags</text:span><text:span text:style-name="T114">: </text:span><text:span text:style-name="T128">pipe separated list of tags to add</text:span></text:p>
          </table:table-cell>
        </table:table-row>
        <table:table-row>
          <table:table-cell table:style-name="Table1.A1" office:value-type="string">
            <text:p text:style-name="P111">10</text:p>
          </table:table-cell>
          <table:table-cell table:style-name="Table1.A1" office:value-type="string">
            <text:p text:style-name="P111">Add room tags.</text:p>
          </table:table-cell>
          <table:table-cell table:style-name="Table1.A1" office:value-type="string">
            <text:p text:style-name="P104"><text:span text:style-name="T17">type</text:span>=”add<text:span text:style-name="T129">Room</text:span>T<text:span text:style-name="T124">ags</text:span>”<text:line-break/><text:span text:style-name="T130">roomId</text:span>: <text:span text:style-name="T129">the room to tag </text:span><text:span text:style-name="T103">(only one room can be specified)</text:span><text:line-break/><text:span text:style-name="T126">tags</text:span><text:span text:style-name="T118">: </text:span><text:span text:style-name="T124">pipe separated list of tags to add</text:span></text:p>
          </table:table-cell>
        </table:table-row>
        <table:table-row>
          <table:table-cell table:style-name="Table1.A1" office:value-type="string">
            <text:p text:style-name="P111">11</text:p>
          </table:table-cell>
          <table:table-cell table:style-name="Table1.A1" office:value-type="string">
            <text:p text:style-name="P111">Remove room tags.</text:p>
          </table:table-cell>
          <table:table-cell table:style-name="Table1.A1" office:value-type="string">
            <text:p text:style-name="P104"><text:span text:style-name="T17">type</text:span>=”<text:span text:style-name="T118">remove</text:span>I<text:span text:style-name="T129">Room</text:span>Tags”<text:line-break/><text:span text:style-name="T130">roomId</text:span>: <text:span text:style-name="T129">the room to tag </text:span><text:span text:style-name="T103">(only one room can be specified)</text:span><text:line-break/><text:span text:style-name="T17">tags</text:span><text:span text:style-name="T118">: </text:span>pipe separated list of tags to add</text:p>
          </table:table-cell>
        </table:table-row>
        <table:table-row table:style-name="Table1.13">
          <table:table-cell table:style-name="Table1.A1" office:value-type="string">
            <text:p text:style-name="P111">12</text:p>
          </table:table-cell>
          <table:table-cell table:style-name="Table1.A1" office:value-type="string">
            <text:p text:style-name="P111">Message. <text:line-break/><text:span text:style-name="T116">O</text:span>utput a message</text:p>
          </table:table-cell>
          <table:table-cell table:style-name="Table1.A1" office:value-type="string">
            <text:p text:style-name="P104"><text:span text:style-name="T131">type</text:span><text:span text:style-name="T127">=”message”<text:line-break/></text:span>The message itself is the CDATA in the tag rather than given as an attribute. <text:span text:style-name="T116">Multiple messages can be specified separated by | pipe characters. <text:line-break/>If there’s more than one a random message is chosen. </text:span></text:p>
          </table:table-cell>
        </table:table-row>
        <table:table-row>
          <table:table-cell table:style-name="Table1.A1" office:value-type="string">
            <text:p text:style-name="P111">1<text:span text:style-name="T116">3</text:span></text:p>
          </table:table-cell>
          <table:table-cell table:style-name="Table1.A1" office:value-type="string">
            <text:p text:style-name="P104">Move an NPC. </text:p>
            <text:p text:style-name="P112">Move an NPC from <text:span text:style-name="T127">its</text:span> current location to a different location</text:p>
          </table:table-cell>
          <table:table-cell table:style-name="Table1.A1" office:value-type="string">
            <text:p text:style-name="P104"><text:span text:style-name="T123">type</text:span><text:span text:style-name="T121">=”moveNpc”</text:span><text:line-break/><text:span text:style-name="T17">npcId</text:span>: id of the NPC to move<text:line-break/><text:span text:style-name="T17">roomId</text:span>: the room to move it to</text:p>
          </table:table-cell>
        </table:table-row>
        <table:table-row>
          <table:table-cell table:style-name="Table1.A1" office:value-type="string">
            <text:p text:style-name="P113">1<text:span text:style-name="T116">4</text:span></text:p>
          </table:table-cell>
          <table:table-cell table:style-name="Table1.A1" office:value-type="string">
            <text:p text:style-name="P113">Move player.<text:line-break/>Move the player to a different location</text:p>
          </table:table-cell>
          <table:table-cell table:style-name="Table1.A1" office:value-type="string">
            <text:p text:style-name="P104"><text:span text:style-name="T123">type</text:span><text:span text:style-name="T121">=”movePlayer”</text:span><text:line-break/><text:span text:style-name="T17">roomId</text:span>: the room to move <text:span text:style-name="T132">the player</text:span> to</text:p>
          </table:table-cell>
        </table:table-row>
        <table:table-row>
          <table:table-cell table:style-name="Table1.A1" office:value-type="string">
            <text:p text:style-name="P114">1<text:span text:style-name="T133">5</text:span></text:p>
          </table:table-cell>
          <table:table-cell table:style-name="Table1.A1" office:value-type="string">
            <text:p text:style-name="P113">Set a game state flag.<text:line-break/><text:span text:style-name="T115">e.g. homeDeskIsOpen = true or false</text:span></text:p>
          </table:table-cell>
          <table:table-cell table:style-name="Table1.A1" office:value-type="string">
            <text:p text:style-name="P115"><text:span text:style-name="T17">type</text:span>=”setGameState”<text:line-break/><text:span text:style-name="T17">key</text:span>: the flag <text:span text:style-name="T132">to set (any string)<text:line-break/></text:span><text:span text:style-name="T17">value</text:span>: true or false</text:p>
          </table:table-cell>
        </table:table-row>
        <table:table-row>
          <table:table-cell table:style-name="Table1.A1" office:value-type="string">
            <text:p text:style-name="P116">1<text:span text:style-name="T133">6</text:span></text:p>
          </table:table-cell>
          <table:table-cell table:style-name="Table1.A1" office:value-type="string">
            <text:p text:style-name="P116">Set <text:span text:style-name="T117">a </text:span>new time. <text:line-break/>Unlike time cost below we can set a specific time of day. </text:p>
          </table:table-cell>
          <table:table-cell table:style-name="Table1.A1" office:value-type="string">
            <text:p text:style-name="P117"><text:span text:style-name="T17">type</text:span>=”set<text:span text:style-name="T134">New</text:span>Time”<text:line-break/><text:span text:style-name="T135">newTime</text:span><text:span text:style-name="T134">: Time string of the form HH:mm<text:line-break/>HH must be appropriate to the number of hours in a day defined in game.xml. <text:line-break/>(Note that minutes in an hour is currently always 60 but hours in a day can be anything, if you set 12 then am/pm will be used and the day will start at hour 12 otherwise there’s no suffix and the day starts at hour 0). </text:span></text:p>
          </table:table-cell>
        </table:table-row>
        <table:table-row>
          <table:table-cell table:style-name="Table1.A1" office:value-type="string">
            <text:p text:style-name="P114">1<text:span text:style-name="T133">7</text:span></text:p>
          </table:table-cell>
          <table:table-cell table:style-name="Table1.A1" office:value-type="string">
            <text:p text:style-name="P104"><text:span text:style-name="T132">S</text:span>et <text:span text:style-name="T136">an</text:span> NPC state <text:span text:style-name="T136">machine state</text:span>. <text:line-break/>Set the next state for an NPC. This is often used in conjunction with runNpcState</text:p>
          </table:table-cell>
          <table:table-cell table:style-name="Table1.A1" office:value-type="string">
            <text:p text:style-name="P104"><text:span text:style-name="T17">type</text:span>=”setN<text:span text:style-name="T137">pc</text:span>State”<text:line-break/><text:span text:style-name="T17">npcId</text:span>: the <text:span text:style-name="T66">id of the </text:span>NPC<text:line-break/><text:span text:style-name="T138">newSt</text:span><text:span text:style-name="T17">ate</text:span>: the <text:span text:style-name="T132">ID of the </text:span>state <text:span text:style-name="T132">to set</text:span></text:p>
          </table:table-cell>
        </table:table-row>
        <table:table-row>
          <table:table-cell table:style-name="Table1.A1" office:value-type="string">
            <text:p text:style-name="P114">1<text:span text:style-name="T133">8</text:span></text:p>
          </table:table-cell>
          <table:table-cell table:style-name="Table1.A1" office:value-type="string">
            <text:p text:style-name="P104">Run an NPC state. <text:line-break/><text:span text:style-name="T132">I</text:span>nvoke the state machine for an NPC for whatever state it’s currently in <text:span text:style-name="T136">or set and run the state</text:span>. <text:line-break/></text:p>
          </table:table-cell>
          <table:table-cell table:style-name="Table1.A1" office:value-type="string">
            <text:p text:style-name="P118"><text:span text:style-name="T17">type</text:span>=”runNpcState”<text:line-break/><text:span text:style-name="T17">npcId</text:span>: the id of the NPC to invoke<text:line-break/><text:span text:style-name="T139">newState</text:span><text:span text:style-name="T132">: optional if not specified use the state set in the Npc’s current context otherwise set the state then run that one. <text:line-break/></text:span><text:span text:style-name="T136">Some c</text:span><text:span text:style-name="T140">are should </text:span><text:span text:style-name="T136">be </text:span><text:span text:style-name="T140">taken using this consequence. </text:span><text:span text:style-name="T134">You should probably not jump to a state that attempts to interpret </text:span><text:span text:style-name="T136">a player response as any previous response is unlikely to still be valid in </text:span><text:span text:style-name="T141">the</text:span><text:span text:style-name="T136"> context </text:span><text:span text:style-name="T141">of an event or task</text:span><text:span text:style-name="T136">.<text:line-break/>Basically don’t jump to </text:span><text:span text:style-name="T141">a state that contains a</text:span><text:span text:style-name="T136"> ‘response’ </text:span><text:span text:style-name="T141">action</text:span><text:span text:style-name="T136"> (see section on NPCs).</text:span></text:p>
          </table:table-cell>
        </table:table-row>
        <table:table-row>
          <table:table-cell table:style-name="Table1.A1" office:value-type="string">
            <text:p text:style-name="P119">19</text:p>
          </table:table-cell>
          <table:table-cell table:style-name="Table1.A1" office:value-type="string">
            <text:p text:style-name="P104">Time cost. <text:line-break/>There can be a time cost involved in performing this action <text:span text:style-name="T142">or because of this event. </text:span><text:line-break/><text:soft-page-break/>This will advance the world clock by a number of minutes. </text:p>
          </table:table-cell>
          <table:table-cell table:style-name="Table1.A1" office:value-type="string">
            <text:p text:style-name="P104"><text:span text:style-name="T17">type</text:span>=”timeCost”<text:line-break/><text:span text:style-name="T17">timeCost</text:span>: the number of minutes to advance the clock. </text:p>
          </table:table-cell>
        </table:table-row>
        <table:table-row>
          <table:table-cell table:style-name="Table1.A1" office:value-type="string">
            <text:p text:style-name="P116">2<text:span text:style-name="T133">0</text:span></text:p>
          </table:table-cell>
          <table:table-cell table:style-name="Table1.A1" office:value-type="string">
            <text:p text:style-name="P112">Update <text:span text:style-name="T115">a</text:span> room description.</text:p>
          </table:table-cell>
          <table:table-cell table:style-name="Table1.A1" office:value-type="string">
            <text:p text:style-name="P104"><text:span text:style-name="T17">type</text:span>=”updateRoomDescription”<text:line-break/><text:span text:style-name="T143">roomId</text:span><text:span text:style-name="T115">: the ID of the room to update the description for</text:span></text:p>
            <text:p text:style-name="P120">The description itself is set as the CDATA in the tag rather than being an attribute. </text:p>
          </table:table-cell>
        </table:table-row>
        <table:table-row table:style-name="Table1.22">
          <table:table-cell table:style-name="Table1.A1" office:value-type="string">
            <text:p text:style-name="P114">2<text:span text:style-name="T133">1</text:span></text:p>
          </table:table-cell>
          <table:table-cell table:style-name="Table1.A1" office:value-type="string">
            <text:p text:style-name="P112">Update <text:span text:style-name="T124">balance</text:span>. <text:line-break/><text:span text:style-name="T124">Update the players’ balance</text:span>.</text:p>
          </table:table-cell>
          <table:table-cell table:style-name="Table1.A1" office:value-type="string">
            <text:p text:style-name="P104"><text:span text:style-name="T17">type</text:span>=”update<text:span text:style-name="T124">Balance</text:span>”<text:line-break/><text:span text:style-name="T126">amount</text:span><text:span text:style-name="T124">: a floating point amount, may be negative. </text:span></text:p>
          </table:table-cell>
        </table:table-row>
        <table:table-row>
          <table:table-cell table:style-name="Table1.A1" office:value-type="string">
            <text:p text:style-name="P114">2<text:span text:style-name="T133">2</text:span></text:p>
          </table:table-cell>
          <table:table-cell table:style-name="Table1.A1" office:value-type="string">
            <text:p text:style-name="P114">Fire an event.<text:line-break/>Trigger an event to run</text:p>
          </table:table-cell>
          <table:table-cell table:style-name="Table1.A1" office:value-type="string">
            <text:p text:style-name="P104"><text:span text:style-name="T17">type</text:span>=”fireEvent”<text:line-break/><text:span text:style-name="T17">eventIds</text:span>: a pipe separated lit of event <text:span text:style-name="T120">IDs</text:span>, <text:line-break/><text:span text:style-name="T144">e.g. eventIds=”1|2|3|4”</text:span>. If more than one event is given then which event to run is chosen at random. <text:line-break/><text:span text:style-name="T145">timeout</text:span><text:span text:style-name="T146">: If timeout is specified then the event will run timeout game minutes in the future. </text:span></text:p>
          </table:table-cell>
        </table:table-row>
        <table:table-row>
          <table:table-cell table:style-name="Table1.A1" office:value-type="string">
            <text:p text:style-name="P121">2<text:span text:style-name="T133">3</text:span></text:p>
          </table:table-cell>
          <table:table-cell table:style-name="Table1.A1" office:value-type="string">
            <text:p text:style-name="P122">Cycle through a list of events.</text:p>
          </table:table-cell>
          <table:table-cell table:style-name="Table1.A1" office:value-type="string">
            <text:p text:style-name="P104"><text:span text:style-name="T17">type</text:span>=”cycleEvent”<text:line-break/><text:span text:style-name="T17">eventIds</text:span>: a pipe separated list of event <text:span text:style-name="T120">ID</text:span>s <text:span text:style-name="T144">but this time instead of picking an event at random we </text:span>cycle through <text:span text:style-name="T144">each one every time the task is </text:span><text:span text:style-name="T142">executed</text:span>. Once the end of the list is reached it <text:span text:style-name="T144">will r</text:span>ound robin back to the start.</text:p>
          </table:table-cell>
        </table:table-row>
        <table:table-row>
          <table:table-cell table:style-name="Table1.A1" office:value-type="string">
            <text:p text:style-name="P123">2<text:span text:style-name="T133">4</text:span></text:p>
          </table:table-cell>
          <table:table-cell table:style-name="Table1.A1" office:value-type="string">
            <text:p text:style-name="P124">Points</text:p>
          </table:table-cell>
          <table:table-cell table:style-name="Table1.A1" office:value-type="string">
            <text:p text:style-name="P117"><text:span text:style-name="T17">type</text:span>=”points” <text:line-break/><text:span text:style-name="T17">key: </text:span>counter to update (any string)<text:line-break/><text:span text:style-name="T17">amount</text:span>: amount to increment the counter (if the counter hadn’t previously been defined it starts off at zero).</text:p>
          </table:table-cell>
        </table:table-row>
        <table:table-row>
          <table:table-cell table:style-name="Table1.A1" office:value-type="string">
            <text:p text:style-name="P123">2<text:span text:style-name="T133">5</text:span></text:p>
          </table:table-cell>
          <table:table-cell table:style-name="Table1.A1" office:value-type="string">
            <text:p text:style-name="P125">New game. <text:line-break/>Start a new game. <text:span text:style-name="T142">You should probably</text:span> <text:span text:style-name="T142">use this in conjunction with waitForKey below.</text:span></text:p>
          </table:table-cell>
          <table:table-cell table:style-name="Table1.A1" office:value-type="string">
            <text:p text:style-name="P126"><text:span text:style-name="T17">type</text:span>=”newGame”<text:line-break/><text:span text:style-name="T142">The game data is re-read and a new game started fro</text:span><text:span text:style-name="T147">m</text:span><text:span text:style-name="T142"> scratch. <text:line-break/></text:span><text:span text:style-name="T147">The player can SAVE at any point and LOAD a game back. </text:span></text:p>
          </table:table-cell>
        </table:table-row>
        <table:table-row>
          <table:table-cell table:style-name="Table1.A1" office:value-type="string">
            <text:p text:style-name="P123">2<text:span text:style-name="T133">6</text:span></text:p>
          </table:table-cell>
          <table:table-cell table:style-name="Table1.A1" office:value-type="string">
            <text:p text:style-name="P127">Wait for a key press</text:p>
          </table:table-cell>
          <table:table-cell table:style-name="Table1.A1" office:value-type="string">
            <text:p text:style-name="P128"><text:span text:style-name="T17">type</text:span>=”waitForKey”<text:line-break/>A message can be output using the text in the tags. e.g. &lt;<text:span text:style-name="T17">consequence</text:span>&gt;Press any key to continue…&lt;/<text:span text:style-name="T17">consequence</text:span>&gt; tags.</text:p>
          </table:table-cell>
        </table:table-row>
      </table:table>
      <text:h text:style-name="P129" text:outline-level="1"/>
      <text:h text:style-name="P130" text:outline-level="1"><text:bookmark-start text:name="__RefHeading___Toc560_3883484492"/>Tasks<text:bookmark-end text:name="__RefHeading___Toc560_3883484492"/></text:h>
      <text:h text:style-name="Heading_20_2" text:outline-level="2"><text:bookmark-start text:name="__RefHeading___Toc562_3883484492"/>Tasks and Verbs<text:bookmark-end text:name="__RefHeading___Toc562_3883484492"/></text:h>
      <text:p text:style-name="Normal"><text:span text:style-name="T148">As mentioned above the</text:span><text:span text:style-name="T149">re are two categories </text:span><text:span text:style-name="T148">of </text:span>verb the <text:span text:style-name="T150">engine</text:span> understands. <text:span text:style-name="T149">The second category</text:span> <text:span text:style-name="T148">is</text:span> for performing specific tasks. Multiple synonyms are supported for any verb here too. <text:line-break/>Internally all tasks are handled by the specialised <text:span text:style-name="Default_20_Paragraph_20_Font"><text:span text:style-name="T44">DoTaskHandler</text:span></text:span> class – this is important to know if you wish to extend the language and add tasks supported by <text:span text:style-name="T151">new</text:span> verbs. </text:p>
      <text:p text:style-name="P71">Tasks can only happen in a certain location <text:span text:style-name="T152">or when interacting with a particular NPC</text:span>. All tasks consist of three parts. </text:p>
      <text:p text:style-name="P71">A trigger: what the player needs to do to trigger the <text:span text:style-name="T153">action</text:span>? <text:line-break/>So minimally which verb and noun are typed and which room you have to be in. You may need to specify what object you are directing the action to and which object you are acting with <text:span text:style-name="T148">(</text:span><text:span text:style-name="T154">an </text:span><text:span text:style-name="T148">action object and </text:span><text:span text:style-name="T154">a </text:span><text:span text:style-name="T148">target object)</text:span>. <text:line-break/><text:span text:style-name="T155">Optionally a task can be directed towards an NPC. </text:span><text:span text:style-name="T156">One of e</text:span><text:span text:style-name="T155">ither room or an NPC has to be defined. </text:span><text:line-break/>Which prepositions are accepted are defined by the verb. <text:span text:style-name="T151">T</text:span>hey are <text:span text:style-name="T155">(currently) </text:span>mandatory <text:span text:style-name="T148">for the player to type</text:span>. </text:p>
      <text:p text:style-name="P131">Then there’s the conditions and consequences blocks exactly as with events. A minor difference is some optional CDATA text may be included in each condition tag which will be used, if present, as an output message if that particular condition fails. This makes sense for tasks whereas events, since they run randomly maybe in the background and unbeknownst to the player you’d have messages appearing for no particular reason. </text:p>
      <text:h text:style-name="P132" text:outline-level="2"><text:bookmark-start text:name="__RefHeading___Toc3483_1613423110"/>A First Task Example – <text:span text:style-name="T112">Open The Desk</text:span><text:bookmark-end text:name="__RefHeading___Toc3483_1613423110"/></text:h>
      <text:p text:style-name="P133">Here’s a s<text:span text:style-name="T152">i</text:span>mple task, let’s OPEN the caretakers’ desk <text:span text:style-name="T157">(the r</text:span><text:span text:style-name="T155">oom </text:span><text:span text:style-name="T157">with id</text:span><text:span text:style-name="T155"> = 13 is where the Caretaker NPC is and more importantly for this task where the DESK object has been added</text:span><text:span text:style-name="T157">.</text:span> </text:p>
      <text:p text:style-name="No_20_Spacing">&lt;task id="13000" name="Open Caretakers Desk"&gt;</text:p>
      <text:p text:style-name="P134"><text:s text:c="2"/>&lt;trigger </text:p>
      <text:p text:style-name="P135">action="OPEN" </text:p>
      <text:p text:style-name="P135">actionObject="DESK" </text:p>
      <text:p text:style-name="P135">actionAdjective="CARETAKERS" </text:p>
      <text:p text:style-name="P135">roomId="13"/&gt;</text:p>
      <text:p text:style-name="P134"><text:s text:c="2"/>&lt;conditions&gt;</text:p>
      <text:p text:style-name="No_20_Spacing"><text:s text:c="4"/>&lt;condition type="checkGameState" key="<text:span text:style-name="T158">isC</text:span>aretakersDeskOpen" value="true"&gt;It's already open.&lt;/condition&gt;</text:p>
      <text:p text:style-name="P136"><text:s text:c="4"/>&lt;condition type="checkDistracted" npcId="13"&gt;</text:p>
      <text:p text:style-name="P136">The Caretaker barks at you, "Don't touch that!"</text:p>
      <text:p text:style-name="P136"><text:s text:c="4"/>&lt;/condition&gt;</text:p>
      <text:p text:style-name="No_20_Spacing"><text:s text:c="2"/>&lt;/conditions&gt;</text:p>
      <text:p text:style-name="No_20_Spacing"><text:s text:c="2"/>&lt;onSuccess&gt;<text:line-break/> <text:s text:c="3"/>&lt;consequence type="setGameState" key="<text:span text:style-name="T158">isC</text:span>aretakersDesk<text:span text:style-name="T155">Open</text:span>" <text:soft-page-break/>value="true"/&gt;<text:line-break/> <text:s text:c="3"/>&lt;consequence type="message"&gt;<text:line-break/>You o<text:span text:style-name="T159">p</text:span>en the desk drawer.&lt;/consequence&gt; <text:s text:c="5"/></text:p>
      <text:p text:style-name="P137"><text:s text:c="4"/>&lt;consequence type="<text:span text:style-name="T155">add</text:span><text:span text:style-name="T160">ItemToR</text:span>oom" itemId="1<text:span text:style-name="T155">3</text:span>"/&gt;</text:p>
      <text:p text:style-name="P137"><text:s text:c="4"/>&lt;consequence type="<text:span text:style-name="T155">remove</text:span><text:span text:style-name="T160">ItemFrom</text:span>Room" itemId="12"/&gt;</text:p>
      <text:p text:style-name="No_20_Spacing"><text:s text:c="2"/>&lt;/onSuccess&gt;</text:p>
      <text:p text:style-name="P138">&lt;/task&gt;<text:line-break/></text:p>
      <text:p text:style-name="P139">The trigger specifies the action attribute which is the verb the player must type, the action object which is the noun and the roomId. The actionAdjective is also specified but is optional in the player command. <text:line-break/>So <text:span text:style-name="T161">for this task</text:span> the player must be in room 13 and type OPEN DESK or OPEN CARETAKERS DESK for the trigger to fire. </text:p>
      <text:h text:style-name="Heading_20_2" text:outline-level="2"><text:bookmark-start text:name="__RefHeading___Toc1645_1593840361"/><text:span text:style-name="T162">A</text:span><text:span text:style-name="T163">n Aside</text:span><text:span text:style-name="T162"> </text:span><text:span text:style-name="T164">O</text:span><text:span text:style-name="T162">n </text:span>Game States, Flags <text:span text:style-name="T165">and Conditions</text:span><text:bookmark-end text:name="__RefHeading___Toc1645_1593840361"/></text:h>
      <text:p text:style-name="P140">Many tasks, events and even actions that NPCs take depend on other things having been accomplished first <text:span text:style-name="T162">or not having already been done</text:span>. In order to keep track of what has been accomplished you can set a flag <text:span text:style-name="T162">in the task consequence</text:span><text:span text:style-name="T161">s block</text:span><text:span text:style-name="T162"> </text:span>and <text:span text:style-name="T162">have a</text:span> condition <text:span text:style-name="T136">on another task or event </text:span>check this flag.</text:p>
      <text:p text:style-name="P141">All game state flags are global and start off with value <text:span text:style-name="T17">false </text:span><text:span text:style-name="T166">(</text:span><text:span text:style-name="T167">because we don’t want to </text:span><text:span text:style-name="T168">have to </text:span><text:span text:style-name="T167">define every flag in advance</text:span><text:span text:style-name="T168">)</text:span><text:span text:style-name="T17">.</text:span> </text:p>
      <text:p text:style-name="P141"><text:span text:style-name="T159">The c</text:span><text:span text:style-name="T164">ondition check</text:span><text:span text:style-name="T169">s</text:span><text:span text:style-name="T164"> the value of the flag so </text:span><text:span text:style-name="T170">say we’re </text:span><text:span text:style-name="T171">faced with the puzzle of </text:span><text:span text:style-name="T170">trying to </text:span><text:span text:style-name="T172">unlock the service door</text:span><text:span text:style-name="T170">, </text:span><text:span text:style-name="T159">you could use</text:span><text:span text:style-name="T164">: </text:span></text:p>
      <text:p text:style-name="P142">&lt;condition type="checkGameState" key="<text:span text:style-name="T173">isS</text:span><text:span text:style-name="T171">ervice</text:span><text:span text:style-name="T136">D</text:span>oor<text:span text:style-name="T136">L</text:span>ocked"&gt;</text:p>
      <text:p text:style-name="P142">The door is locked.</text:p>
      <text:p text:style-name="P142">&lt;/condition&gt; <text:line-break/></text:p>
      <text:p text:style-name="P143"><text:span text:style-name="T136">So that read</text:span><text:span text:style-name="T173">s</text:span><text:span text:style-name="T136"> easily enough </text:span><text:span text:style-name="T173">but there’s a couple of pitfalls here: <text:line-break/>1) The message is only printed if the condition fails so either the key should be ‘serviceDoorUnlocked’ or the message should be ‘The door is unlocked’ which you wouldn’t warn anyone about.<text:line-break/>2) Secondly all flags start off as false </text:span><text:span text:style-name="T136">but remember the </text:span><text:span text:style-name="T174">game engine can only check </text:span><text:span text:style-name="T173">if </text:span><text:span text:style-name="T174">the flag </text:span><text:span text:style-name="T136">is set </text:span><text:span text:style-name="T173">(i.e. has value </text:span><text:span text:style-name="T175">true</text:span><text:span text:style-name="T173">)</text:span><text:span text:style-name="T136">, </text:span><text:span text:style-name="T173">so naming in the negative makes sense. Use isServiceDoorUnlocked over isServiceDoorLocked. </text:span></text:p>
      <text:p text:style-name="P144">So actually you really need: </text:p>
      <text:p text:style-name="No_20_Spacing"><text:span text:style-name="T171">&lt;condition type="checkGameState" key="</text:span><text:span text:style-name="T136">is</text:span><text:span text:style-name="T171">Service</text:span><text:span text:style-name="T136">D</text:span><text:span text:style-name="T171">oorUnlocked"&gt;</text:span>The door is locked.&lt;/condition&gt; </text:p>
      <text:p text:style-name="No_20_Spacing"/>
      <text:p text:style-name="P145"><text:span text:style-name="T171">I </text:span><text:span text:style-name="T176">could </text:span><text:span text:style-name="T171">suggest a few simple rules of play: <text:line-break/><text:line-break/></text:span><text:span text:style-name="T177">First off, </text:span><text:span text:style-name="T178">I suggest </text:span><text:span text:style-name="T158">us</text:span><text:span text:style-name="T178">ing</text:span><text:span text:style-name="T158"> ‘</text:span><text:span text:style-name="T179">is</text:span><text:span text:style-name="T158">’ and ‘</text:span><text:span text:style-name="T179">has</text:span><text:span text:style-name="T158">’ </text:span><text:span text:style-name="T162">as </text:span><text:span text:style-name="T158">prefixes </text:span><text:span text:style-name="T159">for the key </text:span><text:span text:style-name="T171">names</text:span><text:span text:style-name="T158">. <text:line-break/></text:span><text:soft-page-break/><text:span text:style-name="T158">‘</text:span><text:span text:style-name="T179">is</text:span><text:span text:style-name="T158">’ </text:span><text:span text:style-name="T172">should be</text:span><text:span text:style-name="T158"> used for states that are reversible such as </text:span><text:span text:style-name="T171">locked/</text:span><text:span text:style-name="T158">unlocked doors. <text:line-break/>‘</text:span><text:span text:style-name="T179">has</text:span><text:span text:style-name="T158">’ is used for irreversible actions such </text:span><text:span text:style-name="T180">as if you smash a lock to get </text:span><text:span text:style-name="T181">a door </text:span><text:span text:style-name="T180">open. </text:span><text:span text:style-name="T159">The lock will remain permanently smashed (unless you can somehow fix it). <text:line-break/></text:span><text:span text:style-name="T173">Other conditions such as marking that an event </text:span><text:span text:style-name="T180"><text:line-break/><text:line-break/></text:span><text:span text:style-name="T177">Secondly since all game states start off as false, name the condition </text:span><text:span text:style-name="T178">appropriately. You could </text:span><text:span text:style-name="T177">use </text:span><text:span text:style-name="T182">isDesk</text:span><text:span text:style-name="T183">Unlocked</text:span><text:span text:style-name="T177"> </text:span><text:span text:style-name="T184">= false </text:span><text:span text:style-name="T177">meaning the desk is </text:span><text:span text:style-name="T185">locked</text:span><text:span text:style-name="T178">. </text:span></text:p>
      <text:p text:style-name="P146">T<text:span text:style-name="T176">here is a third option though -</text:span> remember that you can invert a condition, so you can rewrite <text:span text:style-name="T176">the condition</text:span> in the positive if you like <text:span text:style-name="T176">but you have to use </text:span><text:span text:style-name="T186">invert</text:span><text:span text:style-name="T176">=”</text:span><text:span text:style-name="T186">true”</text:span>: </text:p>
      <text:p text:style-name="P147"><text:span text:style-name="T187">&lt;condition type="checkGameState" key="</text:span><text:span text:style-name="T168">is</text:span><text:span text:style-name="T187">Service</text:span><text:span text:style-name="T168">D</text:span><text:span text:style-name="T187">oor</text:span><text:span text:style-name="T188">L</text:span><text:span text:style-name="T187">ocked" </text:span><text:span text:style-name="T188">invert</text:span><text:span text:style-name="T189">=</text:span><text:span text:style-name="T187">"</text:span><text:span text:style-name="T188">true</text:span><text:span text:style-name="T187">"&gt;</text:span>The door is locked.<text:span text:style-name="T188">&lt;/condition&gt;</text:span></text:p>
      <text:p text:style-name="Normal"><text:span text:style-name="T190"><text:line-break/></text:span><text:span text:style-name="T188">So that’s another option. Use whichever you’re comfortable with. </text:span><text:span text:style-name="T190"><text:line-break/></text:span><text:span text:style-name="T161">__________________________________________________________________________________</text:span><text:line-break/></text:p>
      <text:p text:style-name="P148"><text:span text:style-name="T177">So going back to the discussion of the above task, t</text:span>he condition<text:span text:style-name="T158">s</text:span> block checks that the desk isn’t already open <text:span text:style-name="T177">(</text:span><text:span text:style-name="T182">isCaretakersDeskOpen</text:span><text:span text:style-name="T177"> flag)</text:span> and ensures you can only open it and steal its contents if you’ve managed to distract the Caretaker first. </text:p>
      <text:p text:style-name="P149"><text:span text:style-name="T155">The consequences ‘</text:span><text:span text:style-name="T191">addItem</text:span><text:span text:style-name="T192">ToRoom</text:span><text:span text:style-name="T155">’ and ‘</text:span><text:span text:style-name="T191">removeItem</text:span><text:span text:style-name="T192">FromRoom</text:span><text:span text:style-name="T155">’ swap the DESK item for a different item that represents the open version of the desk. </text:span><text:span text:style-name="T177">Rather than having an isOpen flag on every item </text:span><text:span text:style-name="T193">or having lots of item specific flags </text:span><text:span text:style-name="T177">we just define two items and swap them. </text:span><text:span text:style-name="T155"><text:line-break/></text:span><text:span text:style-name="T177">The</text:span><text:span text:style-name="T154"> ‘</text:span><text:span text:style-name="T194">setGameState</text:span><text:span text:style-name="T154">’ </text:span><text:span text:style-name="T177">consequence </text:span><text:span text:style-name="T154">simply sets </text:span><text:span text:style-name="T177">the ‘</text:span><text:span text:style-name="T182">isCaretakersDeskOpen</text:span><text:span text:style-name="T177">’</text:span><text:span text:style-name="T154"> flag to </text:span><text:span text:style-name="T177">true to say</text:span><text:span text:style-name="T154"> the desk is now open. It’s not </text:span><text:span text:style-name="T177">especially </text:span><text:span text:style-name="T154">necessary in this case, </text:span><text:span text:style-name="T177">a bit nit-picky perhaps as </text:span><text:span text:style-name="T154">nothing bad would happen if you open it twice but it’s good practice </text:span><text:span text:style-name="T177">to do it anyway, and it provides a bit of feedback to the player. </text:span></text:p>
      <text:p text:style-name="P149"><text:span text:style-name="T177">In o</text:span><text:span text:style-name="T154">ther situations doing something twice may have more severe </text:span><text:span text:style-name="T195">or even nonsensical </text:span><text:span text:style-name="T154">consequences.</text:span></text:p>
      <text:h text:style-name="P150" text:outline-level="2" text:is-list-header="true"><text:bookmark-start text:name="__RefHeading___Toc3485_1613423110"/>Second Task Example – Throw A Rock <text:bookmark-end text:name="__RefHeading___Toc3485_1613423110"/></text:h>
      <text:p text:style-name="P151">Here’s a task that requires you to specify both action and target objects, let’s throw a rock at <text:span text:style-name="T151">the </text:span>lamp <text:span text:style-name="T151">by the bandstand and</text:span> <text:span text:style-name="T151">smash the glass </text:span><text:span text:style-name="T196">thus distracting the guards</text:span>: </text:p>
      <text:p text:style-name="No_20_Spacing">&lt;task id="10400" name="Distract patrols with rock"&gt;</text:p>
      <text:p text:style-name="P38">&lt;trigger action="THROW" actionObject="ROCK<text:span text:style-name="T197">|STONE</text:span>" actionAdjective="LOOSE" targetObject="LAMP<text:span text:style-name="T197">|</text:span><text:span text:style-name="T198">LANTERN|LAMPPOST</text:span>" roomId="104" useTarget="true"/&gt;</text:p>
      <text:p text:style-name="P38">&lt;conditions&gt;</text:p>
      <text:p text:style-name="P152"><text:s text:c="2"/>&lt;condition type="carrying" itemId="101"&gt;You need something to throw at the lamp.&lt;/condition&gt;</text:p>
      <text:p text:style-name="No_20_Spacing"><text:s text:c="2"/>&lt;condition type="roomHasItem" itemId="102"&gt;The glass is already broken.&lt;/condition&gt;</text:p>
      <text:p text:style-name="No_20_Spacing"><text:soft-page-break/>&lt;/conditions&gt;</text:p>
      <text:p text:style-name="No_20_Spacing">&lt;onSuccess&gt;</text:p>
      <text:p text:style-name="No_20_Spacing"><text:s text:c="2"/>&lt;consequence type="message"&gt;</text:p>
      <text:p text:style-name="No_20_Spacing">You hurl the rock at the lantern and the glass shatters loudly, echoing across the park. </text:p>
      <text:p text:style-name="P153">The patrols shout and rush toward the noise, leaving the southern path clear.</text:p>
      <text:p text:style-name="P153"><text:s text:c="2"/>&lt;/consequence&gt;</text:p>
      <text:p text:style-name="P154">...<text:span text:style-name="T199">More consequences...</text:span></text:p>
      <text:p text:style-name="No_20_Spacing">&lt;/onSuccess&gt;</text:p>
      <text:p text:style-name="No_20_Spacing">&lt;/task&gt;</text:p>
      <text:p text:style-name="No_20_Spacing"/>
      <text:p text:style-name="P155"><text:span text:style-name="T200">Any</text:span> synonyms defined for lamp are all understood <text:span text:style-name="T200">in place of the canonical noun</text:span>. <text:span text:style-name="T197">You can </text:span><text:span text:style-name="T201">also </text:span><text:span text:style-name="T197">d</text:span>efine<text:span text:style-name="T200"> </text:span><text:span text:style-name="T197">these </text:span><text:span text:style-name="T200">synonyms</text:span> <text:span text:style-name="T197">in </text:span><text:span text:style-name="T112">the synonyms.xml file </text:span><text:span text:style-name="T201">and they’ll be general synonyms but if defined here the local synonyms will be accepted</text:span><text:span text:style-name="T112">. </text:span></text:p>
      <text:p text:style-name="P156">The preposition AT is defined by the THROW verb so <text:span text:style-name="T201">it </text:span>will be expected. </text:p>
      <text:p text:style-name="P155"><text:span text:style-name="T144">The sentence the player needs to type </text:span><text:span text:style-name="T197">in this case</text:span><text:span text:style-name="T144"> would be THROW ROCK AT LAMP – </text:span><text:span text:style-name="T197">the</text:span><text:span text:style-name="T144"> adjective </text:span><text:span text:style-name="T197">LOOSE is</text:span><text:span text:style-name="T144"> optional, specificity </text:span><text:span text:style-name="T197">is only</text:span><text:span text:style-name="T144"> needed if there two or more objects with a matching noun, maybe two different keys or something.</text:span></text:p>
      <text:h text:style-name="Heading_20_2" text:outline-level="2"><text:bookmark-start text:name="__RefHeading___Toc564_3883484492"/><text:span text:style-name="T180">Task </text:span>Triggers<text:bookmark-end text:name="__RefHeading___Toc564_3883484492"/></text:h>
      <text:p text:style-name="Normal">There are a few options in the trigger aside from verb/noun/<text:span text:style-name="T200">adjective</text:span> matching, you can <text:span text:style-name="T200">also specify</text:span> some quoted text <text:span text:style-name="T200">but most importantly you need to specify either which room the task is completed in or with which NPC you are conversing with using roomId or npcId respectively. </text:span></text:p>
      <text:p text:style-name="Normal">Here’s a task that involves interacting with an NPC, note there are multiple options for the NPC name that is understood. At least one of the names should be the official NPC name as defined in an npc_xxx.xml file. Others can be shortened versions, anything natural that the player may type instead of spelling out the full name. </text:p>
      <text:p text:style-name="No_20_Spacing">&lt;task id="11000" name="Show flyer to prole"&gt;</text:p>
      <text:p text:style-name="P38"><text:s text:c="2"/>&lt;trigger action="SHOW" actionObject="LEAFLET" npcId="11000"/&gt;</text:p>
      <text:p text:style-name="No_20_Spacing"><text:s text:c="2"/>&lt;conditions&gt;</text:p>
      <text:p text:style-name="No_20_Spacing"><text:s text:c="5"/>&lt;condition type="carrying" itemId="412"&gt;</text:p>
      <text:p text:style-name="P157">The prole tuts and says, "Don't waste my time, comrade."</text:p>
      <text:p text:style-name="P158">&lt;/condition&gt;</text:p>
      <text:p text:style-name="P38"><text:s text:c="2"/>&lt;/conditions&gt;</text:p>
      <text:p text:style-name="No_20_Spacing">&lt;onSuccess&gt;</text:p>
      <text:p text:style-name="No_20_Spacing"><text:s text:c="2"/>&lt;consequence type="message"&gt;The prole says, "OK, wait a minute."/&gt;</text:p>
      <text:p text:style-name="P38"><text:s text:c="2"/>&lt;consequence type="message"&gt;</text:p>
      <text:p text:style-name="No_20_Spacing">You watch as he leaves by an alley beside the National Gallery North towards Charing Cross Road.</text:p>
      <text:p text:style-name="No_20_Spacing"/>
      <text:p text:style-name="No_20_Spacing">...A few minutes pass...</text:p>
      <text:p text:style-name="No_20_Spacing"/>
      <text:p text:style-name="No_20_Spacing"><text:soft-page-break/>There's a tap on your shoulder and your blood runs cold, not the Thought Police already? </text:p>
      <text:p text:style-name="No_20_Spacing">But a gaunt man with sharp eyes steps forward, "I'm Silas."</text:p>
      <text:p text:style-name="No_20_Spacing"><text:s text:c="2"/>&lt;/consequence&gt;</text:p>
      <text:p text:style-name="No_20_Spacing"><text:s text:c="2"/>&lt;consequence type="runNpcState" npcId="110" newState="8"/&gt;</text:p>
      <text:p text:style-name="No_20_Spacing"><text:s text:c="2"/>&lt;!-- Bring Silas out of limbo and trigger his first state --&gt;</text:p>
      <text:p text:style-name="No_20_Spacing"><text:s text:c="2"/>&lt;consequence type="moveNpc" npcId="111" roomId="110"/&gt;</text:p>
      <text:p text:style-name="No_20_Spacing"><text:s text:c="2"/>&lt;consequence type="moveNpc" npcId="110" roomId="999"/&gt;</text:p>
      <text:p text:style-name="No_20_Spacing"><text:s text:c="2"/>&lt;consequence type="runNpcState" npcId="111" newState="0"/&gt;</text:p>
      <text:p text:style-name="No_20_Spacing"><text:s text:c="2"/>&lt;consequence type="timeCost" timeCost="10"/&gt;</text:p>
      <text:p text:style-name="P38">&lt;/onSuccess&gt;</text:p>
      <text:p text:style-name="No_20_Spacing">&lt;/task&gt;</text:p>
      <text:p text:style-name="P159"/>
      <text:p text:style-name="P160">The trigger for this task translates to <text:span text:style-name="T202">the player typing </text:span>SHOW LEAFLET TO [PROLE|LOITERING PROLE|PROLE LOITERER]</text:p>
      <text:p text:style-name="P161">So, the above task is not room specific but the NPC has to be present for the player to be able to trigger it. </text:p>
      <text:p text:style-name="P162"><text:span text:style-name="T200">H</text:span>ere’s a task where you say a password in a location <text:span text:style-name="T144">to open up a new location</text:span>: </text:p>
      <text:p text:style-name="No_20_Spacing">&lt;task id="32600" name="Say Harry sent me"&gt;</text:p>
      <text:p text:style-name="P38"><text:s text:c="2"/>&lt;trigger action="SAY" quote="HARRY SENT ME" roomId="326"/&gt;</text:p>
      <text:p text:style-name="P38"><text:s text:c="2"/>&lt;conditions&gt;</text:p>
      <text:p text:style-name="P163"><text:s text:c="4"/>&lt;condition type="checkGameState" key="passwordHarrySet" value="true"&gt;<text:line-break/>Maybe a drink first? Check out the Victory Arms pub. <text:line-break/> <text:s text:c="3"/>&lt;/condition&gt;</text:p>
      <text:p text:style-name="P38"><text:s text:c="2"/>&lt;/conditions&gt;</text:p>
      <text:p text:style-name="P38"><text:s text:c="2"/>&lt;onSuccess&gt;</text:p>
      <text:p text:style-name="No_20_Spacing"><text:s text:c="4"/>&lt;consequence type="message"&gt;</text:p>
      <text:p text:style-name="No_20_Spacing">Someone looks over the top of the gate and eyes your blue overalls suspiciously. </text:p>
      <text:p text:style-name="No_20_Spacing">He disappears for a minute or two but then returns and the gate is unlocked.&lt;/consequence&gt;</text:p>
      <text:p text:style-name="P163"><text:s text:c="4"/>&lt;consequence type="addExit" roomId="326" direction="NE" toRoom="355" timeCost="2"/&gt;</text:p>
      <text:p text:style-name="P38"><text:s text:c="2"/>&lt;/onSuccess&gt;</text:p>
      <text:p text:style-name="No_20_Spacing">&lt;/task&gt;</text:p>
      <text:p text:style-name="No_20_Spacing"/>
      <text:p text:style-name="Normal">Quoted text must match exactly and is in quotes when the player types it – SAY “HARRY SENT ME” so it must be clear what to type. </text:p>
      <text:p text:style-name="Normal"/>
      <text:h text:style-name="P15" text:outline-level="2"/>
      <text:h text:style-name="Heading_20_1" text:outline-level="1"><text:bookmark-start text:name="__RefHeading___Toc572_3883484492"/>Non-Player Characters (NPCs)<text:bookmark-end text:name="__RefHeading___Toc572_3883484492"/></text:h>
      <text:p text:style-name="Normal">NPCs can<text:span text:style-name="T201">of course</text:span> <text:span text:style-name="T66">also </text:span>be split among multiple XML definition files: </text:p>
      <text:p text:style-name="No_20_Spacing">npc_****.xml<text:line-break/></text:p>
      <text:p text:style-name="Normal">You can have as many NPCs as you like. Unless you're a masochist you'll probably want to keep all the definitions in separate files, just call the file <text:s/>‘npc_<text:span text:style-name="T66">[character name]</text:span>.xml’ and add it to the <text:span text:style-name="T201">dev</text:span> directory. </text:p>
      <text:p text:style-name="Quote"><text:span text:style-name="Default_20_Paragraph_20_Font"><text:span text:style-name="T203">Each NPC has an id, a name, some optional local properties and a set of states, the general structure is as follows </text:span></text:span><text:span text:style-name="Default_20_Paragraph_20_Font"><text:span text:style-name="T204">(properties are optional)</text:span></text:span><text:span text:style-name="Default_20_Paragraph_20_Font"><text:span text:style-name="T203">: </text:span></text:span></text:p>
      <text:p text:style-name="No_20_Spacing">&lt;npcs&gt;</text:p>
      <text:p text:style-name="P38"><text:s text:c="2"/>&lt;npc id="40" name="Silas" initialRoom="999" initialState="1"&gt; <text:s text:c="9"/></text:p>
      <text:p text:style-name="No_20_Spacing"><text:s text:c="4"/>&lt;properties&gt;</text:p>
      <text:p text:style-name="P163"><text:tab/>&lt;property name="loop_exit" value="false"/&gt;</text:p>
      <text:p text:style-name="P163"><text:s text:c="4"/>&lt;/properties&gt;</text:p>
      <text:p text:style-name="No_20_Spacing"><text:s text:c="9"/><text:tab/></text:p>
      <text:p text:style-name="P163"><text:s text:c="4"/>&lt;state id="1" evaluateUnless="loop_exit"&gt;</text:p>
      <text:p text:style-name="No_20_Spacing"><text:tab/><text:tab/>... <text:span text:style-name="T201">various actions ... </text:span></text:p>
      <text:p text:style-name="P163"><text:s text:c="4"/>&lt;/state&gt; </text:p>
      <text:p text:style-name="P163"><text:s text:c="4"/>...<text:span text:style-name="T205">More states...</text:span> <text:s text:c="9"/></text:p>
      <text:p text:style-name="No_20_Spacing"><text:s text:c="4"/>&lt;!-- idle state <text:span text:style-name="T206">is empty </text:span>--&gt; </text:p>
      <text:p text:style-name="P163"><text:s text:c="4"/>&lt;state id="7"/&gt;</text:p>
      <text:p text:style-name="P38"><text:s text:c="2"/>&lt;/npc&gt;</text:p>
      <text:p text:style-name="No_20_Spacing">&lt;/npcs&gt;</text:p>
      <text:p text:style-name="Normal"/>
      <text:p text:style-name="Normal">Each state can be optionally evaluated using the evaluateUnless attribute, if the local property named is set to true the state will be skipped. <text:span text:style-name="T207">This is useful to stop an NPC repeating the same action every time you perform another action in the same location but haven’t yet done what you’re required to do.</text:span></text:p>
      <text:p text:style-name="P164">Each state has a unique id but <text:span text:style-name="T207">this is </text:span>per NPC so state id="1" can be used again on a different NPC – <text:span text:style-name="T207">it’d be a nightmare otherwise wouldn’t it?</text:span> <text:line-break/>Each state consists of a sequence of actions. All actions are run in order.</text:p>
      <text:p text:style-name="P165"><text:span text:style-name="T208">Tip: u</text:span>se an XML comment to keep track of what states do, e.g. <text:s/>&lt;!—comment here --&gt; <text:line-break/></text:p>
      <text:h text:style-name="P166" text:outline-level="2"><text:bookmark-start text:name="__RefHeading___Toc574_3883484492"/>NPC Actions<text:bookmark-end text:name="__RefHeading___Toc574_3883484492"/></text:h>
      <text:p text:style-name="P167"><text:span text:style-name="T209">Actions are analogous to consequences for Tasks and Events. </text:span><text:span text:style-name="T205">Each &lt;</text:span><text:span text:style-name="T210">state</text:span><text:span text:style-name="T205">&gt;&lt;/</text:span><text:span text:style-name="T210">state</text:span><text:span text:style-name="T205">&gt; block can contain zero or more actions – yes, a state may be have no actions at all and thus the NPC will remain completely inert whilst in that state. </text:span><text:span text:style-name="T209"><text:line-break/></text:span>There are several different types of action. <text:span text:style-name="T205">A</text:span><text:span text:style-name="T209">s with events and tasks</text:span> each <text:span text:style-name="T209">action has</text:span> a specific set of attributes. <text:line-break/><text:span text:style-name="T201">M</text:span><text:span text:style-name="T211">any</text:span><text:span text:style-name="T201"> of the actions are replicated as as event consequences so only the most common actions and checks are implemented here directly, checks in particular as they will </text:span><text:span text:style-name="T212">branch to a new </text:span><text:span text:style-name="T201">NPC state </text:span><text:span text:style-name="T211">using </text:span><text:span text:style-name="T212">the</text:span><text:span text:style-name="T211"> </text:span><text:span text:style-name="T213">onSuccess</text:span><text:span text:style-name="T211"> or </text:span><text:span text:style-name="T213">onFailed </text:span><text:span text:style-name="T214">parameters</text:span><text:span text:style-name="T213">.</text:span><text:span text:style-name="T201"> </text:span></text:p>
      <text:p text:style-name="P168">Anything you can’t do directly here can be done by firing an event, define the event as EVENT_TRIGGERED and you’re good. </text:p>
      <table:table table:name="Table2" table:style-name="Table2">
        <table:table-column table:style-name="Table2.A"/>
        <table:table-column table:style-name="Table2.B"/>
        <table:table-column table:style-name="Table2.C"/>
        <table:table-row>
          <table:table-cell table:style-name="Table2.A1" office:value-type="string">
            <text:p text:style-name="P169"/>
          </table:table-cell>
          <table:table-cell table:style-name="Table2.A1" office:value-type="string">
            <text:p text:style-name="P170">Action</text:p>
          </table:table-cell>
          <table:table-cell table:style-name="Table2.C1" office:value-type="string">
            <text:p text:style-name="P170">Parameters</text:p>
          </table:table-cell>
        </table:table-row>
        <table:table-row>
          <table:table-cell table:style-name="Table2.A2" office:value-type="string">
            <text:p text:style-name="P169">1</text:p>
          </table:table-cell>
          <table:table-cell table:style-name="Table2.A2" office:value-type="string">
            <text:p text:style-name="P171">Check carrying – check the player has a particular item in their inventory.<text:line-break/><text:line-break/><text:span text:style-name="T215">With all the checkXXX actions the onSuccess or onFailed state is invoked automatically. </text:span></text:p>
          </table:table-cell>
          <table:table-cell table:style-name="Table2.C2" office:value-type="string">
            <text:p text:style-name="P171"><text:span text:style-name="T17">type</text:span>=”checkCarrying”<text:line-break/><text:span text:style-name="T216">itemId</text:span><text:span text:style-name="T217">: the item to check for<text:line-break/></text:span><text:span text:style-name="T218">onSuccess</text:span><text:span text:style-name="T219">: the next state to run if the check passes<text:line-break/></text:span><text:span text:style-name="T218">onFailed</text:span><text:span text:style-name="T219">: the next state to run if the check fails</text:span></text:p>
          </table:table-cell>
        </table:table-row>
        <table:table-row>
          <table:table-cell table:style-name="Table2.A2" office:value-type="string">
            <text:p text:style-name="P169">2</text:p>
          </table:table-cell>
          <table:table-cell table:style-name="Table2.A2" office:value-type="string">
            <text:p text:style-name="P172">Check Game State <text:line-break/>– <text:span text:style-name="T220">check a boolean game state key.<text:line-break/>T</text:span><text:span text:style-name="T219">he check passes if </text:span><text:span text:style-name="T220">the value is </text:span><text:span text:style-name="T219">true.</text:span><text:line-break/></text:p>
          </table:table-cell>
          <table:table-cell table:style-name="Table2.C2" office:value-type="string">
            <text:p text:style-name="P173"><text:span text:style-name="T17">type</text:span>=”checkGameState”<text:line-break/><text:span text:style-name="T218">key</text:span><text:span text:style-name="T219">: the key to chec</text:span><text:span text:style-name="T220">k</text:span><text:span text:style-name="T219"><text:line-break/></text:span><text:span text:style-name="T218">onSuccess</text:span><text:span text:style-name="T219">: the next state to run if the check passes<text:line-break/></text:span><text:span text:style-name="T218">onFailed</text:span><text:span text:style-name="T219">: the next state to run if the check fails</text:span></text:p>
          </table:table-cell>
        </table:table-row>
        <table:table-row>
          <table:table-cell table:style-name="Table2.A2" office:value-type="string">
            <text:p text:style-name="P169">3</text:p>
          </table:table-cell>
          <table:table-cell table:style-name="Table2.A2" office:value-type="string">
            <text:p text:style-name="P174"><text:span text:style-name="T201">Check Count<text:line-break/></text:span><text:span text:style-name="T217">– </text:span><text:span text:style-name="T220">check a counter. <text:line-break/>The check passes if key &gt; threshold.</text:span></text:p>
          </table:table-cell>
          <table:table-cell table:style-name="Table2.C2" office:value-type="string">
            <text:p text:style-name="P173"><text:span text:style-name="T17">type</text:span>=”check<text:span text:style-name="T215">Count</text:span>”<text:line-break/><text:span text:style-name="T218">key</text:span><text:span text:style-name="T219">: the key to check<text:line-break/></text:span><text:span text:style-name="T221">amount</text:span><text:span text:style-name="T215">: the threshold to check</text:span><text:span text:style-name="T219"><text:line-break/></text:span><text:span text:style-name="T218">onSuccess</text:span><text:span text:style-name="T219">: the next state to run if the check passes<text:line-break/></text:span><text:span text:style-name="T218">onFailed</text:span><text:span text:style-name="T219">: the next state to run if the check fails</text:span></text:p>
          </table:table-cell>
        </table:table-row>
        <table:table-row>
          <table:table-cell table:style-name="Table2.A2" office:value-type="string">
            <text:p text:style-name="P169">4</text:p>
          </table:table-cell>
          <table:table-cell table:style-name="Table2.A2" office:value-type="string">
            <text:p text:style-name="P169">Check Time<text:line-break/>- <text:span text:style-name="T215">check the current game time is in a particular interval.</text:span></text:p>
          </table:table-cell>
          <table:table-cell table:style-name="Table2.C2" office:value-type="string">
            <text:p text:style-name="P175"><text:span text:style-name="T17">type</text:span>=”check<text:span text:style-name="T215">Time</text:span>”<text:line-break/><text:span text:style-name="T221">startHour</text:span><text:span text:style-name="T215">: the start of the interval<text:line-break/></text:span><text:span text:style-name="T221">endHour</text:span><text:span text:style-name="T215">: the end of the interval</text:span><text:span text:style-name="T219"><text:line-break/></text:span><text:span text:style-name="T218">onSuccess</text:span><text:span text:style-name="T219">: the next state to run if the </text:span><text:soft-page-break/><text:span text:style-name="T219">check passes<text:line-break/></text:span><text:span text:style-name="T218">onFailed</text:span><text:span text:style-name="T219">: the next state to run if the check fails</text:span></text:p>
          </table:table-cell>
        </table:table-row>
        <table:table-row>
          <table:table-cell table:style-name="Table2.A2" office:value-type="string">
            <text:p text:style-name="P169">5</text:p>
          </table:table-cell>
          <table:table-cell table:style-name="Table2.A2" office:value-type="string">
            <text:p text:style-name="P176">Choice – offer the player a choice. <text:line-break/>Choices should be formatted as <text:span text:style-name="T217">numbered</text:span> options in the CDATA <text:span text:style-name="T222">text</text:span>. <text:line-break/><text:span text:style-name="T217">When a choice is presented to the player the input prompt will change from ‘What next? ’ to ‘</text:span><text:span text:style-name="T223">Choose </text:span><text:span text:style-name="T224">an option</text:span><text:span text:style-name="T223">: ‘ and only numeric input is accepted. <text:line-break/>The player cannot enter a normal verb/noun style command (well, they can type it in but it won’t accepted). </text:span></text:p>
          </table:table-cell>
          <table:table-cell table:style-name="Table2.C2" office:value-type="string">
            <text:p text:style-name="P177"><text:span text:style-name="T225">type</text:span><text:span text:style-name="T223">=”choice”<text:line-break/></text:span><text:span text:style-name="T216">validResponses</text:span><text:span text:style-name="T217">: a pipe separated list of accepted responses, </text:span><text:span text:style-name="T222">e.g. “1|2|3” for three choices. </text:span><text:span text:style-name="T217"><text:line-break/></text:span><text:span text:style-name="T138">prompt:</text:span><text:span text:style-name="T226"> The text to show before the choices are presented, by default it will be ‘Choose: ‘</text:span></text:p>
          </table:table-cell>
        </table:table-row>
        <table:table-row>
          <table:table-cell table:style-name="Table2.A2" office:value-type="string">
            <text:p text:style-name="P169">6</text:p>
          </table:table-cell>
          <table:table-cell table:style-name="Table2.A2" office:value-type="string">
            <text:p text:style-name="P178"><text:span text:style-name="T227">Interpret the response from a choice action..</text:span><text:line-break/>– the player input <text:span text:style-name="T208">to a choice </text:span>is interpreted. <text:span text:style-name="T208">F</text:span>urther states <text:span text:style-name="T208">can be run according </text:span>to the choice. <text:line-break/><text:span text:style-name="T227">The same</text:span><text:span text:style-name="T208"> response state </text:span><text:span text:style-name="T227">can</text:span><text:span text:style-name="T208"> be </text:span><text:span text:style-name="T227">re-used</text:span><text:span text:style-name="T208"> </text:span><text:span text:style-name="T227">for more than one </text:span><text:span text:style-name="T208">input from the choice. </text:span></text:p>
          </table:table-cell>
          <table:table-cell table:style-name="Table2.C2" office:value-type="string">
            <text:p text:style-name="P178"><text:span text:style-name="T228">t</text:span><text:span text:style-name="T17">ype</text:span>=”response” <text:line-break/><text:span text:style-name="T229">response</text:span><text:span text:style-name="T208">: the numeric response to match the player input</text:span><text:line-break/><text:span text:style-name="T229">nextState</text:span><text:span text:style-name="T208">: </text:span><text:span text:style-name="T230">A pipe separated list of NPC states </text:span><text:span text:style-name="T231">(this NPC only)</text:span><text:span text:style-name="T230">. <text:line-break/>As usual, if more than one is provided then a random one will be picked so you can randomize outcomes. </text:span></text:p>
          </table:table-cell>
        </table:table-row>
        <table:table-row>
          <table:table-cell table:style-name="Table2.A2" office:value-type="string">
            <text:p text:style-name="P169">7</text:p>
          </table:table-cell>
          <table:table-cell table:style-name="Table2.A2" office:value-type="string">
            <text:p text:style-name="P179"><text:span text:style-name="T232">Run NPC State – </text:span><text:span text:style-name="T233">Run the </text:span><text:span text:style-name="T234">whatever</text:span><text:span text:style-name="T233"> NPC state </text:span><text:span text:style-name="T234">is currently set (so you need to set a </text:span><text:span text:style-name="T232">different </text:span><text:span text:style-name="T234">state first otherwise you could end up in an infinite loop)</text:span><text:span text:style-name="T233">. <text:line-break/>This often goes hand in hand with the response handler </text:span><text:span text:style-name="T232">action </text:span><text:span text:style-name="T235">to auto-run the next state</text:span><text:span text:style-name="T232">.</text:span></text:p>
          </table:table-cell>
          <table:table-cell table:style-name="Table2.C2" office:value-type="string">
            <text:p text:style-name="P180"><text:span text:style-name="T17">type</text:span>=”runNpcState”<text:line-break/><text:span text:style-name="T17">npcId</text:span>: the id of which NPC you wish to run <text:span text:style-name="T232">(</text:span><text:span text:style-name="T227">optional </text:span><text:span text:style-name="T232">if not set the current NPC is assumed, so </text:span><text:span text:style-name="T215">this</text:span><text:span text:style-name="T232"> can </text:span><text:span text:style-name="T215">be used to </text:span><text:span text:style-name="T232">summon other NPCs and invoke them)</text:span>. </text:p>
          </table:table-cell>
        </table:table-row>
        <table:table-row>
          <table:table-cell table:style-name="Table2.A2" office:value-type="string">
            <text:p text:style-name="P169">8</text:p>
          </table:table-cell>
          <table:table-cell table:style-name="Table2.A2" office:value-type="string">
            <text:p text:style-name="P181">Set the next state for any NPC. <text:line-break/>You can set which state an NPC should move to at any point, not just after a response. <text:s/></text:p>
          </table:table-cell>
          <table:table-cell table:style-name="Table2.C2" office:value-type="string">
            <text:p text:style-name="P182"><text:span text:style-name="T17">type</text:span>=”setNextState”<text:line-break/><text:span text:style-name="T17">npcId</text:span>: the id of the NPC whose state you wish to update<text:line-break/><text:span text:style-name="T17">nextState</text:span>: <text:span text:style-name="T236">A</text:span> pipe separated list of NPC states. As usual, if more than one is provided then a random one will be picked so you can randomize outcomes. </text:p>
          </table:table-cell>
        </table:table-row>
        <table:table-row>
          <table:table-cell table:style-name="Table2.A2" office:value-type="string">
            <text:p text:style-name="P169">9</text:p>
          </table:table-cell>
          <table:table-cell table:style-name="Table2.A2" office:value-type="string">
            <text:p text:style-name="P183"><text:span text:style-name="T223">Clear NPC response</text:span><text:span text:style-name="T237">s</text:span><text:span text:style-name="T223"> – this is </text:span><text:span text:style-name="T237">necessary</text:span><text:span text:style-name="T223"> </text:span><text:soft-page-break/><text:span text:style-name="T223">when you have several NPCs in a room at the same time and they all talk and all offer choices. <text:line-break/>For example a response </text:span><text:span text:style-name="T238">t</text:span><text:span text:style-name="T223">o a choice </text:span><text:span text:style-name="T237">for</text:span><text:span text:style-name="T223"> </text:span><text:span text:style-name="T237">NPC A </text:span><text:span text:style-name="T223">may invoke a new state for NPC B and </text:span><text:span text:style-name="T237">then</text:span><text:span text:style-name="T223"> NPC B also offers a choice.<text:line-break/>The invo</text:span><text:span text:style-name="T239">c</text:span><text:span text:style-name="T223">ation of NPC B is done recursively </text:span><text:span text:style-name="T235">but</text:span><text:span text:style-name="T237"> the player choice is not reset </text:span><text:span text:style-name="T223">so NPC B’</text:span><text:span text:style-name="T237">s choice is automatically acted on but by the player</text:span><text:span text:style-name="T236">s</text:span><text:span text:style-name="T237"> response to the choice NPC A gave.</text:span><text:span text:style-name="T239"><text:line-break/>The</text:span><text:span text:style-name="T240"> best place to put this is before any use of “</text:span><text:span text:style-name="T241">runNpcState</text:span><text:span text:style-name="T240">” </text:span><text:span text:style-name="T236">if there are any further choice interactions (same NPC or a different one). </text:span><text:span text:style-name="T240"><text:s/></text:span></text:p>
          </table:table-cell>
          <table:table-cell table:style-name="Table2.C2" office:value-type="string">
            <text:p text:style-name="P184"><text:span text:style-name="T242">type</text:span><text:span text:style-name="T239">=”clearNpcResponse” <text:line-break/></text:span><text:soft-page-break/><text:span text:style-name="T239">– </text:span><text:span text:style-name="T243">no </text:span><text:span text:style-name="T220">other </text:span><text:span text:style-name="T234">attributes</text:span><text:span text:style-name="T243"> needed.</text:span></text:p>
          </table:table-cell>
        </table:table-row>
        <table:table-row>
          <table:table-cell table:style-name="Table2.A2" office:value-type="string">
            <text:p text:style-name="P169">10</text:p>
          </table:table-cell>
          <table:table-cell table:style-name="Table2.A2" office:value-type="string">
            <text:p text:style-name="P185">Message <text:line-break/>– simply output a message. <text:line-break/>This may be used for speech or as an informational message. <text:line-break/>The message itself is the CDATA <text:span text:style-name="T244">text </text:span>between the &lt;action&gt;&lt;/action&gt; tags.</text:p>
          </table:table-cell>
          <table:table-cell table:style-name="Table2.C2" office:value-type="string">
            <text:p text:style-name="P185"><text:span text:style-name="T17">type</text:span>=”message”</text:p>
          </table:table-cell>
        </table:table-row>
        <table:table-row>
          <table:table-cell table:style-name="Table2.A2" office:value-type="string">
            <text:p text:style-name="P169">11</text:p>
          </table:table-cell>
          <table:table-cell table:style-name="Table2.A2" office:value-type="string">
            <text:p text:style-name="P186">Move an NPC. <text:line-break/><text:span text:style-name="T43">– </text:span><text:span text:style-name="T245">y</text:span>ou <text:span text:style-name="T43">can </text:span>bring a new NPC into th<text:span text:style-name="T245">e current</text:span> or any room. <text:line-break/>I define room 999 as a limbo room <text:span text:style-name="T43">where</text:span> NPCs that aren’t in play yet reside <text:span text:style-name="T244">or NPCs that leave a scene can be moved to</text:span>.<text:line-break/><text:span text:style-name="T43">Then </text:span>during a<text:span text:style-name="T244">n</text:span> interaction with a different NPC <text:span text:style-name="T43">(or indeed from an event or task) </text:span>you can bring them to their initial location. </text:p>
          </table:table-cell>
          <table:table-cell table:style-name="Table2.C2" office:value-type="string">
            <text:p text:style-name="P187"><text:span text:style-name="T17">type</text:span>=”moveNpc”<text:line-break/><text:span text:style-name="T17">npcId</text:span>: the id of the NPC to move<text:line-break/><text:span text:style-name="T17">roomId</text:span>: the room to move them to <text:span text:style-name="T245">(if not supplied the current room is assumed)</text:span>.</text:p>
          </table:table-cell>
        </table:table-row>
        <table:table-row>
          <table:table-cell table:style-name="Table2.A2" office:value-type="string">
            <text:p text:style-name="P169">12</text:p>
          </table:table-cell>
          <table:table-cell table:style-name="Table2.A2" office:value-type="string">
            <text:p text:style-name="P188"><text:span text:style-name="T231">Move the player. <text:line-break/></text:span><text:span text:style-name="T43">– </text:span><text:span text:style-name="T245">y</text:span><text:span text:style-name="T231">ou may need to move the player, for example </text:span><text:span text:style-name="T246">the player may g</text:span><text:span text:style-name="T231">et into a fight and the NPC wins – </text:span><text:span text:style-name="T246">h</text:span><text:span text:style-name="T231">ospital </text:span><text:span text:style-name="T246">bound! </text:span>Or maybe the player is arrested. <text:span text:style-name="T246"><text:line-break/>This is possible from events or tasks too.</text:span></text:p>
          </table:table-cell>
          <table:table-cell table:style-name="Table2.C2" office:value-type="string">
            <text:p text:style-name="P189"><text:span text:style-name="T17">type</text:span>=”movePlayer”<text:line-break/><text:span text:style-name="T17">roomId</text:span>: the room to move <text:span text:style-name="T247">them</text:span> to.</text:p>
            <text:p text:style-name="P189"/>
            <text:p text:style-name="P189"/>
          </table:table-cell>
        </table:table-row>
        <table:table-row>
          <table:table-cell table:style-name="Table2.A2" office:value-type="string">
            <text:p text:style-name="P169">13<text:soft-page-break/></text:p>
          </table:table-cell>
          <table:table-cell table:style-name="Table2.A2" office:value-type="string">
            <text:p text:style-name="P189"><text:span text:style-name="T248">Display</text:span><text:span text:style-name="T43">Offer</text:span><text:span text:style-name="T248">s</text:span><text:span text:style-name="T43"> <text:line-break/></text:span><text:soft-page-break/><text:span text:style-name="T43">– an NPC can offer you something </text:span><text:span text:style-name="T248">to buy or </text:span><text:span text:style-name="T43">exchange for something else. <text:line-break/></text:span><text:span text:style-name="T246">Once an item has been offered control returns to player to take up the offer with the </text:span><text:span text:style-name="T247">BUY or </text:span><text:span text:style-name="T249">SWAP</text:span><text:span text:style-name="T246"> verb</text:span><text:span text:style-name="T247">s or indeed walk away. <text:line-break/>If the NPC is a trader the player may also be able to sell items to them for cash. </text:span></text:p>
          </table:table-cell>
          <table:table-cell table:style-name="Table2.C2" office:value-type="string">
            <text:p text:style-name="P190"><text:span text:style-name="T17">type</text:span>=”displayOffers”<text:line-break/><text:soft-page-break/>The offers themselves are defined <text:span text:style-name="T245">in the &lt;</text:span><text:span text:style-name="T250">configuration</text:span><text:span text:style-name="T245">&gt;&lt;/</text:span><text:span text:style-name="T250">configuration</text:span><text:span text:style-name="T245">&gt; block under &lt;</text:span><text:span text:style-name="T250">trading</text:span><text:span text:style-name="T245">&gt;</text:span></text:p>
          </table:table-cell>
        </table:table-row>
        <table:table-row>
          <table:table-cell table:style-name="Table2.A2" office:value-type="string">
            <text:p text:style-name="P169">14</text:p>
          </table:table-cell>
          <table:table-cell table:style-name="Table2.A2" office:value-type="string">
            <text:p text:style-name="P186">Set game state. <text:line-break/><text:span text:style-name="T43">– </text:span><text:span text:style-name="T245">s</text:span>et a game state. </text:p>
          </table:table-cell>
          <table:table-cell table:style-name="Table2.C2" office:value-type="string">
            <text:p text:style-name="P186"><text:span text:style-name="T17">type</text:span>=”setGameState”<text:line-break/><text:span text:style-name="T17">key</text:span>: the game state key<text:line-break/><text:span text:style-name="T17">value</text:span>: boolean true or false</text:p>
          </table:table-cell>
        </table:table-row>
        <table:table-row>
          <table:table-cell table:style-name="Table2.A2" office:value-type="string">
            <text:p text:style-name="P169">15</text:p>
          </table:table-cell>
          <table:table-cell table:style-name="Table2.A2" office:value-type="string">
            <text:p text:style-name="P191">Set property. <text:line-break/><text:span text:style-name="T43">– </text:span><text:span text:style-name="T245">s</text:span>et a local property for use with the evaluateUnless attribute. </text:p>
          </table:table-cell>
          <table:table-cell table:style-name="Table2.C2" office:value-type="string">
            <text:p text:style-name="P191"><text:span text:style-name="T17">type</text:span>=”setProperty”<text:line-break/><text:span text:style-name="T17">key</text:span>: the key of the property to set<text:line-break/><text:span text:style-name="T17">value</text:span>: boolean true or false.</text:p>
          </table:table-cell>
        </table:table-row>
        <table:table-row>
          <table:table-cell table:style-name="Table2.A2" office:value-type="string">
            <text:p text:style-name="P192">16</text:p>
          </table:table-cell>
          <table:table-cell table:style-name="Table2.A2" office:value-type="string">
            <text:p text:style-name="P193"><text:span text:style-name="T251">Time cost. <text:line-break/></text:span><text:span text:style-name="T43">– </text:span><text:span text:style-name="T245">d</text:span><text:span text:style-name="T252">oes s</text:span><text:span text:style-name="T251">ome time pass as a result of this interaction? </text:span></text:p>
          </table:table-cell>
          <table:table-cell table:style-name="Table2.C2" office:value-type="string">
            <text:p text:style-name="P193"><text:span text:style-name="T17">type</text:span>=”timeCost”<text:line-break/><text:span text:style-name="T17">timeCost</text:span>: the amount of time to pass. This is always in minutes in the game world.</text:p>
          </table:table-cell>
        </table:table-row>
        <table:table-row>
          <table:table-cell table:style-name="Table2.A2" office:value-type="string">
            <text:p text:style-name="P192">17</text:p>
          </table:table-cell>
          <table:table-cell table:style-name="Table2.A2" office:value-type="string">
            <text:p text:style-name="P194">Player Damage <text:line-break/>– cause some Hit Point damage to the player. </text:p>
          </table:table-cell>
          <table:table-cell table:style-name="Table2.C2" office:value-type="string">
            <text:p text:style-name="P194"><text:span text:style-name="T17">type</text:span>=”playerDamage”<text:line-break/><text:span text:style-name="T17">amount:</text:span> amount to subtract</text:p>
          </table:table-cell>
        </table:table-row>
        <table:table-row>
          <table:table-cell table:style-name="Table2.A2" office:value-type="string">
            <text:p text:style-name="P192">18</text:p>
          </table:table-cell>
          <table:table-cell table:style-name="Table2.A2" office:value-type="string">
            <text:p text:style-name="P195">Fire an Event <text:line-break/>– an NPC state can trigger an event<text:line-break/></text:p>
          </table:table-cell>
          <table:table-cell table:style-name="Table2.C2" office:value-type="string">
            <text:p text:style-name="P195"><text:span text:style-name="T253">type</text:span><text:span text:style-name="T238">=”fireEvent”<text:line-break/></text:span><text:span text:style-name="T253">eventIds</text:span><text:span text:style-name="T238">: a pipe s</text:span><text:span text:style-name="T245">e</text:span><text:span text:style-name="T238">parated list of event id’s. If there’s more than one </text:span><text:span text:style-name="T208">event </text:span><text:span text:style-name="T238">in the list a random event will be picked. </text:span></text:p>
          </table:table-cell>
        </table:table-row>
      </table:table>
      <text:p text:style-name="P196"/>
      <text:p text:style-name="P197"/>
      <text:p text:style-name="Normal">&lt;state id="1" value="PASSIVE" evaluateUnless="loop_exit"&gt;<text:line-break/>&lt;action type="message"&gt;Mrs Parsons says, "Sorry to bother you comrade but could you help me with my sink? It's all blocked up ain't it."<text:line-break/>&lt;/action&gt; <text:line-break/>&lt;action type="choice" validResponses="1|2"&gt;1) Yes 2) I'm sorry but I can't at the moment&lt;/action&gt;<text:line-break/>&lt;action type="setNextState" nextState="4"/&gt;<text:line-break/>&lt;/<text:span text:style-name="T217">state&gt;<text:line-break/></text:span><text:soft-page-break/><text:span text:style-name="T217">&lt;state id="4" value="WAITING FOR ACCEPT"&gt;<text:line-break/> <text:s/></text:span>&lt;action type="response" response="1" nextState="2"&gt;Mrs Parsons says, "Thanks, comrade."&lt;/action&gt;<text:line-break/> <text:s/>&lt;action type="response" response="2" nextState="1"&gt;Mrs Parsons says, "I'll tell thems in the telescreen on you! Goldstein!"&lt;/action&gt;<text:line-break/> <text:s/>&lt;action type="setProperty" key="loop_exit" value="true"/&gt;<text:line-break/> <text:s/>&lt;action type="timeCost" timeCost="2"/&gt;<text:line-break/> <text:s/>&lt;action type="runNpcState"/&gt;<text:line-break/>&lt;/state&gt;<text:line-break/><text:line-break/><text:span text:style-name="T137">The system will show <text:line-break/>Choose: 1) Yes, 2) I’m sorry but I can’t at the moment 3) Ignore<text:line-break/></text:span><text:span text:style-name="T254">then jump to a state </text:span><text:span text:style-name="T227">4</text:span><text:span text:style-name="T254"> to </text:span><text:span text:style-name="T245">await and then </text:span><text:span text:style-name="T254">interpret the player response. </text:span><text:span text:style-name="T224">State 4 is not run. </text:span></text:p>
      <text:p text:style-name="P198">Control is returned to the player but the prompt changes to ‘Choose an option: ‘ (by default) and the player must enter 1 or 2. If the player enters anything else it is rejected and the ‘Choose an option: ‘ prompt is displayed again. </text:p>
      <text:p text:style-name="P198">Once the player has entered an option state 4 is run to interpret it. State 1 or 2 is chosen depending on which option the player chose and that state is jumped to and executed immediately because of runNpcState action. </text:p>
      <text:p text:style-name="P199">Note that the property ‘<text:span text:style-name="T17">loop_exit</text:span>’ is set before jumping so if state 1 is jumped to again it will actually be skipped this time so we don’t end up in a loop of being given the same choice again and again. The player can back out or do something else. </text:p>
      <text:h text:style-name="P200" text:outline-level="2"><text:bookmark-start text:name="__RefHeading___Toc3487_1613423110"/>NPC Configuration<text:bookmark-end text:name="__RefHeading___Toc3487_1613423110"/></text:h>
      <text:p text:style-name="P201"><text:span text:style-name="T248">The NPC configuration sets up the initial values for an NPC. Which room it starts in and which state to start with too</text:span><text:span text:style-name="T255">. </text:span><text:span text:style-name="T248"><text:line-break/></text:span><text:span text:style-name="T249">I’ve found it use to define a “limbo” room which is not part of the main map but this is somewhere you can place all NPCs that you don’t yet need and put NPCs that you’ve finished with. You summon them into existence or dismiss using the </text:span><text:span text:style-name="T256">moveNpc</text:span><text:span text:style-name="T249"> task or NPC action. </text:span><text:span text:style-name="T248"><text:line-break/>Also this is where you define if the NPC is a trader and define </text:span><text:span text:style-name="T255">any initial </text:span><text:span text:style-name="T248">offers for the </text:span><text:span text:style-name="T257">d</text:span><text:span text:style-name="T258">isplayOffers</text:span><text:span text:style-name="T248"> action described above. <text:line-break/>If an NPC is a trader they may accept items you wish to sell. </text:span><text:span text:style-name="T249">Sold items are offered for resale (at an inflated price of course). <text:line-break/>The onTradeCompleted tag defines the states to jump to after a trade has completed. <text:line-break/></text:span><text:span text:style-name="T259">There’s not many options so a simple example will do. The entire &lt;trading&gt; element is optional, if the trader doesn’t </text:span><text:span text:style-name="T260">want</text:span><text:span text:style-name="T259"> to buy or </text:span><text:span text:style-name="T260">need to </text:span><text:span text:style-name="T259">sell then just leave it out. </text:span></text:p>
      <text:p text:style-name="P202">&lt;configuration initialRoom="355" initialState="1"&gt;</text:p>
      <text:p text:style-name="No_20_Spacing">&lt;trading&gt;</text:p>
      <text:p text:style-name="No_20_Spacing"><text:s text:c="2"/>&lt;onTradeCompleted onBuy="3" onSell="3" onSwap="4"/&gt;</text:p>
      <text:p text:style-name="No_20_Spacing"><text:soft-page-break/><text:s text:c="2"/>&lt;offer itemId="430" price="8"&gt;</text:p>
      <text:p text:style-name="No_20_Spacing">You're a Party member, right? This'll be useful for y<text:span text:style-name="T261">a</text:span>... </text:p>
      <text:p text:style-name="No_20_Spacing">The price is :1</text:p>
      <text:p text:style-name="No_20_Spacing"><text:s text:c="2"/>&lt;/offer&gt;</text:p>
      <text:p text:style-name="No_20_Spacing"><text:s text:c="2"/>&lt;offer itemId="431" price="5"&gt;</text:p>
      <text:p text:style-name="No_20_Spacing">This was designed by the best engineers in the Party, they meant to use it for testing but it turns out you can do all sorts with it given the right chip.</text:p>
      <text:p text:style-name="No_20_Spacing">The price is :1</text:p>
      <text:p text:style-name="No_20_Spacing"><text:s text:c="2"/>&lt;/offer&gt;</text:p>
      <text:p text:style-name="No_20_Spacing">&lt;/trading&gt;</text:p>
      <text:p text:style-name="No_20_Spacing">&lt;/configuration&gt;</text:p>
      <text:p text:style-name="No_20_Spacing"/>
      <text:p text:style-name="Normal">The &lt;<text:span text:style-name="T262">trading&gt; block defines two things. The list of offers (items the NPC is willing to sell) and the state to jump when the players buys, sells or exchanges an item. As usual each of these can be a | pipe separated list and a random one will be picked if more than one is present.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71cm" svg:stroke-color="#385d8a" svg:stroke-opacity="100%" draw:fill-color="#4f81bd"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15%"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hyphenation-keep="auto" loext:hyphenation-keep-type="column" loext:hyphenation-keep-line="false"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default-outline-level="1" style:class="chapter">
      <style:paragraph-properties fo:margin-top="0.847cm" fo:margin-bottom="0cm" style:contextual-spacing="false" fo:keep-together="always" fo:hyphenation-ladder-count="no-limit" fo:hyphenation-keep="auto" loext:hyphenation-keep-type="column" loext:hyphenation-keep-line="false" fo:keep-with-next="always"/>
      <style:text-properties fo:color="#365f91" loext:opacity="100%"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size-complex="14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chapter">
      <style:paragraph-properties fo:margin-top="0.353cm" fo:margin-bottom="0cm" style:contextual-spacing="false" fo:keep-together="always" fo:hyphenation-ladder-count="no-limit" fo:hyphenation-keep="auto" loext:hyphenation-keep-type="column" loext:hyphenation-keep-line="false" fo:keep-with-next="always"/>
      <style:text-properties fo:color="#4f81bd" loext:opacity="100%"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size-complex="13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chapter">
      <style:paragraph-properties fo:margin-top="0.353cm" fo:margin-bottom="0cm" style:contextual-spacing="false" fo:keep-together="always" fo:hyphenation-ladder-count="no-limit" fo:hyphenation-keep="auto" loext:hyphenation-keep-type="column" loext:hyphenation-keep-line="false" fo:keep-with-next="always"/>
      <style:text-properties fo:color="#4f81bd" loext:opacity="100%" style:font-name="Cambria" fo:font-family="Cambria" style:font-family-generic="roman" style:font-pitch="variable" fo:font-weight="bold" style:font-name-asian="Times New Roman" style:font-family-asian="'Times New Roman'" style:font-family-generic-asian="roman" style:font-pitch-asian="variable"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Normal" style:next-style-name="Normal" style:default-outline-level="4" style:class="chapter">
      <style:paragraph-properties fo:margin-top="0.353cm" fo:margin-bottom="0cm" style:contextual-spacing="false" fo:keep-together="always" fo:hyphenation-ladder-count="no-limit" fo:hyphenation-keep="auto" loext:hyphenation-keep-type="column" loext:hyphenation-keep-line="false" fo:keep-with-next="always"/>
      <style:text-properties fo:color="#4f81bd" loext:opacity="100%"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Normal" style:next-style-name="Normal" style:default-outline-level="5" style:class="chapter">
      <style:paragraph-properties fo:margin-top="0.353cm" fo:margin-bottom="0cm" style:contextual-spacing="false" fo:keep-together="always" fo:hyphenation-ladder-count="no-limit" fo:hyphenation-keep="auto" loext:hyphenation-keep-type="column" loext:hyphenation-keep-line="false" fo:keep-with-next="always"/>
      <style:text-properties fo:color="#243f60" loext:opacity="10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No_20_Spacing" style:display-name="No Spacing" style:family="paragraph">
      <style:paragraph-properties fo:margin-top="0cm" fo:margin-bottom="0cm" style:contextual-spacing="false" fo:line-height="100%" fo:hyphenation-ladder-count="no-limit" fo:hyphenation-keep="auto" loext:hyphenation-keep-type="column" loext:hyphenation-keep-line="false"/>
      <style:text-properties style:font-name="Courier New" fo:font-family="'Courier New'" style:font-family-generic="modern" style:font-pitch="fixed" fo:hyphenate="false" loext:hyphenation-no-caps="false" loext:hyphenation-no-last-word="false" loext:hyphenation-word-char-count="no-limit" loext:hyphenation-zone="no-limit"/>
    </style:style>
    <style:style style:name="Subtitle" style:family="paragraph" style:parent-style-name="Normal" style:next-style-name="Normal" style:class="chapter">
      <style:paragraph-properties fo:hyphenation-ladder-count="no-limit" fo:hyphenation-keep="auto" loext:hyphenation-keep-type="column" loext:hyphenation-keep-line="false"/>
      <style:text-properties fo:color="#4f81bd" loext:opacity="100%" style:font-name="Cambria" fo:font-family="Cambria" style:font-family-generic="roman" style:font-pitch="variable" fo:font-size="12pt" fo:letter-spacing="0.026cm" fo:font-style="italic" style:font-name-asian="Times New Roman" style:font-family-asian="'Times New Roman'" style:font-family-generic-asian="roman" style:font-pitch-asian="variable" style:font-size-asian="12pt" style:font-style-asian="italic" style:font-size-complex="12pt" style:font-style-complex="italic"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cm" fo:margin-bottom="0.529cm" style:contextual-spacing="false" fo:line-height="100%" fo:hyphenation-ladder-count="no-limit" fo:hyphenation-keep="auto" loext:hyphenation-keep-type="column" loext:hyphenation-keep-line="false" fo:padding-left="0cm" fo:padding-right="0cm" fo:padding-top="0cm" fo:padding-bottom="0.141cm" fo:border-left="none" fo:border-right="none" fo:border-top="none" fo:border-bottom="0.99pt solid #4f81bd" style:shadow="none"/>
      <style:text-properties fo:color="#17365d" loext:opacity="100%"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size-complex="26pt" fo:hyphenate="false" loext:hyphenation-no-caps="false" loext:hyphenation-no-last-word="false" loext:hyphenation-word-char-count="no-limit" loext:hyphenation-zone="no-limit"/>
    </style:style>
    <style:style style:name="Quote" style:family="paragraph" style:parent-style-name="Normal" style:next-style-name="Normal">
      <style:paragraph-properties fo:hyphenation-ladder-count="no-limit" fo:hyphenation-keep="auto" loext:hyphenation-keep-type="column" loext:hyphenation-keep-line="false"/>
      <style:text-properties fo:color="#000000" loext:opacity="100%" fo:font-style="italic" style:font-style-asian="italic" style:font-style-complex="italic"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master-page-name="">
      <style:paragraph-properties fo:margin-left="0cm" fo:line-height="100%" fo:text-indent="0cm" style:auto-text-indent="false" style:page-number="auto">
        <style:tab-stops>
          <style:tab-stop style:position="17cm" style:type="right" style:leader-style="solid" style:leader-text="-"/>
        </style:tab-stops>
      </style:paragraph-properties>
      <style:text-properties fo:font-size="13pt"/>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4f81bd" loext:opacity="100%"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1_20_Char" style:display-name="Heading 1 Char" style:family="text" style:parent-style-name="Default_20_Paragraph_20_Font">
      <style:text-properties fo:color="#365f91" loext:opacity="100%"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3_20_Char" style:display-name="Heading 3 Char" style:family="text" style:parent-style-name="Default_20_Paragraph_20_Font">
      <style:text-properties fo:color="#4f81bd" loext:opacity="100%"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Subtitle_20_Char" style:display-name="Subtitle Char" style:family="text" style:parent-style-name="Default_20_Paragraph_20_Font">
      <style:text-properties fo:color="#4f81bd" loext:opacity="100%" style:font-name="Cambria" fo:font-family="Cambria" style:font-family-generic="roman" style:font-pitch="variable" fo:font-size="12pt" fo:letter-spacing="0.026cm"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Title_20_Char" style:display-name="Title Char" style:family="text" style:parent-style-name="Default_20_Paragraph_20_Font">
      <style:text-properties fo:color="#17365d" loext:opacity="100%"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Heading_20_4_20_Char" style:display-name="Heading 4 Char" style:family="text" style:parent-style-name="Default_20_Paragraph_20_Font">
      <style:text-properties fo:color="#4f81bd" loext:opacity="100%"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Heading_20_5_20_Char" style:display-name="Heading 5 Char" style:family="text" style:parent-style-name="Default_20_Paragraph_20_Font">
      <style:text-properties fo:color="#243f60" loext:opacity="10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Strong" style:family="text" style:parent-style-name="Default_20_Paragraph_20_Font">
      <style:text-properties fo:font-weight="bold" style:font-weight-asian="bold" style:font-weight-complex="bold"/>
    </style:style>
    <style:style style:name="Quote_20_Char" style:display-name="Quote Char" style:family="text" style:parent-style-name="Default_20_Paragraph_20_Font">
      <style:text-properties fo:color="#000000" loext:opacity="100%" fo:font-style="italic" style:font-style-asian="italic" style:font-style-complex="italic"/>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4f81bd"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4f81bd"/>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itle">
      <style:paragraph-properties fo:text-align="center" style:justify-single-word="false"/>
      <style:text-properties officeooo:rsid="001d6407" officeooo:paragraph-rsid="001d6407"/>
    </style:style>
    <style:style style:name="MT1" style:family="text">
      <style:text-properties officeooo:rsid="0024280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header-footer-properties fo:min-height="0cm" fo:margin-left="0cm" fo:margin-right="0cm" fo:margin-bottom="0.499cm" fo:background-color="transparent" draw:fill="none" draw:fill-color="#4f81bd"/>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Java Text Adventure Creat<text:span text:style-name="MT1">or</text:span></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5.2$Windows_X86_64 LibreOffice_project/9c8b85f387cc00a89945a79c9e6239f32e450ac2</meta:generator>
    <meta:initial-creator>chrisf</meta:initial-creator>
    <meta:creation-date>2025-10-18T13:43:00Z</meta:creation-date>
    <dc:date>2026-03-26T11:18:24.306541600</dc:date>
    <meta:editing-cycles>87</meta:editing-cycles>
    <meta:editing-duration>P15DT22H9M8S</meta:editing-duration>
    <meta:document-statistic meta:table-count="3" meta:image-count="0" meta:object-count="0" meta:page-count="34" meta:paragraph-count="565" meta:word-count="9150" meta:character-count="55049" meta:non-whitespace-character-count="45650"/>
    <meta:template xlink:type="simple" xlink:actuate="onRequest" xlink:title="" xlink:href="Normal.dotm"/>
  </office:meta>
</office:document-meta>
</file>